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('K9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225167478834">
            <text:p>777.225167478834</text:p>
          </table:table-cell>
          <table:table-cell office:value-type="float" office:value="32338.7291532901">
            <text:p>32338.7291532901</text:p>
          </table:table-cell>
          <table:table-cell office:value-type="float" office:value="63077.0">
            <text:p>63077.0</text:p>
          </table:table-cell>
          <table:table-cell office:value-type="float" office:value="657.569897837041">
            <text:p>657.569897837041</text:p>
          </table:table-cell>
          <table:table-cell office:value-type="string" office:value="">
            <text:p/>
          </table:table-cell>
          <table:table-cell office:value-type="float" office:value="11344.9312981987">
            <text:p>11344.9312981987</text:p>
          </table:table-cell>
          <table:table-cell office:value-type="float" office:value="4647.10249842273">
            <text:p>4647.10249842273</text:p>
          </table:table-cell>
          <table:table-cell office:value-type="float" office:value="0.94528533748951">
            <text:p>0.94528533748951</text:p>
          </table:table-cell>
          <table:table-cell office:value-type="float" office:value="0.0685085830006074">
            <text:p>0.068508583000607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30231462432">
            <text:p>778.230231462432</text:p>
          </table:table-cell>
          <table:table-cell office:value-type="float" office:value="32359.3725159197">
            <text:p>32359.3725159197</text:p>
          </table:table-cell>
          <table:table-cell office:value-type="float" office:value="17799.0">
            <text:p>17799.0</text:p>
          </table:table-cell>
          <table:table-cell office:value-type="float" office:value="185.627763278353">
            <text:p>185.627763278353</text:p>
          </table:table-cell>
          <table:table-cell office:value-type="string" office:value="">
            <text:p/>
          </table:table-cell>
          <table:table-cell office:value-type="float" office:value="11392.9944274857">
            <text:p>11392.9944274857</text:p>
          </table:table-cell>
          <table:table-cell office:value-type="float" office:value="1282.64451430403">
            <text:p>1282.64451430403</text:p>
          </table:table-cell>
          <table:table-cell office:value-type="float" office:value="0.266739599568397">
            <text:p>0.266739599568397</text:p>
          </table:table-cell>
          <table:table-cell office:value-type="float" office:value="0.0683077865451196">
            <text:p>0.068307786545119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29585132789">
            <text:p>779.229585132789</text:p>
          </table:table-cell>
          <table:table-cell office:value-type="float" office:value="32379.88532013">
            <text:p>32379.88532013</text:p>
          </table:table-cell>
          <table:table-cell office:value-type="float" office:value="4520.0">
            <text:p>4520.0</text:p>
          </table:table-cell>
          <table:table-cell office:value-type="float" office:value="47.1662019426045">
            <text:p>47.1662019426045</text:p>
          </table:table-cell>
          <table:table-cell office:value-type="string" office:value="">
            <text:p/>
          </table:table-cell>
          <table:table-cell office:value-type="float" office:value="10511.1494333961">
            <text:p>10511.1494333961</text:p>
          </table:table-cell>
          <table:table-cell office:value-type="float" office:value="362.306097390591">
            <text:p>362.306097390591</text:p>
          </table:table-cell>
          <table:table-cell office:value-type="float" office:value="0.0677376813331735">
            <text:p>0.0677376813331735</text:p>
          </table:table-cell>
          <table:table-cell office:value-type="float" office:value="0.0741336225947862">
            <text:p>0.07413362259478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236776335197">
            <text:p>780.236776335197</text:p>
          </table:table-cell>
          <table:table-cell office:value-type="float" office:value="32400.5456334287">
            <text:p>32400.5456334287</text:p>
          </table:table-cell>
          <table:table-cell office:value-type="float" office:value="975.0">
            <text:p>975.0</text:p>
          </table:table-cell>
          <table:table-cell office:value-type="float" office:value="10.180589707274">
            <text:p>10.180589707274</text:p>
          </table:table-cell>
          <table:table-cell office:value-type="string" office:value="">
            <text:p/>
          </table:table-cell>
          <table:table-cell office:value-type="float" office:value="10157.7728734139">
            <text:p>10157.7728734139</text:p>
          </table:table-cell>
          <table:table-cell office:value-type="float" office:value="77.2118858336413">
            <text:p>77.2118858336413</text:p>
          </table:table-cell>
          <table:table-cell office:value-type="float" office:value="0.0146115573672222">
            <text:p>0.0146115573672222</text:p>
          </table:table-cell>
          <table:table-cell office:value-type="float" office:value="0.0768117958590437">
            <text:p>0.07681179585904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30320729471">
            <text:p>776.230320729471</text:p>
          </table:table-cell>
          <table:table-cell office:value-type="float" office:value="32318.282437806">
            <text:p>32318.282437806</text:p>
          </table:table-cell>
          <table:table-cell office:value-type="float" office:value="5482.0">
            <text:p>5482.0</text:p>
          </table:table-cell>
          <table:table-cell office:value-type="float" office:value="57.1260043334985">
            <text:p>57.1260043334985</text:p>
          </table:table-cell>
          <table:table-cell office:value-type="string" office:value="">
            <text:p/>
          </table:table-cell>
          <table:table-cell office:value-type="float" office:value="10854.2950224709">
            <text:p>10854.2950224709</text:p>
          </table:table-cell>
          <table:table-cell office:value-type="float" office:value="421.930927613043">
            <text:p>421.930927613043</text:p>
          </table:table-cell>
          <table:table-cell office:value-type="float" office:value="0.0821544179354993">
            <text:p>0.0821544179354993</text:p>
          </table:table-cell>
          <table:table-cell office:value-type="float" office:value="0.0715136560340852">
            <text:p>0.07151365603408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36438319852">
            <text:p>775.236438319852</text:p>
          </table:table-cell>
          <table:table-cell office:value-type="float" office:value="32297.8423950295">
            <text:p>32297.8423950295</text:p>
          </table:table-cell>
          <table:table-cell office:value-type="float" office:value="637.0">
            <text:p>637.0</text:p>
          </table:table-cell>
          <table:table-cell office:value-type="float" office:value="6.25163498011105">
            <text:p>6.25163498011105</text:p>
          </table:table-cell>
          <table:table-cell office:value-type="string" office:value="">
            <text:p/>
          </table:table-cell>
          <table:table-cell office:value-type="float" office:value="9871.15813329592">
            <text:p>9871.15813329592</text:p>
          </table:table-cell>
          <table:table-cell office:value-type="float" office:value="57.6717994150143">
            <text:p>57.6717994150143</text:p>
          </table:table-cell>
          <table:table-cell office:value-type="float" office:value="0.00954621747991848">
            <text:p>0.00954621747991848</text:p>
          </table:table-cell>
          <table:table-cell office:value-type="float" office:value="0.0785355100031211">
            <text:p>0.07853551000312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9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50685290583">
            <text:p>1339.50685290583</text:p>
          </table:table-cell>
          <table:table-cell office:value-type="float" office:value="42322.7082666841">
            <text:p>42322.7082666841</text:p>
          </table:table-cell>
          <table:table-cell office:value-type="float" office:value="1145.0">
            <text:p>1145.0</text:p>
          </table:table-cell>
          <table:table-cell office:value-type="float" office:value="16.0262689022379">
            <text:p>16.0262689022379</text:p>
          </table:table-cell>
          <table:table-cell office:value-type="string" office:value="">
            <text:p/>
          </table:table-cell>
          <table:table-cell office:value-type="float" office:value="17733.5915596691">
            <text:p>17733.5915596691</text:p>
          </table:table-cell>
          <table:table-cell office:value-type="float" office:value="106.80745366193">
            <text:p>106.80745366193</text:p>
          </table:table-cell>
          <table:table-cell office:value-type="float" office:value="0.0171592135235583">
            <text:p>0.0171592135235583</text:p>
          </table:table-cell>
          <table:table-cell office:value-type="float" office:value="0.0755350008146252">
            <text:p>0.07553500081462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1318015631">
            <text:p>1340.51318015631</text:p>
          </table:table-cell>
          <table:table-cell office:value-type="float" office:value="42338.4364328551">
            <text:p>42338.4364328551</text:p>
          </table:table-cell>
          <table:table-cell office:value-type="float" office:value="609.0">
            <text:p>609.0</text:p>
          </table:table-cell>
          <table:table-cell office:value-type="float" office:value="8.52978354814085">
            <text:p>8.52978354814085</text:p>
          </table:table-cell>
          <table:table-cell office:value-type="string" office:value="">
            <text:p/>
          </table:table-cell>
          <table:table-cell office:value-type="float" office:value="17543.6504509439">
            <text:p>17543.6504509439</text:p>
          </table:table-cell>
          <table:table-cell office:value-type="float" office:value="53.8552357101232">
            <text:p>53.8552357101232</text:p>
          </table:table-cell>
          <table:table-cell office:value-type="float" office:value="0.00912660352475722">
            <text:p>0.00912660352475722</text:p>
          </table:table-cell>
          <table:table-cell office:value-type="float" office:value="0.0764101624063187">
            <text:p>0.07641016240631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49596107063">
            <text:p>1338.49596107063</text:p>
          </table:table-cell>
          <table:table-cell office:value-type="float" office:value="42306.9027856153">
            <text:p>42306.9027856153</text:p>
          </table:table-cell>
          <table:table-cell office:value-type="float" office:value="893.0">
            <text:p>893.0</text:p>
          </table:table-cell>
          <table:table-cell office:value-type="float" office:value="12.4919154779157">
            <text:p>12.4919154779157</text:p>
          </table:table-cell>
          <table:table-cell office:value-type="string" office:value="">
            <text:p/>
          </table:table-cell>
          <table:table-cell office:value-type="float" office:value="17561.8933051204">
            <text:p>17561.8933051204</text:p>
          </table:table-cell>
          <table:table-cell office:value-type="float" office:value="74.2049350223778">
            <text:p>74.2049350223778</text:p>
          </table:table-cell>
          <table:table-cell office:value-type="float" office:value="0.0133826879271071">
            <text:p>0.0133826879271071</text:p>
          </table:table-cell>
          <table:table-cell office:value-type="float" office:value="0.0762159260289081">
            <text:p>0.07621592602890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48344285153">
            <text:p>1337.48344285153</text:p>
          </table:table-cell>
          <table:table-cell office:value-type="float" office:value="42291.0658672078">
            <text:p>42291.0658672078</text:p>
          </table:table-cell>
          <table:table-cell office:value-type="float" office:value="2479.0">
            <text:p>2479.0</text:p>
          </table:table-cell>
          <table:table-cell office:value-type="float" office:value="34.6556940150366">
            <text:p>34.6556940150366</text:p>
          </table:table-cell>
          <table:table-cell office:value-type="string" office:value="">
            <text:p/>
          </table:table-cell>
          <table:table-cell office:value-type="float" office:value="19710.2232076213">
            <text:p>19710.2232076213</text:p>
          </table:table-cell>
          <table:table-cell office:value-type="float" office:value="181.883524626241">
            <text:p>181.883524626241</text:p>
          </table:table-cell>
          <table:table-cell office:value-type="float" office:value="0.0371508212444551">
            <text:p>0.0371508212444551</text:p>
          </table:table-cell>
          <table:table-cell office:value-type="float" office:value="0.0678573463508201">
            <text:p>0.06785734635082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48129387578">
            <text:p>1336.48129387578</text:p>
          </table:table-cell>
          <table:table-cell office:value-type="float" office:value="42275.3852073677">
            <text:p>42275.3852073677</text:p>
          </table:table-cell>
          <table:table-cell office:value-type="float" office:value="4045.0">
            <text:p>4045.0</text:p>
          </table:table-cell>
          <table:table-cell office:value-type="float" office:value="56.5154078253754">
            <text:p>56.5154078253754</text:p>
          </table:table-cell>
          <table:table-cell office:value-type="string" office:value="">
            <text:p/>
          </table:table-cell>
          <table:table-cell office:value-type="float" office:value="19752.7822426236">
            <text:p>19752.7822426236</text:p>
          </table:table-cell>
          <table:table-cell office:value-type="float" office:value="314.172160582485">
            <text:p>314.172160582485</text:p>
          </table:table-cell>
          <table:table-cell office:value-type="float" office:value="0.0606192303081165">
            <text:p>0.0606192303081165</text:p>
          </table:table-cell>
          <table:table-cell office:value-type="float" office:value="0.0676604074028546">
            <text:p>0.06766040740285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9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42772638071">
            <text:p>1355.42772638071</text:p>
          </table:table-cell>
          <table:table-cell office:value-type="float" office:value="42570.8487517963">
            <text:p>42570.8487517963</text:p>
          </table:table-cell>
          <table:table-cell office:value-type="float" office:value="4051.0">
            <text:p>4051.0</text:p>
          </table:table-cell>
          <table:table-cell office:value-type="float" office:value="57.2806539298549">
            <text:p>57.2806539298549</text:p>
          </table:table-cell>
          <table:table-cell office:value-type="string" office:value="">
            <text:p/>
          </table:table-cell>
          <table:table-cell office:value-type="float" office:value="19802.3671243404">
            <text:p>19802.3671243404</text:p>
          </table:table-cell>
          <table:table-cell office:value-type="float" office:value="314.780904481969">
            <text:p>314.780904481969</text:p>
          </table:table-cell>
          <table:table-cell office:value-type="float" office:value="0.0607091475842225">
            <text:p>0.0607091475842225</text:p>
          </table:table-cell>
          <table:table-cell office:value-type="float" office:value="0.0684477627280558">
            <text:p>0.06844776272805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42950139203">
            <text:p>1356.42950139203</text:p>
          </table:table-cell>
          <table:table-cell office:value-type="float" office:value="42586.4132163874">
            <text:p>42586.4132163874</text:p>
          </table:table-cell>
          <table:table-cell office:value-type="float" office:value="1858.0">
            <text:p>1858.0</text:p>
          </table:table-cell>
          <table:table-cell office:value-type="float" office:value="26.2829906092478">
            <text:p>26.2829906092478</text:p>
          </table:table-cell>
          <table:table-cell office:value-type="string" office:value="">
            <text:p/>
          </table:table-cell>
          <table:table-cell office:value-type="float" office:value="18630.9312030289">
            <text:p>18630.9312030289</text:p>
          </table:table-cell>
          <table:table-cell office:value-type="float" office:value="152.378766914593">
            <text:p>152.378766914593</text:p>
          </table:table-cell>
          <table:table-cell office:value-type="float" office:value="0.0278443831674859">
            <text:p>0.0278443831674859</text:p>
          </table:table-cell>
          <table:table-cell office:value-type="float" office:value="0.0728052444942477">
            <text:p>0.07280524449424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43601407064">
            <text:p>1357.43601407064</text:p>
          </table:table-cell>
          <table:table-cell office:value-type="float" office:value="42602.0454787392">
            <text:p>42602.0454787392</text:p>
          </table:table-cell>
          <table:table-cell office:value-type="float" office:value="499.0">
            <text:p>499.0</text:p>
          </table:table-cell>
          <table:table-cell office:value-type="float" office:value="7.06147136809081">
            <text:p>7.06147136809081</text:p>
          </table:table-cell>
          <table:table-cell office:value-type="string" office:value="">
            <text:p/>
          </table:table-cell>
          <table:table-cell office:value-type="float" office:value="14665.1907006079">
            <text:p>14665.1907006079</text:p>
          </table:table-cell>
          <table:table-cell office:value-type="float" office:value="47.2179055906014">
            <text:p>47.2179055906014</text:p>
          </table:table-cell>
          <table:table-cell office:value-type="float" office:value="0.00747812012948088">
            <text:p>0.00747812012948088</text:p>
          </table:table-cell>
          <table:table-cell office:value-type="float" office:value="0.0925617703705939">
            <text:p>0.09256177037059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47066863691">
            <text:p>1358.47066863691</text:p>
          </table:table-cell>
          <table:table-cell office:value-type="float" office:value="42618.108751648">
            <text:p>42618.108751648</text:p>
          </table:table-cell>
          <table:table-cell office:value-type="float" office:value="15577.0">
            <text:p>15577.0</text:p>
          </table:table-cell>
          <table:table-cell office:value-type="float" office:value="220.662151481391">
            <text:p>220.662151481391</text:p>
          </table:table-cell>
          <table:table-cell office:value-type="string" office:value="">
            <text:p/>
          </table:table-cell>
          <table:table-cell office:value-type="float" office:value="18496.3606484753">
            <text:p>18496.3606484753</text:p>
          </table:table-cell>
          <table:table-cell office:value-type="float" office:value="1242.2108228395">
            <text:p>1242.2108228395</text:p>
          </table:table-cell>
          <table:table-cell office:value-type="float" office:value="0.233440234983815">
            <text:p>0.233440234983815</text:p>
          </table:table-cell>
          <table:table-cell office:value-type="float" office:value="0.0734452952369793">
            <text:p>0.07344529523697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47378046433">
            <text:p>1359.47378046433</text:p>
          </table:table-cell>
          <table:table-cell office:value-type="float" office:value="42633.6764525612">
            <text:p>42633.6764525612</text:p>
          </table:table-cell>
          <table:table-cell office:value-type="float" office:value="9319.0">
            <text:p>9319.0</text:p>
          </table:table-cell>
          <table:table-cell office:value-type="float" office:value="132.039887345153">
            <text:p>132.039887345153</text:p>
          </table:table-cell>
          <table:table-cell office:value-type="string" office:value="">
            <text:p/>
          </table:table-cell>
          <table:table-cell office:value-type="float" office:value="19036.4192925066">
            <text:p>19036.4192925066</text:p>
          </table:table-cell>
          <table:table-cell office:value-type="float" office:value="752.470686046184">
            <text:p>752.470686046184</text:p>
          </table:table-cell>
          <table:table-cell office:value-type="float" office:value="0.139656516005275">
            <text:p>0.139656516005275</text:p>
          </table:table-cell>
          <table:table-cell office:value-type="float" office:value="0.0714143642023828">
            <text:p>0.07141436420238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4865594588">
            <text:p>1360.4865594588</text:p>
          </table:table-cell>
          <table:table-cell office:value-type="float" office:value="42649.3883327762">
            <text:p>42649.3883327762</text:p>
          </table:table-cell>
          <table:table-cell office:value-type="float" office:value="4366.0">
            <text:p>4366.0</text:p>
          </table:table-cell>
          <table:table-cell office:value-type="float" office:value="61.8964189105317">
            <text:p>61.8964189105317</text:p>
          </table:table-cell>
          <table:table-cell office:value-type="string" office:value="">
            <text:p/>
          </table:table-cell>
          <table:table-cell office:value-type="float" office:value="17414.3146240996">
            <text:p>17414.3146240996</text:p>
          </table:table-cell>
          <table:table-cell office:value-type="float" office:value="368.145170859892">
            <text:p>368.145170859892</text:p>
          </table:table-cell>
          <table:table-cell office:value-type="float" office:value="0.0654298045797866">
            <text:p>0.0654298045797866</text:p>
          </table:table-cell>
          <table:table-cell office:value-type="float" office:value="0.0781246112078406">
            <text:p>0.07812461120784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49552406993">
            <text:p>1361.49552406993</text:p>
          </table:table-cell>
          <table:table-cell office:value-type="float" office:value="42665.0352002728">
            <text:p>42665.0352002728</text:p>
          </table:table-cell>
          <table:table-cell office:value-type="float" office:value="14422.0">
            <text:p>14422.0</text:p>
          </table:table-cell>
          <table:table-cell office:value-type="float" office:value="204.572552528047">
            <text:p>204.572552528047</text:p>
          </table:table-cell>
          <table:table-cell office:value-type="string" office:value="">
            <text:p/>
          </table:table-cell>
          <table:table-cell office:value-type="float" office:value="18695.664874935">
            <text:p>18695.664874935</text:p>
          </table:table-cell>
          <table:table-cell office:value-type="float" office:value="1146.68809233485">
            <text:p>1146.68809233485</text:p>
          </table:table-cell>
          <table:table-cell office:value-type="float" office:value="0.216131159333413">
            <text:p>0.216131159333413</text:p>
          </table:table-cell>
          <table:table-cell office:value-type="float" office:value="0.0728241297208569">
            <text:p>0.072824129720856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50070380993">
            <text:p>1362.50070380993</text:p>
          </table:table-cell>
          <table:table-cell office:value-type="float" office:value="42680.6175850024">
            <text:p>42680.6175850024</text:p>
          </table:table-cell>
          <table:table-cell office:value-type="float" office:value="6760.0">
            <text:p>6760.0</text:p>
          </table:table-cell>
          <table:table-cell office:value-type="float" office:value="95.9180380049954">
            <text:p>95.9180380049954</text:p>
          </table:table-cell>
          <table:table-cell office:value-type="string" office:value="">
            <text:p/>
          </table:table-cell>
          <table:table-cell office:value-type="float" office:value="19490.4419031951">
            <text:p>19490.4419031951</text:p>
          </table:table-cell>
          <table:table-cell office:value-type="float" office:value="533.198928339973">
            <text:p>533.198928339973</text:p>
          </table:table-cell>
          <table:table-cell office:value-type="float" office:value="0.101306797746074">
            <text:p>0.101306797746074</text:p>
          </table:table-cell>
          <table:table-cell office:value-type="float" office:value="0.0699060960535007">
            <text:p>0.06990609605350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50473391628">
            <text:p>1363.50473391628</text:p>
          </table:table-cell>
          <table:table-cell office:value-type="float" office:value="42696.1763876207">
            <text:p>42696.1763876207</text:p>
          </table:table-cell>
          <table:table-cell office:value-type="float" office:value="1497.0">
            <text:p>1497.0</text:p>
          </table:table-cell>
          <table:table-cell office:value-type="float" office:value="21.2495791922702">
            <text:p>21.2495791922702</text:p>
          </table:table-cell>
          <table:table-cell office:value-type="string" office:value="">
            <text:p/>
          </table:table-cell>
          <table:table-cell office:value-type="float" office:value="18386.8859729459">
            <text:p>18386.8859729459</text:p>
          </table:table-cell>
          <table:table-cell office:value-type="float" office:value="123.712544024469">
            <text:p>123.712544024469</text:p>
          </table:table-cell>
          <table:table-cell office:value-type="float" office:value="0.0224343603884426">
            <text:p>0.0224343603884426</text:p>
          </table:table-cell>
          <table:table-cell office:value-type="float" office:value="0.0741563707917976">
            <text:p>0.07415637079179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43095509356">
            <text:p>1354.43095509356</text:p>
          </table:table-cell>
          <table:table-cell office:value-type="float" office:value="42555.3562964531">
            <text:p>42555.3562964531</text:p>
          </table:table-cell>
          <table:table-cell office:value-type="float" office:value="649.0">
            <text:p>649.0</text:p>
          </table:table-cell>
          <table:table-cell office:value-type="float" office:value="9.17389107825747">
            <text:p>9.17389107825747</text:p>
          </table:table-cell>
          <table:table-cell office:value-type="string" office:value="">
            <text:p/>
          </table:table-cell>
          <table:table-cell office:value-type="float" office:value="18515.628288839">
            <text:p>18515.628288839</text:p>
          </table:table-cell>
          <table:table-cell office:value-type="float" office:value="59.2489500894678">
            <text:p>59.2489500894678</text:p>
          </table:table-cell>
          <table:table-cell office:value-type="float" office:value="0.00972605203213044">
            <text:p>0.00972605203213044</text:p>
          </table:table-cell>
          <table:table-cell office:value-type="float" office:value="0.0731506883787461">
            <text:p>0.07315068837874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00074951023">
            <text:p>777.300074951023</text:p>
          </table:table-cell>
          <table:table-cell office:value-type="float" office:value="32340.2681664367">
            <text:p>32340.2681664367</text:p>
          </table:table-cell>
          <table:table-cell office:value-type="float" office:value="98586.0">
            <text:p>98586.0</text:p>
          </table:table-cell>
          <table:table-cell office:value-type="float" office:value="793.072945164074">
            <text:p>793.072945164074</text:p>
          </table:table-cell>
          <table:table-cell office:value-type="string" office:value="">
            <text:p/>
          </table:table-cell>
          <table:table-cell office:value-type="float" office:value="7054.46832484124">
            <text:p>7054.46832484124</text:p>
          </table:table-cell>
          <table:table-cell office:value-type="float" office:value="12256.5676468736">
            <text:p>12256.5676468736</text:p>
          </table:table-cell>
          <table:table-cell office:value-type="float" office:value="0.873455067378997">
            <text:p>0.873455067378997</text:p>
          </table:table-cell>
          <table:table-cell office:value-type="float" office:value="0.11018549366986">
            <text:p>0.1101854936698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04936149153">
            <text:p>778.304936149153</text:p>
          </table:table-cell>
          <table:table-cell office:value-type="float" office:value="32360.9063669729">
            <text:p>32360.9063669729</text:p>
          </table:table-cell>
          <table:table-cell office:value-type="float" office:value="28715.0">
            <text:p>28715.0</text:p>
          </table:table-cell>
          <table:table-cell office:value-type="float" office:value="231.108336852157">
            <text:p>231.108336852157</text:p>
          </table:table-cell>
          <table:table-cell office:value-type="string" office:value="">
            <text:p/>
          </table:table-cell>
          <table:table-cell office:value-type="float" office:value="7272.55183513553">
            <text:p>7272.55183513553</text:p>
          </table:table-cell>
          <table:table-cell office:value-type="float" office:value="3381.3150204241">
            <text:p>3381.3150204241</text:p>
          </table:table-cell>
          <table:table-cell office:value-type="float" office:value="0.254409979710992">
            <text:p>0.254409979710992</text:p>
          </table:table-cell>
          <table:table-cell office:value-type="float" office:value="0.107019510316718">
            <text:p>0.1070195103167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06674708531">
            <text:p>779.306674708531</text:p>
          </table:table-cell>
          <table:table-cell office:value-type="float" office:value="32381.4671171314">
            <text:p>32381.4671171314</text:p>
          </table:table-cell>
          <table:table-cell office:value-type="float" office:value="7696.0">
            <text:p>7696.0</text:p>
          </table:table-cell>
          <table:table-cell office:value-type="float" office:value="61.9775613246313">
            <text:p>61.9775613246313</text:p>
          </table:table-cell>
          <table:table-cell office:value-type="string" office:value="">
            <text:p/>
          </table:table-cell>
          <table:table-cell office:value-type="float" office:value="7240.60651233882">
            <text:p>7240.60651233882</text:p>
          </table:table-cell>
          <table:table-cell office:value-type="float" office:value="960.316205312632">
            <text:p>960.316205312632</text:p>
          </table:table-cell>
          <table:table-cell office:value-type="float" office:value="0.0681852412974333">
            <text:p>0.0681852412974333</text:p>
          </table:table-cell>
          <table:table-cell office:value-type="float" office:value="0.107630027039932">
            <text:p>0.1076300270399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05426647206">
            <text:p>780.305426647206</text:p>
          </table:table-cell>
          <table:table-cell office:value-type="float" office:value="32401.9533558959">
            <text:p>32401.9533558959</text:p>
          </table:table-cell>
          <table:table-cell office:value-type="float" office:value="1658.0">
            <text:p>1658.0</text:p>
          </table:table-cell>
          <table:table-cell office:value-type="float" office:value="13.3567893467571">
            <text:p>13.3567893467571</text:p>
          </table:table-cell>
          <table:table-cell office:value-type="string" office:value="">
            <text:p/>
          </table:table-cell>
          <table:table-cell office:value-type="float" office:value="8427.16215495011">
            <text:p>8427.16215495011</text:p>
          </table:table-cell>
          <table:table-cell office:value-type="float" office:value="157.064300340713">
            <text:p>157.064300340713</text:p>
          </table:table-cell>
          <table:table-cell office:value-type="float" office:value="0.0146895959032152">
            <text:p>0.0146895959032152</text:p>
          </table:table-cell>
          <table:table-cell office:value-type="float" office:value="0.0925940918543802">
            <text:p>0.09259409185438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07051918206">
            <text:p>776.307051918206</text:p>
          </table:table-cell>
          <table:table-cell office:value-type="float" office:value="32319.8599336675">
            <text:p>32319.8599336675</text:p>
          </table:table-cell>
          <table:table-cell office:value-type="float" office:value="8942.0">
            <text:p>8942.0</text:p>
          </table:table-cell>
          <table:table-cell office:value-type="float" office:value="71.9105323124079">
            <text:p>71.9105323124079</text:p>
          </table:table-cell>
          <table:table-cell office:value-type="string" office:value="">
            <text:p/>
          </table:table-cell>
          <table:table-cell office:value-type="float" office:value="7509.52291422939">
            <text:p>7509.52291422939</text:p>
          </table:table-cell>
          <table:table-cell office:value-type="float" office:value="1030.93612568003">
            <text:p>1030.93612568003</text:p>
          </table:table-cell>
          <table:table-cell office:value-type="float" office:value="0.079224587796472">
            <text:p>0.079224587796472</text:p>
          </table:table-cell>
          <table:table-cell office:value-type="float" office:value="0.103376347710082">
            <text:p>0.10337634771008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291620052039">
            <text:p>775.291620052039</text:p>
          </table:table-cell>
          <table:table-cell office:value-type="float" office:value="32298.9775995715">
            <text:p>32298.9775995715</text:p>
          </table:table-cell>
          <table:table-cell office:value-type="float" office:value="994.0">
            <text:p>994.0</text:p>
          </table:table-cell>
          <table:table-cell office:value-type="float" office:value="7.69148902845768">
            <text:p>7.69148902845768</text:p>
          </table:table-cell>
          <table:table-cell office:value-type="string" office:value="">
            <text:p/>
          </table:table-cell>
          <table:table-cell office:value-type="float" office:value="7900.80796497611">
            <text:p>7900.80796497611</text:p>
          </table:table-cell>
          <table:table-cell office:value-type="float" office:value="99.7470866985433">
            <text:p>99.7470866985433</text:p>
          </table:table-cell>
          <table:table-cell office:value-type="float" office:value="0.00880666967900841">
            <text:p>0.00880666967900841</text:p>
          </table:table-cell>
          <table:table-cell office:value-type="float" office:value="0.0981281437909729">
            <text:p>0.09812814379097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2636384741">
            <text:p>1339.62636384741</text:p>
          </table:table-cell>
          <table:table-cell office:value-type="float" office:value="42324.5764465008">
            <text:p>42324.5764465008</text:p>
          </table:table-cell>
          <table:table-cell office:value-type="float" office:value="10421.5">
            <text:p>10421.5</text:p>
          </table:table-cell>
          <table:table-cell office:value-type="float" office:value="129.952309658629">
            <text:p>129.952309658629</text:p>
          </table:table-cell>
          <table:table-cell office:value-type="string" office:value="">
            <text:p/>
          </table:table-cell>
          <table:table-cell office:value-type="float" office:value="10829.2482684425">
            <text:p>10829.2482684425</text:p>
          </table:table-cell>
          <table:table-cell office:value-type="float" office:value="1432.20226088884">
            <text:p>1432.20226088884</text:p>
          </table:table-cell>
          <table:table-cell office:value-type="float" office:value="0.0923327042854991">
            <text:p>0.0923327042854991</text:p>
          </table:table-cell>
          <table:table-cell office:value-type="float" office:value="0.123704465041328">
            <text:p>0.1237044650413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2995956317">
            <text:p>1340.62995956317</text:p>
          </table:table-cell>
          <table:table-cell office:value-type="float" office:value="42340.2612265057">
            <text:p>42340.2612265057</text:p>
          </table:table-cell>
          <table:table-cell office:value-type="float" office:value="4998.5">
            <text:p>4998.5</text:p>
          </table:table-cell>
          <table:table-cell office:value-type="float" office:value="62.3823430022458">
            <text:p>62.3823430022458</text:p>
          </table:table-cell>
          <table:table-cell office:value-type="string" office:value="">
            <text:p/>
          </table:table-cell>
          <table:table-cell office:value-type="float" office:value="11513.9535830309">
            <text:p>11513.9535830309</text:p>
          </table:table-cell>
          <table:table-cell office:value-type="float" office:value="635.731649075009">
            <text:p>635.731649075009</text:p>
          </table:table-cell>
          <table:table-cell office:value-type="float" office:value="0.0442858535115931">
            <text:p>0.0442858535115931</text:p>
          </table:table-cell>
          <table:table-cell office:value-type="float" office:value="0.116435240935743">
            <text:p>0.11643524093574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3251364545">
            <text:p>1341.63251364545</text:p>
          </table:table-cell>
          <table:table-cell office:value-type="float" office:value="42355.9238427151">
            <text:p>42355.9238427151</text:p>
          </table:table-cell>
          <table:table-cell office:value-type="float" office:value="1182.5">
            <text:p>1182.5</text:p>
          </table:table-cell>
          <table:table-cell office:value-type="float" office:value="14.7727917335292">
            <text:p>14.7727917335292</text:p>
          </table:table-cell>
          <table:table-cell office:value-type="string" office:value="">
            <text:p/>
          </table:table-cell>
          <table:table-cell office:value-type="float" office:value="11085.5396657536">
            <text:p>11085.5396657536</text:p>
          </table:table-cell>
          <table:table-cell office:value-type="float" office:value="167.718076143604">
            <text:p>167.718076143604</text:p>
          </table:table-cell>
          <table:table-cell office:value-type="float" office:value="0.0104767473797057">
            <text:p>0.0104767473797057</text:p>
          </table:table-cell>
          <table:table-cell office:value-type="float" office:value="0.121025457857513">
            <text:p>0.1210254578575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1149985253">
            <text:p>1338.61149985253</text:p>
          </table:table-cell>
          <table:table-cell office:value-type="float" office:value="42308.7095591322">
            <text:p>42308.7095591322</text:p>
          </table:table-cell>
          <table:table-cell office:value-type="float" office:value="4021.5">
            <text:p>4021.5</text:p>
          </table:table-cell>
          <table:table-cell office:value-type="float" office:value="50.1252896261546">
            <text:p>50.1252896261546</text:p>
          </table:table-cell>
          <table:table-cell office:value-type="string" office:value="">
            <text:p/>
          </table:table-cell>
          <table:table-cell office:value-type="float" office:value="9956.88091114113">
            <text:p>9956.88091114113</text:p>
          </table:table-cell>
          <table:table-cell office:value-type="float" office:value="588.633797456708">
            <text:p>588.633797456708</text:p>
          </table:table-cell>
          <table:table-cell office:value-type="float" office:value="0.0356298009196502">
            <text:p>0.0356298009196502</text:p>
          </table:table-cell>
          <table:table-cell office:value-type="float" office:value="0.134440846666621">
            <text:p>0.1344408466666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9940061105">
            <text:p>1337.59940061105</text:p>
          </table:table-cell>
          <table:table-cell office:value-type="float" office:value="42292.8798814952">
            <text:p>42292.8798814952</text:p>
          </table:table-cell>
          <table:table-cell office:value-type="float" office:value="9093.5">
            <text:p>9093.5</text:p>
          </table:table-cell>
          <table:table-cell office:value-type="float" office:value="113.2848847675">
            <text:p>113.2848847675</text:p>
          </table:table-cell>
          <table:table-cell office:value-type="string" office:value="">
            <text:p/>
          </table:table-cell>
          <table:table-cell office:value-type="float" office:value="10214.6329147568">
            <text:p>10214.6329147568</text:p>
          </table:table-cell>
          <table:table-cell office:value-type="float" office:value="1323.60092250444">
            <text:p>1323.60092250444</text:p>
          </table:table-cell>
          <table:table-cell office:value-type="float" office:value="0.0805668518370855">
            <text:p>0.0805668518370855</text:p>
          </table:table-cell>
          <table:table-cell office:value-type="float" office:value="0.130949336287813">
            <text:p>0.1309493362878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59470565197">
            <text:p>1336.59470565197</text:p>
          </table:table-cell>
          <table:table-cell office:value-type="float" office:value="42277.1600615213">
            <text:p>42277.1600615213</text:p>
          </table:table-cell>
          <table:table-cell office:value-type="float" office:value="13955.5">
            <text:p>13955.5</text:p>
          </table:table-cell>
          <table:table-cell office:value-type="float" office:value="173.690054613096">
            <text:p>173.690054613096</text:p>
          </table:table-cell>
          <table:table-cell office:value-type="string" office:value="">
            <text:p/>
          </table:table-cell>
          <table:table-cell office:value-type="float" office:value="10146.2524976326">
            <text:p>10146.2524976326</text:p>
          </table:table-cell>
          <table:table-cell office:value-type="float" office:value="2044.57158164326">
            <text:p>2044.57158164326</text:p>
          </table:table-cell>
          <table:table-cell office:value-type="float" office:value="0.123643338737829">
            <text:p>0.123643338737829</text:p>
          </table:table-cell>
          <table:table-cell office:value-type="float" office:value="0.131732844807857">
            <text:p>0.1317328448078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0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54498376672">
            <text:p>1355.54498376672</text:p>
          </table:table-cell>
          <table:table-cell office:value-type="float" office:value="42572.6708648493">
            <text:p>42572.6708648493</text:p>
          </table:table-cell>
          <table:table-cell office:value-type="float" office:value="13001.5">
            <text:p>13001.5</text:p>
          </table:table-cell>
          <table:table-cell office:value-type="float" office:value="164.50906043888">
            <text:p>164.50906043888</text:p>
          </table:table-cell>
          <table:table-cell office:value-type="string" office:value="">
            <text:p/>
          </table:table-cell>
          <table:table-cell office:value-type="float" office:value="10569.4948789619">
            <text:p>10569.4948789619</text:p>
          </table:table-cell>
          <table:table-cell office:value-type="float" office:value="1864.46935811049">
            <text:p>1864.46935811049</text:p>
          </table:table-cell>
          <table:table-cell office:value-type="float" office:value="0.115191062204857">
            <text:p>0.115191062204857</text:p>
          </table:table-cell>
          <table:table-cell office:value-type="float" office:value="0.128250687406535">
            <text:p>0.1282506874065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55025437221">
            <text:p>1356.55025437221</text:p>
          </table:table-cell>
          <table:table-cell office:value-type="float" office:value="42588.2889519379">
            <text:p>42588.2889519379</text:p>
          </table:table-cell>
          <table:table-cell office:value-type="float" office:value="5981.5">
            <text:p>5981.5</text:p>
          </table:table-cell>
          <table:table-cell office:value-type="float" office:value="75.7225822046407">
            <text:p>75.7225822046407</text:p>
          </table:table-cell>
          <table:table-cell office:value-type="string" office:value="">
            <text:p/>
          </table:table-cell>
          <table:table-cell office:value-type="float" office:value="10390.1577991846">
            <text:p>10390.1577991846</text:p>
          </table:table-cell>
          <table:table-cell office:value-type="float" office:value="873.182280472999">
            <text:p>873.182280472999</text:p>
          </table:table-cell>
          <table:table-cell office:value-type="float" office:value="0.0529950650754414">
            <text:p>0.0529950650754414</text:p>
          </table:table-cell>
          <table:table-cell office:value-type="float" office:value="0.130561082958593">
            <text:p>0.1305610829585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55355856318">
            <text:p>1357.55355856318</text:p>
          </table:table-cell>
          <table:table-cell office:value-type="float" office:value="42603.8706960317">
            <text:p>42603.8706960317</text:p>
          </table:table-cell>
          <table:table-cell office:value-type="float" office:value="1444.5">
            <text:p>1444.5</text:p>
          </table:table-cell>
          <table:table-cell office:value-type="float" office:value="18.3026473767484">
            <text:p>18.3026473767484</text:p>
          </table:table-cell>
          <table:table-cell office:value-type="string" office:value="">
            <text:p/>
          </table:table-cell>
          <table:table-cell office:value-type="float" office:value="9820.95869819672">
            <text:p>9820.95869819672</text:p>
          </table:table-cell>
          <table:table-cell office:value-type="float" office:value="219.783409036958">
            <text:p>219.783409036958</text:p>
          </table:table-cell>
          <table:table-cell office:value-type="float" office:value="0.0127980224862451">
            <text:p>0.0127980224862451</text:p>
          </table:table-cell>
          <table:table-cell office:value-type="float" office:value="0.138230248215223">
            <text:p>0.1382302482152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58421092456">
            <text:p>1358.58421092456</text:p>
          </table:table-cell>
          <table:table-cell office:value-type="float" office:value="42619.8711502261">
            <text:p>42619.8711502261</text:p>
          </table:table-cell>
          <table:table-cell office:value-type="float" office:value="11172.5">
            <text:p>11172.5</text:p>
          </table:table-cell>
          <table:table-cell office:value-type="float" office:value="141.721288516127">
            <text:p>141.721288516127</text:p>
          </table:table-cell>
          <table:table-cell office:value-type="string" office:value="">
            <text:p/>
          </table:table-cell>
          <table:table-cell office:value-type="float" office:value="10030.054071344">
            <text:p>10030.054071344</text:p>
          </table:table-cell>
          <table:table-cell office:value-type="float" office:value="1628.71142454753">
            <text:p>1628.71142454753</text:p>
          </table:table-cell>
          <table:table-cell office:value-type="float" office:value="0.0989864356023355">
            <text:p>0.0989864356023355</text:p>
          </table:table-cell>
          <table:table-cell office:value-type="float" office:value="0.135451334684831">
            <text:p>0.1354513346848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58910098772">
            <text:p>1359.58910098772</text:p>
          </table:table-cell>
          <table:table-cell office:value-type="float" office:value="42635.4657890728">
            <text:p>42635.4657890728</text:p>
          </table:table-cell>
          <table:table-cell office:value-type="float" office:value="6471.5">
            <text:p>6471.5</text:p>
          </table:table-cell>
          <table:table-cell office:value-type="float" office:value="82.1311534894855">
            <text:p>82.1311534894855</text:p>
          </table:table-cell>
          <table:table-cell office:value-type="string" office:value="">
            <text:p/>
          </table:table-cell>
          <table:table-cell office:value-type="float" office:value="9749.43931021822">
            <text:p>9749.43931021822</text:p>
          </table:table-cell>
          <table:table-cell office:value-type="float" office:value="1009.84248918469">
            <text:p>1009.84248918469</text:p>
          </table:table-cell>
          <table:table-cell office:value-type="float" office:value="0.0573363811143893">
            <text:p>0.0573363811143893</text:p>
          </table:table-cell>
          <table:table-cell office:value-type="float" office:value="0.139453055475997">
            <text:p>0.1394530554759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058408988">
            <text:p>1360.6058408988</text:p>
          </table:table-cell>
          <table:table-cell office:value-type="float" office:value="42651.2384345214">
            <text:p>42651.2384345214</text:p>
          </table:table-cell>
          <table:table-cell office:value-type="float" office:value="3920.5">
            <text:p>3920.5</text:p>
          </table:table-cell>
          <table:table-cell office:value-type="float" office:value="49.8042618814283">
            <text:p>49.8042618814283</text:p>
          </table:table-cell>
          <table:table-cell office:value-type="string" office:value="">
            <text:p/>
          </table:table-cell>
          <table:table-cell office:value-type="float" office:value="9469.07086979921">
            <text:p>9469.07086979921</text:p>
          </table:table-cell>
          <table:table-cell office:value-type="float" office:value="593.181384379971">
            <text:p>593.181384379971</text:p>
          </table:table-cell>
          <table:table-cell office:value-type="float" office:value="0.0347349582259079">
            <text:p>0.0347349582259079</text:p>
          </table:table-cell>
          <table:table-cell office:value-type="float" office:value="0.143689476993814">
            <text:p>0.1436894769938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1642844178">
            <text:p>1361.61642844178</text:p>
          </table:table-cell>
          <table:table-cell office:value-type="float" office:value="42666.9097759778">
            <text:p>42666.9097759778</text:p>
          </table:table-cell>
          <table:table-cell office:value-type="float" office:value="15520.5">
            <text:p>15520.5</text:p>
          </table:table-cell>
          <table:table-cell office:value-type="float" office:value="197.337309328743">
            <text:p>197.337309328743</text:p>
          </table:table-cell>
          <table:table-cell office:value-type="string" office:value="">
            <text:p/>
          </table:table-cell>
          <table:table-cell office:value-type="float" office:value="10356.3986437334">
            <text:p>10356.3986437334</text:p>
          </table:table-cell>
          <table:table-cell office:value-type="float" office:value="2183.15005468031">
            <text:p>2183.15005468031</text:p>
          </table:table-cell>
          <table:table-cell office:value-type="float" office:value="0.137508970576509">
            <text:p>0.137508970576509</text:p>
          </table:table-cell>
          <table:table-cell office:value-type="float" office:value="0.131475860990122">
            <text:p>0.13147586099012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2398600441">
            <text:p>1362.62398600441</text:p>
          </table:table-cell>
          <table:table-cell office:value-type="float" office:value="42682.5283190417">
            <text:p>42682.5283190417</text:p>
          </table:table-cell>
          <table:table-cell office:value-type="float" office:value="7480.5">
            <text:p>7480.5</text:p>
          </table:table-cell>
          <table:table-cell office:value-type="float" office:value="95.1524367894543">
            <text:p>95.1524367894543</text:p>
          </table:table-cell>
          <table:table-cell office:value-type="string" office:value="">
            <text:p/>
          </table:table-cell>
          <table:table-cell office:value-type="float" office:value="10529.9734337644">
            <text:p>10529.9734337644</text:p>
          </table:table-cell>
          <table:table-cell office:value-type="float" office:value="1047.21068297962">
            <text:p>1047.21068297962</text:p>
          </table:table-cell>
          <table:table-cell office:value-type="float" office:value="0.0662759482231614">
            <text:p>0.0662759482231614</text:p>
          </table:table-cell>
          <table:table-cell office:value-type="float" office:value="0.129404313750229">
            <text:p>0.1294043137502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2990403022">
            <text:p>1363.62990403022</text:p>
          </table:table-cell>
          <table:table-cell office:value-type="float" office:value="42698.1156643171">
            <text:p>42698.1156643171</text:p>
          </table:table-cell>
          <table:table-cell office:value-type="float" office:value="1876.5">
            <text:p>1876.5</text:p>
          </table:table-cell>
          <table:table-cell office:value-type="float" office:value="23.8922129275613">
            <text:p>23.8922129275613</text:p>
          </table:table-cell>
          <table:table-cell office:value-type="string" office:value="">
            <text:p/>
          </table:table-cell>
          <table:table-cell office:value-type="float" office:value="10556.5021225809">
            <text:p>10556.5021225809</text:p>
          </table:table-cell>
          <table:table-cell office:value-type="float" office:value="283.182973241228">
            <text:p>283.182973241228</text:p>
          </table:table-cell>
          <table:table-cell office:value-type="float" office:value="0.0166254684634399">
            <text:p>0.0166254684634399</text:p>
          </table:table-cell>
          <table:table-cell office:value-type="float" office:value="0.129174407222763">
            <text:p>0.1291744072227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1812533438">
            <text:p>1364.61812533438</text:p>
          </table:table-cell>
          <table:table-cell office:value-type="float" office:value="42713.4231673389">
            <text:p>42713.4231673389</text:p>
          </table:table-cell>
          <table:table-cell office:value-type="float" office:value="354.5">
            <text:p>354.5</text:p>
          </table:table-cell>
          <table:table-cell office:value-type="float" office:value="4.51837876280346">
            <text:p>4.51837876280346</text:p>
          </table:table-cell>
          <table:table-cell office:value-type="string" office:value="">
            <text:p/>
          </table:table-cell>
          <table:table-cell office:value-type="float" office:value="11269.4804542737">
            <text:p>11269.4804542737</text:p>
          </table:table-cell>
          <table:table-cell office:value-type="float" office:value="47.7498577948978">
            <text:p>47.7498577948978</text:p>
          </table:table-cell>
          <table:table-cell office:value-type="float" office:value="0.00314080925674897">
            <text:p>0.00314080925674897</text:p>
          </table:table-cell>
          <table:table-cell office:value-type="float" office:value="0.121089710468141">
            <text:p>0.1210897104681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55348573986">
            <text:p>1354.55348573986</text:p>
          </table:table-cell>
          <table:table-cell office:value-type="float" office:value="42557.2610544378">
            <text:p>42557.2610544378</text:p>
          </table:table-cell>
          <table:table-cell office:value-type="float" office:value="1908.5">
            <text:p>1908.5</text:p>
          </table:table-cell>
          <table:table-cell office:value-type="float" office:value="24.1382645533563">
            <text:p>24.1382645533563</text:p>
          </table:table-cell>
          <table:table-cell office:value-type="string" office:value="">
            <text:p/>
          </table:table-cell>
          <table:table-cell office:value-type="float" office:value="10749.6124879126">
            <text:p>10749.6124879126</text:p>
          </table:table-cell>
          <table:table-cell office:value-type="float" office:value="259.869002657351">
            <text:p>259.869002657351</text:p>
          </table:table-cell>
          <table:table-cell office:value-type="float" office:value="0.0169089829802692">
            <text:p>0.0169089829802692</text:p>
          </table:table-cell>
          <table:table-cell office:value-type="float" office:value="0.126009517762895">
            <text:p>0.1260095177628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293847859203">
            <text:p>777.293847859203</text:p>
          </table:table-cell>
          <table:table-cell office:value-type="float" office:value="32340.1402304212">
            <text:p>32340.1402304212</text:p>
          </table:table-cell>
          <table:table-cell office:value-type="float" office:value="72146.5">
            <text:p>72146.5</text:p>
          </table:table-cell>
          <table:table-cell office:value-type="float" office:value="636.395469369467">
            <text:p>636.395469369467</text:p>
          </table:table-cell>
          <table:table-cell office:value-type="string" office:value="">
            <text:p/>
          </table:table-cell>
          <table:table-cell office:value-type="float" office:value="6546.14839104723">
            <text:p>6546.14839104723</text:p>
          </table:table-cell>
          <table:table-cell office:value-type="float" office:value="9238.39785223096">
            <text:p>9238.39785223096</text:p>
          </table:table-cell>
          <table:table-cell office:value-type="float" office:value="0.793311231698802">
            <text:p>0.793311231698802</text:p>
          </table:table-cell>
          <table:table-cell office:value-type="float" office:value="0.118740639751195">
            <text:p>0.1187406397511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298543038632">
            <text:p>778.298543038632</text:p>
          </table:table-cell>
          <table:table-cell office:value-type="float" office:value="32360.7751052865">
            <text:p>32360.7751052865</text:p>
          </table:table-cell>
          <table:table-cell office:value-type="float" office:value="21284.5">
            <text:p>21284.5</text:p>
          </table:table-cell>
          <table:table-cell office:value-type="float" office:value="187.851621913943">
            <text:p>187.851621913943</text:p>
          </table:table-cell>
          <table:table-cell office:value-type="string" office:value="">
            <text:p/>
          </table:table-cell>
          <table:table-cell office:value-type="float" office:value="6736.91482774745">
            <text:p>6736.91482774745</text:p>
          </table:table-cell>
          <table:table-cell office:value-type="float" office:value="2679.63975737923">
            <text:p>2679.63975737923</text:p>
          </table:table-cell>
          <table:table-cell office:value-type="float" office:value="0.234040915513478">
            <text:p>0.234040915513478</text:p>
          </table:table-cell>
          <table:table-cell office:value-type="float" office:value="0.115527442893153">
            <text:p>0.11552744289315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298079472114">
            <text:p>779.298079472114</text:p>
          </table:table-cell>
          <table:table-cell office:value-type="float" office:value="32381.2907558146">
            <text:p>32381.2907558146</text:p>
          </table:table-cell>
          <table:table-cell office:value-type="float" office:value="5791.5">
            <text:p>5791.5</text:p>
          </table:table-cell>
          <table:table-cell office:value-type="float" office:value="51.1434129303092">
            <text:p>51.1434129303092</text:p>
          </table:table-cell>
          <table:table-cell office:value-type="string" office:value="">
            <text:p/>
          </table:table-cell>
          <table:table-cell office:value-type="float" office:value="7023.78930586699">
            <text:p>7023.78930586699</text:p>
          </table:table-cell>
          <table:table-cell office:value-type="float" office:value="755.773413204358">
            <text:p>755.773413204358</text:p>
          </table:table-cell>
          <table:table-cell office:value-type="float" office:value="0.0636823962130334">
            <text:p>0.0636823962130334</text:p>
          </table:table-cell>
          <table:table-cell office:value-type="float" office:value="0.11095123238124">
            <text:p>0.110951232381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01800388889">
            <text:p>780.301800388889</text:p>
          </table:table-cell>
          <table:table-cell office:value-type="float" office:value="32401.8789984993">
            <text:p>32401.8789984993</text:p>
          </table:table-cell>
          <table:table-cell office:value-type="float" office:value="1146.5">
            <text:p>1146.5</text:p>
          </table:table-cell>
          <table:table-cell office:value-type="float" office:value="10.1311600293072">
            <text:p>10.1311600293072</text:p>
          </table:table-cell>
          <table:table-cell office:value-type="string" office:value="">
            <text:p/>
          </table:table-cell>
          <table:table-cell office:value-type="float" office:value="6555.22375800958">
            <text:p>6555.22375800958</text:p>
          </table:table-cell>
          <table:table-cell office:value-type="float" office:value="118.242383030869">
            <text:p>118.242383030869</text:p>
          </table:table-cell>
          <table:table-cell office:value-type="float" office:value="0.0126067283533183">
            <text:p>0.0126067283533183</text:p>
          </table:table-cell>
          <table:table-cell office:value-type="float" office:value="0.119035112941106">
            <text:p>0.1190351129411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295271511623">
            <text:p>776.295271511623</text:p>
          </table:table-cell>
          <table:table-cell office:value-type="float" office:value="32319.6177485474">
            <text:p>32319.6177485474</text:p>
          </table:table-cell>
          <table:table-cell office:value-type="float" office:value="6353.5">
            <text:p>6353.5</text:p>
          </table:table-cell>
          <table:table-cell office:value-type="float" office:value="56.0229527130807">
            <text:p>56.0229527130807</text:p>
          </table:table-cell>
          <table:table-cell office:value-type="string" office:value="">
            <text:p/>
          </table:table-cell>
          <table:table-cell office:value-type="float" office:value="6536.38209929356">
            <text:p>6536.38209929356</text:p>
          </table:table-cell>
          <table:table-cell office:value-type="float" office:value="787.772500088277">
            <text:p>787.772500088277</text:p>
          </table:table-cell>
          <table:table-cell office:value-type="float" office:value="0.0698620572113455">
            <text:p>0.0698620572113455</text:p>
          </table:table-cell>
          <table:table-cell office:value-type="float" office:value="0.118765283258995">
            <text:p>0.1187652832589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02937594958">
            <text:p>775.302937594958</text:p>
          </table:table-cell>
          <table:table-cell office:value-type="float" office:value="32299.2104202691">
            <text:p>32299.2104202691</text:p>
          </table:table-cell>
          <table:table-cell office:value-type="float" office:value="751.5">
            <text:p>751.5</text:p>
          </table:table-cell>
          <table:table-cell office:value-type="float" office:value="6.60476520763251">
            <text:p>6.60476520763251</text:p>
          </table:table-cell>
          <table:table-cell office:value-type="string" office:value="">
            <text:p/>
          </table:table-cell>
          <table:table-cell office:value-type="float" office:value="7146.67701133633">
            <text:p>7146.67701133633</text:p>
          </table:table-cell>
          <table:table-cell office:value-type="float" office:value="80.5091594075317">
            <text:p>80.5091594075317</text:p>
          </table:table-cell>
          <table:table-cell office:value-type="float" office:value="0.00826337231357931">
            <text:p>0.00826337231357931</text:p>
          </table:table-cell>
          <table:table-cell office:value-type="float" office:value="0.108484395805931">
            <text:p>0.1084843958059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002454198">
            <text:p>1339.6002454198</text:p>
          </table:table-cell>
          <table:table-cell office:value-type="float" office:value="42324.1681737121">
            <text:p>42324.1681737121</text:p>
          </table:table-cell>
          <table:table-cell office:value-type="float" office:value="15851.25">
            <text:p>15851.25</text:p>
          </table:table-cell>
          <table:table-cell office:value-type="float" office:value="215.222264685476">
            <text:p>215.222264685476</text:p>
          </table:table-cell>
          <table:table-cell office:value-type="string" office:value="">
            <text:p/>
          </table:table-cell>
          <table:table-cell office:value-type="float" office:value="10061.5744948145">
            <text:p>10061.5744948145</text:p>
          </table:table-cell>
          <table:table-cell office:value-type="float" office:value="2308.72262824178">
            <text:p>2308.72262824178</text:p>
          </table:table-cell>
          <table:table-cell office:value-type="float" office:value="0.174297778290917">
            <text:p>0.174297778290917</text:p>
          </table:table-cell>
          <table:table-cell office:value-type="float" office:value="0.133140220361156">
            <text:p>0.1331402203611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0446929541">
            <text:p>1340.60446929541</text:p>
          </table:table-cell>
          <table:table-cell office:value-type="float" office:value="42339.8629226874">
            <text:p>42339.8629226874</text:p>
          </table:table-cell>
          <table:table-cell office:value-type="float" office:value="7522.25">
            <text:p>7522.25</text:p>
          </table:table-cell>
          <table:table-cell office:value-type="float" office:value="102.193794955963">
            <text:p>102.193794955963</text:p>
          </table:table-cell>
          <table:table-cell office:value-type="string" office:value="">
            <text:p/>
          </table:table-cell>
          <table:table-cell office:value-type="float" office:value="10034.172136371">
            <text:p>10034.172136371</text:p>
          </table:table-cell>
          <table:table-cell office:value-type="float" office:value="1132.08722983734">
            <text:p>1132.08722983734</text:p>
          </table:table-cell>
          <table:table-cell office:value-type="float" office:value="0.0827134429618389">
            <text:p>0.0827134429618389</text:p>
          </table:table-cell>
          <table:table-cell office:value-type="float" office:value="0.1336038938814">
            <text:p>0.13360389388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0663619007">
            <text:p>1341.60663619007</text:p>
          </table:table-cell>
          <table:table-cell office:value-type="float" office:value="42355.5196405085">
            <text:p>42355.5196405085</text:p>
          </table:table-cell>
          <table:table-cell office:value-type="float" office:value="1804.25">
            <text:p>1804.25</text:p>
          </table:table-cell>
          <table:table-cell office:value-type="float" office:value="24.5279191410286">
            <text:p>24.5279191410286</text:p>
          </table:table-cell>
          <table:table-cell office:value-type="string" office:value="">
            <text:p/>
          </table:table-cell>
          <table:table-cell office:value-type="float" office:value="10288.8435758673">
            <text:p>10288.8435758673</text:p>
          </table:table-cell>
          <table:table-cell office:value-type="float" office:value="280.561099761173">
            <text:p>280.561099761173</text:p>
          </table:table-cell>
          <table:table-cell office:value-type="float" office:value="0.0198392408473393">
            <text:p>0.0198392408473393</text:p>
          </table:table-cell>
          <table:table-cell office:value-type="float" office:value="0.130394307805091">
            <text:p>0.1303943078050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9446122831">
            <text:p>1338.59446122831</text:p>
          </table:table-cell>
          <table:table-cell office:value-type="float" office:value="42308.443117286">
            <text:p>42308.443117286</text:p>
          </table:table-cell>
          <table:table-cell office:value-type="float" office:value="4124.25">
            <text:p>4124.25</text:p>
          </table:table-cell>
          <table:table-cell office:value-type="float" office:value="55.9841802722304">
            <text:p>55.9841802722304</text:p>
          </table:table-cell>
          <table:table-cell office:value-type="string" office:value="">
            <text:p/>
          </table:table-cell>
          <table:table-cell office:value-type="float" office:value="9334.16266249981">
            <text:p>9334.16266249981</text:p>
          </table:table-cell>
          <table:table-cell office:value-type="float" office:value="639.724398873449">
            <text:p>639.724398873449</text:p>
          </table:table-cell>
          <table:table-cell office:value-type="float" office:value="0.0453495851820086">
            <text:p>0.0453495851820086</text:p>
          </table:table-cell>
          <table:table-cell office:value-type="float" office:value="0.143408092362279">
            <text:p>0.1434080923622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8154567576">
            <text:p>1337.58154567576</text:p>
          </table:table-cell>
          <table:table-cell office:value-type="float" office:value="42292.6005684804">
            <text:p>42292.6005684804</text:p>
          </table:table-cell>
          <table:table-cell office:value-type="float" office:value="6819.25">
            <text:p>6819.25</text:p>
          </table:table-cell>
          <table:table-cell office:value-type="float" office:value="92.5178489746412">
            <text:p>92.5178489746412</text:p>
          </table:table-cell>
          <table:table-cell office:value-type="string" office:value="">
            <text:p/>
          </table:table-cell>
          <table:table-cell office:value-type="float" office:value="9413.5121658218">
            <text:p>9413.5121658218</text:p>
          </table:table-cell>
          <table:table-cell office:value-type="float" office:value="1023.8500120872">
            <text:p>1023.8500120872</text:p>
          </table:table-cell>
          <table:table-cell office:value-type="float" office:value="0.0749833687949111">
            <text:p>0.0749833687949111</text:p>
          </table:table-cell>
          <table:table-cell office:value-type="float" office:value="0.1420916574084">
            <text:p>0.14209165740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57537048033">
            <text:p>1336.57537048033</text:p>
          </table:table-cell>
          <table:table-cell office:value-type="float" office:value="42276.8574782754">
            <text:p>42276.8574782754</text:p>
          </table:table-cell>
          <table:table-cell office:value-type="float" office:value="10839.25">
            <text:p>10839.25</text:p>
          </table:table-cell>
          <table:table-cell office:value-type="float" office:value="146.936417410754">
            <text:p>146.936417410754</text:p>
          </table:table-cell>
          <table:table-cell office:value-type="string" office:value="">
            <text:p/>
          </table:table-cell>
          <table:table-cell office:value-type="float" office:value="9255.81899262878">
            <text:p>9255.81899262878</text:p>
          </table:table-cell>
          <table:table-cell office:value-type="float" office:value="1654.76775273698">
            <text:p>1654.76775273698</text:p>
          </table:table-cell>
          <table:table-cell office:value-type="float" office:value="0.119186637857571">
            <text:p>0.119186637857571</text:p>
          </table:table-cell>
          <table:table-cell office:value-type="float" office:value="0.14440379306734">
            <text:p>0.144403793067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1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52678001568">
            <text:p>1355.52678001568</text:p>
          </table:table-cell>
          <table:table-cell office:value-type="float" office:value="42572.3879941059">
            <text:p>42572.3879941059</text:p>
          </table:table-cell>
          <table:table-cell office:value-type="float" office:value="8791.25">
            <text:p>8791.25</text:p>
          </table:table-cell>
          <table:table-cell office:value-type="float" office:value="119.926718295669">
            <text:p>119.926718295669</text:p>
          </table:table-cell>
          <table:table-cell office:value-type="string" office:value="">
            <text:p/>
          </table:table-cell>
          <table:table-cell office:value-type="float" office:value="9018.54865110089">
            <text:p>9018.54865110089</text:p>
          </table:table-cell>
          <table:table-cell office:value-type="float" office:value="1386.53604975983">
            <text:p>1386.53604975983</text:p>
          </table:table-cell>
          <table:table-cell office:value-type="float" office:value="0.09666716147938">
            <text:p>0.09666716147938</text:p>
          </table:table-cell>
          <table:table-cell office:value-type="float" office:value="0.150304315301355">
            <text:p>0.15030431530135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53364981672">
            <text:p>1356.53364981672</text:p>
          </table:table-cell>
          <table:table-cell office:value-type="float" office:value="42588.0310274152">
            <text:p>42588.0310274152</text:p>
          </table:table-cell>
          <table:table-cell office:value-type="float" office:value="3853.25">
            <text:p>3853.25</text:p>
          </table:table-cell>
          <table:table-cell office:value-type="float" office:value="52.9564324338513">
            <text:p>52.9564324338513</text:p>
          </table:table-cell>
          <table:table-cell office:value-type="string" office:value="">
            <text:p/>
          </table:table-cell>
          <table:table-cell office:value-type="float" office:value="8847.69233015225">
            <text:p>8847.69233015225</text:p>
          </table:table-cell>
          <table:table-cell office:value-type="float" office:value="613.084778569801">
            <text:p>613.084778569801</text:p>
          </table:table-cell>
          <table:table-cell office:value-type="float" office:value="0.0423697130636054">
            <text:p>0.0423697130636054</text:p>
          </table:table-cell>
          <table:table-cell office:value-type="float" office:value="0.153320617308736">
            <text:p>0.15332061730873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54274205461">
            <text:p>1357.54274205461</text:p>
          </table:table-cell>
          <table:table-cell office:value-type="float" office:value="42603.7027418515">
            <text:p>42603.7027418515</text:p>
          </table:table-cell>
          <table:table-cell office:value-type="float" office:value="911.25">
            <text:p>911.25</text:p>
          </table:table-cell>
          <table:table-cell office:value-type="float" office:value="12.2865925088816">
            <text:p>12.2865925088816</text:p>
          </table:table-cell>
          <table:table-cell office:value-type="string" office:value="">
            <text:p/>
          </table:table-cell>
          <table:table-cell office:value-type="float" office:value="8284.21109448805">
            <text:p>8284.21109448805</text:p>
          </table:table-cell>
          <table:table-cell office:value-type="float" office:value="152.947962844181">
            <text:p>152.947962844181</text:p>
          </table:table-cell>
          <table:table-cell office:value-type="float" office:value="0.0100199574461066">
            <text:p>0.0100199574461066</text:p>
          </table:table-cell>
          <table:table-cell office:value-type="float" office:value="0.163871094853903">
            <text:p>0.1638710948539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585621062">
            <text:p>1358.585621062</text:p>
          </table:table-cell>
          <table:table-cell office:value-type="float" office:value="42619.8930378547">
            <text:p>42619.8930378547</text:p>
          </table:table-cell>
          <table:table-cell office:value-type="float" office:value="5172.25">
            <text:p>5172.25</text:p>
          </table:table-cell>
          <table:table-cell office:value-type="float" office:value="70.8526693038059">
            <text:p>70.8526693038059</text:p>
          </table:table-cell>
          <table:table-cell office:value-type="string" office:value="">
            <text:p/>
          </table:table-cell>
          <table:table-cell office:value-type="float" office:value="7618.16655631915">
            <text:p>7618.16655631915</text:p>
          </table:table-cell>
          <table:table-cell office:value-type="float" office:value="956.242521968674">
            <text:p>956.242521968674</text:p>
          </table:table-cell>
          <table:table-cell office:value-type="float" office:value="0.056873223484911">
            <text:p>0.056873223484911</text:p>
          </table:table-cell>
          <table:table-cell office:value-type="float" office:value="0.178334985329911">
            <text:p>0.1783349853299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59390997621">
            <text:p>1359.59390997621</text:p>
          </table:table-cell>
          <table:table-cell office:value-type="float" office:value="42635.5404046537">
            <text:p>42635.5404046537</text:p>
          </table:table-cell>
          <table:table-cell office:value-type="float" office:value="3104.25">
            <text:p>3104.25</text:p>
          </table:table-cell>
          <table:table-cell office:value-type="float" office:value="42.7065768179707">
            <text:p>42.7065768179707</text:p>
          </table:table-cell>
          <table:table-cell office:value-type="string" office:value="">
            <text:p/>
          </table:table-cell>
          <table:table-cell office:value-type="float" office:value="7436.22852415392">
            <text:p>7436.22852415392</text:p>
          </table:table-cell>
          <table:table-cell office:value-type="float" office:value="590.525437888791">
            <text:p>590.525437888791</text:p>
          </table:table-cell>
          <table:table-cell office:value-type="float" office:value="0.0341338303452143">
            <text:p>0.0341338303452143</text:p>
          </table:table-cell>
          <table:table-cell office:value-type="float" office:value="0.182833798821548">
            <text:p>0.1828337988215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0724783499">
            <text:p>1360.60724783499</text:p>
          </table:table-cell>
          <table:table-cell office:value-type="float" office:value="42651.2602561655">
            <text:p>42651.2602561655</text:p>
          </table:table-cell>
          <table:table-cell office:value-type="float" office:value="2462.25">
            <text:p>2462.25</text:p>
          </table:table-cell>
          <table:table-cell office:value-type="float" office:value="34.0246430856314">
            <text:p>34.0246430856314</text:p>
          </table:table-cell>
          <table:table-cell office:value-type="string" office:value="">
            <text:p/>
          </table:table-cell>
          <table:table-cell office:value-type="float" office:value="8278.80882820892">
            <text:p>8278.80882820892</text:p>
          </table:table-cell>
          <table:table-cell office:value-type="float" office:value="420.715362862613">
            <text:p>420.715362862613</text:p>
          </table:table-cell>
          <table:table-cell office:value-type="float" office:value="0.0270745023008791">
            <text:p>0.0270745023008791</text:p>
          </table:table-cell>
          <table:table-cell office:value-type="float" office:value="0.164348190188775">
            <text:p>0.16434819018877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0524408204">
            <text:p>1361.60524408204</text:p>
          </table:table-cell>
          <table:table-cell office:value-type="float" office:value="42666.7363702967">
            <text:p>42666.7363702967</text:p>
          </table:table-cell>
          <table:table-cell office:value-type="float" office:value="11179.25">
            <text:p>11179.25</text:p>
          </table:table-cell>
          <table:table-cell office:value-type="float" office:value="154.580705978101">
            <text:p>154.580705978101</text:p>
          </table:table-cell>
          <table:table-cell office:value-type="string" office:value="">
            <text:p/>
          </table:table-cell>
          <table:table-cell office:value-type="float" office:value="8681.48862580627">
            <text:p>8681.48862580627</text:p>
          </table:table-cell>
          <table:table-cell office:value-type="float" office:value="1841.09981896441">
            <text:p>1841.09981896441</text:p>
          </table:table-cell>
          <table:table-cell office:value-type="float" office:value="0.122925222803169">
            <text:p>0.122925222803169</text:p>
          </table:table-cell>
          <table:table-cell office:value-type="float" office:value="0.156840065427787">
            <text:p>0.15684006542778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1073503895">
            <text:p>1362.61073503895</text:p>
          </table:table-cell>
          <table:table-cell office:value-type="float" office:value="42682.3229482853">
            <text:p>42682.3229482853</text:p>
          </table:table-cell>
          <table:table-cell office:value-type="float" office:value="5650.25">
            <text:p>5650.25</text:p>
          </table:table-cell>
          <table:table-cell office:value-type="float" office:value="78.1533224024177">
            <text:p>78.1533224024177</text:p>
          </table:table-cell>
          <table:table-cell office:value-type="string" office:value="">
            <text:p/>
          </table:table-cell>
          <table:table-cell office:value-type="float" office:value="8619.54196513191">
            <text:p>8619.54196513191</text:p>
          </table:table-cell>
          <table:table-cell office:value-type="float" office:value="922.751918801591">
            <text:p>922.751918801591</text:p>
          </table:table-cell>
          <table:table-cell office:value-type="float" office:value="0.0621292340848989">
            <text:p>0.0621292340848989</text:p>
          </table:table-cell>
          <table:table-cell office:value-type="float" office:value="0.158083891296201">
            <text:p>0.1580838912962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1498926703">
            <text:p>1363.61498926703</text:p>
          </table:table-cell>
          <table:table-cell office:value-type="float" office:value="42697.88459266">
            <text:p>42697.88459266</text:p>
          </table:table-cell>
          <table:table-cell office:value-type="float" office:value="1323.25">
            <text:p>1323.25</text:p>
          </table:table-cell>
          <table:table-cell office:value-type="float" office:value="18.3133463349957">
            <text:p>18.3133463349957</text:p>
          </table:table-cell>
          <table:table-cell office:value-type="string" office:value="">
            <text:p/>
          </table:table-cell>
          <table:table-cell office:value-type="float" office:value="7638.01422098268">
            <text:p>7638.01422098268</text:p>
          </table:table-cell>
          <table:table-cell office:value-type="float" office:value="238.611625609751">
            <text:p>238.611625609751</text:p>
          </table:table-cell>
          <table:table-cell office:value-type="float" office:value="0.0145502427331255">
            <text:p>0.0145502427331255</text:p>
          </table:table-cell>
          <table:table-cell office:value-type="float" office:value="0.178530040638179">
            <text:p>0.1785300406381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52904831907">
            <text:p>1354.52904831907</text:p>
          </table:table-cell>
          <table:table-cell office:value-type="float" office:value="42556.8811778305">
            <text:p>42556.8811778305</text:p>
          </table:table-cell>
          <table:table-cell office:value-type="float" office:value="1223.25">
            <text:p>1223.25</text:p>
          </table:table-cell>
          <table:table-cell office:value-type="float" office:value="16.8181200854582">
            <text:p>16.8181200854582</text:p>
          </table:table-cell>
          <table:table-cell office:value-type="string" office:value="">
            <text:p/>
          </table:table-cell>
          <table:table-cell office:value-type="float" office:value="9830.30114256086">
            <text:p>9830.30114256086</text:p>
          </table:table-cell>
          <table:table-cell office:value-type="float" office:value="151.21702502056">
            <text:p>151.21702502056</text:p>
          </table:table-cell>
          <table:table-cell office:value-type="float" office:value="0.0134506589255967">
            <text:p>0.0134506589255967</text:p>
          </table:table-cell>
          <table:table-cell office:value-type="float" office:value="0.137791205851727">
            <text:p>0.1377912058517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06368426226">
            <text:p>777.306368426226</text:p>
          </table:table-cell>
          <table:table-cell office:value-type="float" office:value="32340.39746578">
            <text:p>32340.39746578</text:p>
          </table:table-cell>
          <table:table-cell office:value-type="float" office:value="126217.0">
            <text:p>126217.0</text:p>
          </table:table-cell>
          <table:table-cell office:value-type="float" office:value="1132.12970152452">
            <text:p>1132.12970152452</text:p>
          </table:table-cell>
          <table:table-cell office:value-type="string" office:value="">
            <text:p/>
          </table:table-cell>
          <table:table-cell office:value-type="float" office:value="8242.39275524674">
            <text:p>8242.39275524674</text:p>
          </table:table-cell>
          <table:table-cell office:value-type="float" office:value="13099.8064109899">
            <text:p>13099.8064109899</text:p>
          </table:table-cell>
          <table:table-cell office:value-type="float" office:value="1.0">
            <text:p>1.0</text:p>
          </table:table-cell>
          <table:table-cell office:value-type="float" office:value="0.0943059123130752">
            <text:p>0.094305912313075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11340342044">
            <text:p>778.311340342044</text:p>
          </table:table-cell>
          <table:table-cell office:value-type="float" office:value="32361.0378556566">
            <text:p>32361.0378556566</text:p>
          </table:table-cell>
          <table:table-cell office:value-type="float" office:value="36391.0">
            <text:p>36391.0</text:p>
          </table:table-cell>
          <table:table-cell office:value-type="float" office:value="326.42986119475">
            <text:p>326.42986119475</text:p>
          </table:table-cell>
          <table:table-cell office:value-type="string" office:value="">
            <text:p/>
          </table:table-cell>
          <table:table-cell office:value-type="float" office:value="8526.10440795686">
            <text:p>8526.10440795686</text:p>
          </table:table-cell>
          <table:table-cell office:value-type="float" office:value="3653.69822504617">
            <text:p>3653.69822504617</text:p>
          </table:table-cell>
          <table:table-cell office:value-type="float" office:value="0.288320907643186">
            <text:p>0.288320907643186</text:p>
          </table:table-cell>
          <table:table-cell office:value-type="float" office:value="0.091285691929329">
            <text:p>0.0912856919293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14346584867">
            <text:p>779.314346584867</text:p>
          </table:table-cell>
          <table:table-cell office:value-type="float" office:value="32381.6245316637">
            <text:p>32381.6245316637</text:p>
          </table:table-cell>
          <table:table-cell office:value-type="float" office:value="9908.0">
            <text:p>9908.0</text:p>
          </table:table-cell>
          <table:table-cell office:value-type="float" office:value="88.9325097536692">
            <text:p>88.9325097536692</text:p>
          </table:table-cell>
          <table:table-cell office:value-type="string" office:value="">
            <text:p/>
          </table:table-cell>
          <table:table-cell office:value-type="float" office:value="8825.39156778065">
            <text:p>8825.39156778065</text:p>
          </table:table-cell>
          <table:table-cell office:value-type="float" office:value="952.491845293745">
            <text:p>952.491845293745</text:p>
          </table:table-cell>
          <table:table-cell office:value-type="float" office:value="0.0784997266612263">
            <text:p>0.0784997266612263</text:p>
          </table:table-cell>
          <table:table-cell office:value-type="float" office:value="0.0883036566252713">
            <text:p>0.08830365662527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19394092708">
            <text:p>780.319394092708</text:p>
          </table:table-cell>
          <table:table-cell office:value-type="float" office:value="32402.2397604795">
            <text:p>32402.2397604795</text:p>
          </table:table-cell>
          <table:table-cell office:value-type="float" office:value="1648.0">
            <text:p>1648.0</text:p>
          </table:table-cell>
          <table:table-cell office:value-type="float" office:value="14.7973620555406">
            <text:p>14.7973620555406</text:p>
          </table:table-cell>
          <table:table-cell office:value-type="string" office:value="">
            <text:p/>
          </table:table-cell>
          <table:table-cell office:value-type="float" office:value="7593.98277247097">
            <text:p>7593.98277247097</text:p>
          </table:table-cell>
          <table:table-cell office:value-type="float" office:value="193.249963014211">
            <text:p>193.249963014211</text:p>
          </table:table-cell>
          <table:table-cell office:value-type="float" office:value="0.0130568782335185">
            <text:p>0.0130568782335185</text:p>
          </table:table-cell>
          <table:table-cell office:value-type="float" office:value="0.102754959745425">
            <text:p>0.1027549597454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1.297470396067">
            <text:p>781.297470396067</text:p>
          </table:table-cell>
          <table:table-cell office:value-type="float" office:value="32422.288963955">
            <text:p>32422.288963955</text:p>
          </table:table-cell>
          <table:table-cell office:value-type="float" office:value="508.0">
            <text:p>508.0</text:p>
          </table:table-cell>
          <table:table-cell office:value-type="float" office:value="4.5622573965854">
            <text:p>4.5622573965854</text:p>
          </table:table-cell>
          <table:table-cell office:value-type="string" office:value="">
            <text:p/>
          </table:table-cell>
          <table:table-cell office:value-type="float" office:value="6812.96793640791">
            <text:p>6812.96793640791</text:p>
          </table:table-cell>
          <table:table-cell office:value-type="float" office:value="64.2202025075117">
            <text:p>64.2202025075117</text:p>
          </table:table-cell>
          <table:table-cell office:value-type="float" office:value="0.00402481440693409">
            <text:p>0.00402481440693409</text:p>
          </table:table-cell>
          <table:table-cell office:value-type="float" office:value="0.114677990222276">
            <text:p>0.1146779902222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10311012192">
            <text:p>776.310311012192</text:p>
          </table:table-cell>
          <table:table-cell office:value-type="float" office:value="32319.92693477">
            <text:p>32319.92693477</text:p>
          </table:table-cell>
          <table:table-cell office:value-type="float" office:value="10579.0">
            <text:p>10579.0</text:p>
          </table:table-cell>
          <table:table-cell office:value-type="float" office:value="93.7877696629829">
            <text:p>93.7877696629829</text:p>
          </table:table-cell>
          <table:table-cell office:value-type="string" office:value="">
            <text:p/>
          </table:table-cell>
          <table:table-cell office:value-type="float" office:value="8162.76951801728">
            <text:p>8162.76951801728</text:p>
          </table:table-cell>
          <table:table-cell office:value-type="float" office:value="1064.99595261683">
            <text:p>1064.99595261683</text:p>
          </table:table-cell>
          <table:table-cell office:value-type="float" office:value="0.0838159677381018">
            <text:p>0.0838159677381018</text:p>
          </table:table-cell>
          <table:table-cell office:value-type="float" office:value="0.0951037891366013">
            <text:p>0.09510378913660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11012370692">
            <text:p>775.311012370692</text:p>
          </table:table-cell>
          <table:table-cell office:value-type="float" office:value="32299.3765308041">
            <text:p>32299.3765308041</text:p>
          </table:table-cell>
          <table:table-cell office:value-type="float" office:value="1065.0">
            <text:p>1065.0</text:p>
          </table:table-cell>
          <table:table-cell office:value-type="float" office:value="9.5454646515528">
            <text:p>9.5454646515528</text:p>
          </table:table-cell>
          <table:table-cell office:value-type="string" office:value="">
            <text:p/>
          </table:table-cell>
          <table:table-cell office:value-type="float" office:value="7024.75512860527">
            <text:p>7024.75512860527</text:p>
          </table:table-cell>
          <table:table-cell office:value-type="float" office:value="138.554172858253">
            <text:p>138.554172858253</text:p>
          </table:table-cell>
          <table:table-cell office:value-type="float" office:value="0.00843784910115119">
            <text:p>0.00843784910115119</text:p>
          </table:table-cell>
          <table:table-cell office:value-type="float" office:value="0.11036840404779">
            <text:p>0.110368404047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3214378611">
            <text:p>1339.63214378611</text:p>
          </table:table-cell>
          <table:table-cell office:value-type="float" office:value="42324.6667956451">
            <text:p>42324.6667956451</text:p>
          </table:table-cell>
          <table:table-cell office:value-type="float" office:value="24304.5">
            <text:p>24304.5</text:p>
          </table:table-cell>
          <table:table-cell office:value-type="float" office:value="312.511236766843">
            <text:p>312.511236766843</text:p>
          </table:table-cell>
          <table:table-cell office:value-type="string" office:value="">
            <text:p/>
          </table:table-cell>
          <table:table-cell office:value-type="float" office:value="13184.6264242161">
            <text:p>13184.6264242161</text:p>
          </table:table-cell>
          <table:table-cell office:value-type="float" office:value="2941.4991337377">
            <text:p>2941.4991337377</text:p>
          </table:table-cell>
          <table:table-cell office:value-type="float" office:value="0.192561223923877">
            <text:p>0.192561223923877</text:p>
          </table:table-cell>
          <table:table-cell office:value-type="float" office:value="0.10160562011265">
            <text:p>0.101605620112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3484785634">
            <text:p>1340.63484785634</text:p>
          </table:table-cell>
          <table:table-cell office:value-type="float" office:value="42340.3376091777">
            <text:p>42340.3376091777</text:p>
          </table:table-cell>
          <table:table-cell office:value-type="float" office:value="12017.5">
            <text:p>12017.5</text:p>
          </table:table-cell>
          <table:table-cell office:value-type="float" office:value="154.560863474588">
            <text:p>154.560863474588</text:p>
          </table:table-cell>
          <table:table-cell office:value-type="string" office:value="">
            <text:p/>
          </table:table-cell>
          <table:table-cell office:value-type="float" office:value="13588.2561488877">
            <text:p>13588.2561488877</text:p>
          </table:table-cell>
          <table:table-cell office:value-type="float" office:value="1443.10106968664">
            <text:p>1443.10106968664</text:p>
          </table:table-cell>
          <table:table-cell office:value-type="float" office:value="0.0952130061719103">
            <text:p>0.0952130061719103</text:p>
          </table:table-cell>
          <table:table-cell office:value-type="float" office:value="0.0986612875976789">
            <text:p>0.09866128759767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3818797021">
            <text:p>1341.63818797021</text:p>
          </table:table-cell>
          <table:table-cell office:value-type="float" office:value="42356.012474345">
            <text:p>42356.012474345</text:p>
          </table:table-cell>
          <table:table-cell office:value-type="float" office:value="2834.5">
            <text:p>2834.5</text:p>
          </table:table-cell>
          <table:table-cell office:value-type="float" office:value="36.4870785486735">
            <text:p>36.4870785486735</text:p>
          </table:table-cell>
          <table:table-cell office:value-type="string" office:value="">
            <text:p/>
          </table:table-cell>
          <table:table-cell office:value-type="float" office:value="13057.1106959396">
            <text:p>13057.1106959396</text:p>
          </table:table-cell>
          <table:table-cell office:value-type="float" office:value="340.942631356009">
            <text:p>340.942631356009</text:p>
          </table:table-cell>
          <table:table-cell office:value-type="float" office:value="0.0224573551898714">
            <text:p>0.0224573551898714</text:p>
          </table:table-cell>
          <table:table-cell office:value-type="float" office:value="0.102751536631104">
            <text:p>0.1027515366311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4139990605">
            <text:p>1342.64139990605</text:p>
          </table:table-cell>
          <table:table-cell office:value-type="float" office:value="42371.6794540984">
            <text:p>42371.6794540984</text:p>
          </table:table-cell>
          <table:table-cell office:value-type="float" office:value="474.5">
            <text:p>474.5</text:p>
          </table:table-cell>
          <table:table-cell office:value-type="float" office:value="6.11147158532404">
            <text:p>6.11147158532404</text:p>
          </table:table-cell>
          <table:table-cell office:value-type="string" office:value="">
            <text:p/>
          </table:table-cell>
          <table:table-cell office:value-type="float" office:value="10755.8427581989">
            <text:p>10755.8427581989</text:p>
          </table:table-cell>
          <table:table-cell office:value-type="float" office:value="68.8179141021333">
            <text:p>68.8179141021333</text:p>
          </table:table-cell>
          <table:table-cell office:value-type="float" office:value="0.0037593984962406">
            <text:p>0.0037593984962406</text:p>
          </table:table-cell>
          <table:table-cell office:value-type="float" office:value="0.124829028286285">
            <text:p>0.1248290282862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2613965617">
            <text:p>1338.62613965617</text:p>
          </table:table-cell>
          <table:table-cell office:value-type="float" office:value="42308.938488011">
            <text:p>42308.938488011</text:p>
          </table:table-cell>
          <table:table-cell office:value-type="float" office:value="4470.5">
            <text:p>4470.5</text:p>
          </table:table-cell>
          <table:table-cell office:value-type="float" office:value="57.4483052322263">
            <text:p>57.4483052322263</text:p>
          </table:table-cell>
          <table:table-cell office:value-type="string" office:value="">
            <text:p/>
          </table:table-cell>
          <table:table-cell office:value-type="float" office:value="12245.6008942776">
            <text:p>12245.6008942776</text:p>
          </table:table-cell>
          <table:table-cell office:value-type="float" office:value="597.607049650115">
            <text:p>597.607049650115</text:p>
          </table:table-cell>
          <table:table-cell office:value-type="float" office:value="0.0354191590673206">
            <text:p>0.0354191590673206</text:p>
          </table:table-cell>
          <table:table-cell office:value-type="float" office:value="0.109314859369761">
            <text:p>0.1093148593697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0287888198">
            <text:p>1337.60287888198</text:p>
          </table:table-cell>
          <table:table-cell office:value-type="float" office:value="42292.934293479">
            <text:p>42292.934293479</text:p>
          </table:table-cell>
          <table:table-cell office:value-type="float" office:value="6140.5">
            <text:p>6140.5</text:p>
          </table:table-cell>
          <table:table-cell office:value-type="float" office:value="78.8552776167277">
            <text:p>78.8552776167277</text:p>
          </table:table-cell>
          <table:table-cell office:value-type="string" office:value="">
            <text:p/>
          </table:table-cell>
          <table:table-cell office:value-type="float" office:value="13568.5905798737">
            <text:p>13568.5905798737</text:p>
          </table:table-cell>
          <table:table-cell office:value-type="float" office:value="642.055459875791">
            <text:p>642.055459875791</text:p>
          </table:table-cell>
          <table:table-cell office:value-type="float" office:value="0.0486503402869661">
            <text:p>0.0486503402869661</text:p>
          </table:table-cell>
          <table:table-cell office:value-type="float" office:value="0.0985808268742403">
            <text:p>0.09858082687424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60068825274">
            <text:p>1336.60068825274</text:p>
          </table:table-cell>
          <table:table-cell office:value-type="float" office:value="42277.2536850063">
            <text:p>42277.2536850063</text:p>
          </table:table-cell>
          <table:table-cell office:value-type="float" office:value="9637.5">
            <text:p>9637.5</text:p>
          </table:table-cell>
          <table:table-cell office:value-type="float" office:value="123.658776081394">
            <text:p>123.658776081394</text:p>
          </table:table-cell>
          <table:table-cell office:value-type="string" office:value="">
            <text:p/>
          </table:table-cell>
          <table:table-cell office:value-type="float" office:value="14087.3380987633">
            <text:p>14087.3380987633</text:p>
          </table:table-cell>
          <table:table-cell office:value-type="float" office:value="970.518068712263">
            <text:p>970.518068712263</text:p>
          </table:table-cell>
          <table:table-cell office:value-type="float" office:value="0.076356592218164">
            <text:p>0.076356592218164</text:p>
          </table:table-cell>
          <table:table-cell office:value-type="float" office:value="0.0948795775952931">
            <text:p>0.09487957759529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5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55068736572">
            <text:p>1355.55068736572</text:p>
          </table:table-cell>
          <table:table-cell office:value-type="float" office:value="42572.759493514">
            <text:p>42572.759493514</text:p>
          </table:table-cell>
          <table:table-cell office:value-type="float" office:value="12515.5">
            <text:p>12515.5</text:p>
          </table:table-cell>
          <table:table-cell office:value-type="float" office:value="162.867064467201">
            <text:p>162.867064467201</text:p>
          </table:table-cell>
          <table:table-cell office:value-type="string" office:value="">
            <text:p/>
          </table:table-cell>
          <table:table-cell office:value-type="float" office:value="13377.5731375551">
            <text:p>13377.5731375551</text:p>
          </table:table-cell>
          <table:table-cell office:value-type="float" office:value="1319.66013680942">
            <text:p>1319.66013680942</text:p>
          </table:table-cell>
          <table:table-cell office:value-type="float" office:value="0.0991585919487866">
            <text:p>0.0991585919487866</text:p>
          </table:table-cell>
          <table:table-cell office:value-type="float" office:value="0.101330089802332">
            <text:p>0.1013300898023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55077309351">
            <text:p>1356.55077309351</text:p>
          </table:table-cell>
          <table:table-cell office:value-type="float" office:value="42588.2970093967">
            <text:p>42588.2970093967</text:p>
          </table:table-cell>
          <table:table-cell office:value-type="float" office:value="5466.5">
            <text:p>5466.5</text:p>
          </table:table-cell>
          <table:table-cell office:value-type="float" office:value="71.1620396820792">
            <text:p>71.1620396820792</text:p>
          </table:table-cell>
          <table:table-cell office:value-type="string" office:value="">
            <text:p/>
          </table:table-cell>
          <table:table-cell office:value-type="float" office:value="12997.7877312075">
            <text:p>12997.7877312075</text:p>
          </table:table-cell>
          <table:table-cell office:value-type="float" office:value="575.16486228192">
            <text:p>575.16486228192</text:p>
          </table:table-cell>
          <table:table-cell office:value-type="float" office:value="0.0433103306210732">
            <text:p>0.0433103306210732</text:p>
          </table:table-cell>
          <table:table-cell office:value-type="float" office:value="0.104367820212701">
            <text:p>0.1043678202127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55379124193">
            <text:p>1357.55379124193</text:p>
          </table:table-cell>
          <table:table-cell office:value-type="float" office:value="42603.8743089617">
            <text:p>42603.8743089617</text:p>
          </table:table-cell>
          <table:table-cell office:value-type="float" office:value="1154.5">
            <text:p>1154.5</text:p>
          </table:table-cell>
          <table:table-cell office:value-type="float" office:value="15.0393827890702">
            <text:p>15.0393827890702</text:p>
          </table:table-cell>
          <table:table-cell office:value-type="string" office:value="">
            <text:p/>
          </table:table-cell>
          <table:table-cell office:value-type="float" office:value="12842.5475276757">
            <text:p>12842.5475276757</text:p>
          </table:table-cell>
          <table:table-cell office:value-type="float" office:value="132.775766708687">
            <text:p>132.775766708687</text:p>
          </table:table-cell>
          <table:table-cell office:value-type="float" office:value="0.00914694534016812">
            <text:p>0.00914694534016812</text:p>
          </table:table-cell>
          <table:table-cell office:value-type="float" office:value="0.105707515453332">
            <text:p>0.1057075154533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58445841564">
            <text:p>1358.58445841564</text:p>
          </table:table-cell>
          <table:table-cell office:value-type="float" office:value="42619.8749916913">
            <text:p>42619.8749916913</text:p>
          </table:table-cell>
          <table:table-cell office:value-type="float" office:value="4573.5">
            <text:p>4573.5</text:p>
          </table:table-cell>
          <table:table-cell office:value-type="float" office:value="59.6174566228164">
            <text:p>59.6174566228164</text:p>
          </table:table-cell>
          <table:table-cell office:value-type="string" office:value="">
            <text:p/>
          </table:table-cell>
          <table:table-cell office:value-type="float" office:value="13359.8942441987">
            <text:p>13359.8942441987</text:p>
          </table:table-cell>
          <table:table-cell office:value-type="float" office:value="521.832526314656">
            <text:p>521.832526314656</text:p>
          </table:table-cell>
          <table:table-cell office:value-type="float" office:value="0.0362352139569155">
            <text:p>0.0362352139569155</text:p>
          </table:table-cell>
          <table:table-cell office:value-type="float" office:value="0.101691258447318">
            <text:p>0.1016912584473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59020349352">
            <text:p>1359.59020349352</text:p>
          </table:table-cell>
          <table:table-cell office:value-type="float" office:value="42635.4828954076">
            <text:p>42635.4828954076</text:p>
          </table:table-cell>
          <table:table-cell office:value-type="float" office:value="2711.5">
            <text:p>2711.5</text:p>
          </table:table-cell>
          <table:table-cell office:value-type="float" office:value="35.2585424391592">
            <text:p>35.2585424391592</text:p>
          </table:table-cell>
          <table:table-cell office:value-type="string" office:value="">
            <text:p/>
          </table:table-cell>
          <table:table-cell office:value-type="float" office:value="12364.4143117516">
            <text:p>12364.4143117516</text:p>
          </table:table-cell>
          <table:table-cell office:value-type="float" office:value="306.38186479443">
            <text:p>306.38186479443</text:p>
          </table:table-cell>
          <table:table-cell office:value-type="float" office:value="0.021482843040161">
            <text:p>0.021482843040161</text:p>
          </table:table-cell>
          <table:table-cell office:value-type="float" office:value="0.109959935765119">
            <text:p>0.1099599357651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1589502205">
            <text:p>1360.61589502205</text:p>
          </table:table-cell>
          <table:table-cell office:value-type="float" office:value="42651.3943741806">
            <text:p>42651.3943741806</text:p>
          </table:table-cell>
          <table:table-cell office:value-type="float" office:value="3084.5">
            <text:p>3084.5</text:p>
          </table:table-cell>
          <table:table-cell office:value-type="float" office:value="40.2720115530232">
            <text:p>40.2720115530232</text:p>
          </table:table-cell>
          <table:table-cell office:value-type="string" office:value="">
            <text:p/>
          </table:table-cell>
          <table:table-cell office:value-type="float" office:value="11597.3419871948">
            <text:p>11597.3419871948</text:p>
          </table:table-cell>
          <table:table-cell office:value-type="float" office:value="353.231501364746">
            <text:p>353.231501364746</text:p>
          </table:table-cell>
          <table:table-cell office:value-type="float" office:value="0.0244380709413154">
            <text:p>0.0244380709413154</text:p>
          </table:table-cell>
          <table:table-cell office:value-type="float" office:value="0.117321356611228">
            <text:p>0.11732135661122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193942764">
            <text:p>1361.6193942764</text:p>
          </table:table-cell>
          <table:table-cell office:value-type="float" office:value="42666.9557590508">
            <text:p>42666.9557590508</text:p>
          </table:table-cell>
          <table:table-cell office:value-type="float" office:value="24181.5">
            <text:p>24181.5</text:p>
          </table:table-cell>
          <table:table-cell office:value-type="float" office:value="315.97000958603">
            <text:p>315.97000958603</text:p>
          </table:table-cell>
          <table:table-cell office:value-type="string" office:value="">
            <text:p/>
          </table:table-cell>
          <table:table-cell office:value-type="float" office:value="13799.7505165104">
            <text:p>13799.7505165104</text:p>
          </table:table-cell>
          <table:table-cell office:value-type="float" office:value="2551.77206383056">
            <text:p>2551.77206383056</text:p>
          </table:table-cell>
          <table:table-cell office:value-type="float" office:value="0.191586711774167">
            <text:p>0.191586711774167</text:p>
          </table:table-cell>
          <table:table-cell office:value-type="float" office:value="0.098669855853359">
            <text:p>0.0986698558533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2163949429">
            <text:p>1362.62163949429</text:p>
          </table:table-cell>
          <table:table-cell office:value-type="float" office:value="42682.4919516094">
            <text:p>42682.4919516094</text:p>
          </table:table-cell>
          <table:table-cell office:value-type="float" office:value="11512.5">
            <text:p>11512.5</text:p>
          </table:table-cell>
          <table:table-cell office:value-type="float" office:value="150.497212639991">
            <text:p>150.497212639991</text:p>
          </table:table-cell>
          <table:table-cell office:value-type="string" office:value="">
            <text:p/>
          </table:table-cell>
          <table:table-cell office:value-type="float" office:value="13757.5040078147">
            <text:p>13757.5040078147</text:p>
          </table:table-cell>
          <table:table-cell office:value-type="float" office:value="1194.73257672347">
            <text:p>1194.73257672347</text:p>
          </table:table-cell>
          <table:table-cell office:value-type="float" office:value="0.0912119603539935">
            <text:p>0.0912119603539935</text:p>
          </table:table-cell>
          <table:table-cell office:value-type="float" office:value="0.0990457018017423">
            <text:p>0.09904570180174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2440019948">
            <text:p>1363.62440019948</text:p>
          </table:table-cell>
          <table:table-cell office:value-type="float" office:value="42698.0303946369">
            <text:p>42698.0303946369</text:p>
          </table:table-cell>
          <table:table-cell office:value-type="float" office:value="2622.5">
            <text:p>2622.5</text:p>
          </table:table-cell>
          <table:table-cell office:value-type="float" office:value="34.2999514692207">
            <text:p>34.2999514692207</text:p>
          </table:table-cell>
          <table:table-cell office:value-type="string" office:value="">
            <text:p/>
          </table:table-cell>
          <table:table-cell office:value-type="float" office:value="13610.3098975157">
            <text:p>13610.3098975157</text:p>
          </table:table-cell>
          <table:table-cell office:value-type="float" office:value="276.470457205619">
            <text:p>276.470457205619</text:p>
          </table:table-cell>
          <table:table-cell office:value-type="float" office:value="0.0207777082326469">
            <text:p>0.0207777082326469</text:p>
          </table:table-cell>
          <table:table-cell office:value-type="float" office:value="0.100190547494321">
            <text:p>0.1001905474943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2083916778">
            <text:p>1364.62083916778</text:p>
          </table:table-cell>
          <table:table-cell office:value-type="float" office:value="42713.4651968309">
            <text:p>42713.4651968309</text:p>
          </table:table-cell>
          <table:table-cell office:value-type="float" office:value="425.5">
            <text:p>425.5</text:p>
          </table:table-cell>
          <table:table-cell office:value-type="float" office:value="5.57119868275323">
            <text:p>5.57119868275323</text:p>
          </table:table-cell>
          <table:table-cell office:value-type="string" office:value="">
            <text:p/>
          </table:table-cell>
          <table:table-cell office:value-type="float" office:value="10502.7262279756">
            <text:p>10502.7262279756</text:p>
          </table:table-cell>
          <table:table-cell office:value-type="float" office:value="55.0978471271445">
            <text:p>55.0978471271445</text:p>
          </table:table-cell>
          <table:table-cell office:value-type="float" office:value="0.00337117820895759">
            <text:p>0.00337117820895759</text:p>
          </table:table-cell>
          <table:table-cell office:value-type="float" office:value="0.129930154280601">
            <text:p>0.1299301542806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55264328054">
            <text:p>1354.55264328054</text:p>
          </table:table-cell>
          <table:table-cell office:value-type="float" office:value="42557.2479585717">
            <text:p>42557.2479585717</text:p>
          </table:table-cell>
          <table:table-cell office:value-type="float" office:value="1732.5">
            <text:p>1732.5</text:p>
          </table:table-cell>
          <table:table-cell office:value-type="float" office:value="22.5359721468352">
            <text:p>22.5359721468352</text:p>
          </table:table-cell>
          <table:table-cell office:value-type="string" office:value="">
            <text:p/>
          </table:table-cell>
          <table:table-cell office:value-type="float" office:value="12848.3310114254">
            <text:p>12848.3310114254</text:p>
          </table:table-cell>
          <table:table-cell office:value-type="float" office:value="194.019799140779">
            <text:p>194.019799140779</text:p>
          </table:table-cell>
          <table:table-cell office:value-type="float" office:value="0.0137263601575065">
            <text:p>0.0137263601575065</text:p>
          </table:table-cell>
          <table:table-cell office:value-type="float" office:value="0.105426350089829">
            <text:p>0.1054263500898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38160786587">
            <text:p>777.338160786587</text:p>
          </table:table-cell>
          <table:table-cell office:value-type="float" office:value="32341.0506312581">
            <text:p>32341.0506312581</text:p>
          </table:table-cell>
          <table:table-cell office:value-type="float" office:value="157668.0">
            <text:p>157668.0</text:p>
          </table:table-cell>
          <table:table-cell office:value-type="float" office:value="1294.85612283313">
            <text:p>1294.85612283313</text:p>
          </table:table-cell>
          <table:table-cell office:value-type="string" office:value="">
            <text:p/>
          </table:table-cell>
          <table:table-cell office:value-type="float" office:value="7912.63564242611">
            <text:p>7912.63564242611</text:p>
          </table:table-cell>
          <table:table-cell office:value-type="float" office:value="16585.0645237643">
            <text:p>16585.0645237643</text:p>
          </table:table-cell>
          <table:table-cell office:value-type="float" office:value="1.0">
            <text:p>1.0</text:p>
          </table:table-cell>
          <table:table-cell office:value-type="float" office:value="0.0982401055621267">
            <text:p>0.09824010556212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43864026285">
            <text:p>778.343864026285</text:p>
          </table:table-cell>
          <table:table-cell office:value-type="float" office:value="32361.7056123577">
            <text:p>32361.7056123577</text:p>
          </table:table-cell>
          <table:table-cell office:value-type="float" office:value="46013.0">
            <text:p>46013.0</text:p>
          </table:table-cell>
          <table:table-cell office:value-type="float" office:value="377.946261523912">
            <text:p>377.946261523912</text:p>
          </table:table-cell>
          <table:table-cell office:value-type="string" office:value="">
            <text:p/>
          </table:table-cell>
          <table:table-cell office:value-type="float" office:value="8109.95116256568">
            <text:p>8109.95116256568</text:p>
          </table:table-cell>
          <table:table-cell office:value-type="float" office:value="4718.85423304321">
            <text:p>4718.85423304321</text:p>
          </table:table-cell>
          <table:table-cell office:value-type="float" office:value="0.291834741355253">
            <text:p>0.291834741355253</text:p>
          </table:table-cell>
          <table:table-cell office:value-type="float" office:value="0.0959739273916966">
            <text:p>0.09597392739169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45175430132">
            <text:p>779.345175430132</text:p>
          </table:table-cell>
          <table:table-cell office:value-type="float" office:value="32382.2570820124">
            <text:p>32382.2570820124</text:p>
          </table:table-cell>
          <table:table-cell office:value-type="float" office:value="12529.0">
            <text:p>12529.0</text:p>
          </table:table-cell>
          <table:table-cell office:value-type="float" office:value="102.942569244484">
            <text:p>102.942569244484</text:p>
          </table:table-cell>
          <table:table-cell office:value-type="string" office:value="">
            <text:p/>
          </table:table-cell>
          <table:table-cell office:value-type="float" office:value="8508.71687790365">
            <text:p>8508.71687790365</text:p>
          </table:table-cell>
          <table:table-cell office:value-type="float" office:value="1287.67446723679">
            <text:p>1287.67446723679</text:p>
          </table:table-cell>
          <table:table-cell office:value-type="float" office:value="0.0794644442753127">
            <text:p>0.0794644442753127</text:p>
          </table:table-cell>
          <table:table-cell office:value-type="float" office:value="0.0915937369421727">
            <text:p>0.09159373694217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44376983102">
            <text:p>780.344376983102</text:p>
          </table:table-cell>
          <table:table-cell office:value-type="float" office:value="32402.7520320061">
            <text:p>32402.7520320061</text:p>
          </table:table-cell>
          <table:table-cell office:value-type="float" office:value="2360.0">
            <text:p>2360.0</text:p>
          </table:table-cell>
          <table:table-cell office:value-type="float" office:value="19.397461318665">
            <text:p>19.397461318665</text:p>
          </table:table-cell>
          <table:table-cell office:value-type="string" office:value="">
            <text:p/>
          </table:table-cell>
          <table:table-cell office:value-type="float" office:value="8172.62732787289">
            <text:p>8172.62732787289</text:p>
          </table:table-cell>
          <table:table-cell office:value-type="float" office:value="227.039258576122">
            <text:p>227.039258576122</text:p>
          </table:table-cell>
          <table:table-cell office:value-type="float" office:value="0.0149681609457848">
            <text:p>0.0149681609457848</text:p>
          </table:table-cell>
          <table:table-cell office:value-type="float" office:value="0.0954826820894823">
            <text:p>0.09548268208948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1.338756019267">
            <text:p>781.338756019267</text:p>
          </table:table-cell>
          <table:table-cell office:value-type="float" office:value="32423.1349844239">
            <text:p>32423.1349844239</text:p>
          </table:table-cell>
          <table:table-cell office:value-type="float" office:value="592.0">
            <text:p>592.0</text:p>
          </table:table-cell>
          <table:table-cell office:value-type="float" office:value="4.79319563397056">
            <text:p>4.79319563397056</text:p>
          </table:table-cell>
          <table:table-cell office:value-type="string" office:value="">
            <text:p/>
          </table:table-cell>
          <table:table-cell office:value-type="float" office:value="7814.84197330312">
            <text:p>7814.84197330312</text:p>
          </table:table-cell>
          <table:table-cell office:value-type="float" office:value="57.8496577181872">
            <text:p>57.8496577181872</text:p>
          </table:table-cell>
          <table:table-cell office:value-type="float" office:value="0.00375472511860365">
            <text:p>0.00375472511860365</text:p>
          </table:table-cell>
          <table:table-cell office:value-type="float" office:value="0.0999813890912265">
            <text:p>0.09998138909122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41075623587">
            <text:p>776.341075623587</text:p>
          </table:table-cell>
          <table:table-cell office:value-type="float" office:value="32320.5593928094">
            <text:p>32320.5593928094</text:p>
          </table:table-cell>
          <table:table-cell office:value-type="float" office:value="14304.0">
            <text:p>14304.0</text:p>
          </table:table-cell>
          <table:table-cell office:value-type="float" office:value="117.430919535131">
            <text:p>117.430919535131</text:p>
          </table:table-cell>
          <table:table-cell office:value-type="string" office:value="">
            <text:p/>
          </table:table-cell>
          <table:table-cell office:value-type="float" office:value="8701.39194611824">
            <text:p>8701.39194611824</text:p>
          </table:table-cell>
          <table:table-cell office:value-type="float" office:value="1425.5715078672">
            <text:p>1425.5715078672</text:p>
          </table:table-cell>
          <table:table-cell office:value-type="float" office:value="0.0907222771900449">
            <text:p>0.0907222771900449</text:p>
          </table:table-cell>
          <table:table-cell office:value-type="float" office:value="0.0892203316930136">
            <text:p>0.089220331693013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29286387213">
            <text:p>775.329286387213</text:p>
          </table:table-cell>
          <table:table-cell office:value-type="float" office:value="32299.752452174">
            <text:p>32299.752452174</text:p>
          </table:table-cell>
          <table:table-cell office:value-type="float" office:value="1227.0">
            <text:p>1227.0</text:p>
          </table:table-cell>
          <table:table-cell office:value-type="float" office:value="10.0695738109143">
            <text:p>10.0695738109143</text:p>
          </table:table-cell>
          <table:table-cell office:value-type="string" office:value="">
            <text:p/>
          </table:table-cell>
          <table:table-cell office:value-type="float" office:value="6607.57736348795">
            <text:p>6607.57736348795</text:p>
          </table:table-cell>
          <table:table-cell office:value-type="float" office:value="162.236969292112">
            <text:p>162.236969292112</text:p>
          </table:table-cell>
          <table:table-cell office:value-type="float" office:value="0.00778217520359236">
            <text:p>0.00778217520359236</text:p>
          </table:table-cell>
          <table:table-cell office:value-type="float" office:value="0.117339418630422">
            <text:p>0.11733941863042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8043608499">
            <text:p>1339.68043608499</text:p>
          </table:table-cell>
          <table:table-cell office:value-type="float" office:value="42325.4216693384">
            <text:p>42325.4216693384</text:p>
          </table:table-cell>
          <table:table-cell office:value-type="float" office:value="25755.0">
            <text:p>25755.0</text:p>
          </table:table-cell>
          <table:table-cell office:value-type="float" office:value="307.377056720201">
            <text:p>307.377056720201</text:p>
          </table:table-cell>
          <table:table-cell office:value-type="string" office:value="">
            <text:p/>
          </table:table-cell>
          <table:table-cell office:value-type="float" office:value="11627.7310148077">
            <text:p>11627.7310148077</text:p>
          </table:table-cell>
          <table:table-cell office:value-type="float" office:value="3245.34884946888">
            <text:p>3245.34884946888</text:p>
          </table:table-cell>
          <table:table-cell office:value-type="float" office:value="0.163349569982495">
            <text:p>0.163349569982495</text:p>
          </table:table-cell>
          <table:table-cell office:value-type="float" office:value="0.115214261009214">
            <text:p>0.1152142610092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8716157347">
            <text:p>1340.68716157347</text:p>
          </table:table-cell>
          <table:table-cell office:value-type="float" office:value="42341.1550353339">
            <text:p>42341.1550353339</text:p>
          </table:table-cell>
          <table:table-cell office:value-type="float" office:value="12752.0">
            <text:p>12752.0</text:p>
          </table:table-cell>
          <table:table-cell office:value-type="float" office:value="152.24405764208">
            <text:p>152.24405764208</text:p>
          </table:table-cell>
          <table:table-cell office:value-type="string" office:value="">
            <text:p/>
          </table:table-cell>
          <table:table-cell office:value-type="float" office:value="11932.1475185455">
            <text:p>11932.1475185455</text:p>
          </table:table-cell>
          <table:table-cell office:value-type="float" office:value="1602.16626827344">
            <text:p>1602.16626827344</text:p>
          </table:table-cell>
          <table:table-cell office:value-type="float" office:value="0.0808788086358678">
            <text:p>0.0808788086358678</text:p>
          </table:table-cell>
          <table:table-cell office:value-type="float" office:value="0.11235925129904">
            <text:p>0.112359251299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9209518108">
            <text:p>1341.69209518108</text:p>
          </table:table-cell>
          <table:table-cell office:value-type="float" office:value="42356.8544830252">
            <text:p>42356.8544830252</text:p>
          </table:table-cell>
          <table:table-cell office:value-type="float" office:value="2847.0">
            <text:p>2847.0</text:p>
          </table:table-cell>
          <table:table-cell office:value-type="float" office:value="34.0025049511058">
            <text:p>34.0025049511058</text:p>
          </table:table-cell>
          <table:table-cell office:value-type="string" office:value="">
            <text:p/>
          </table:table-cell>
          <table:table-cell office:value-type="float" office:value="11174.4454817215">
            <text:p>11174.4454817215</text:p>
          </table:table-cell>
          <table:table-cell office:value-type="float" office:value="383.75414663407">
            <text:p>383.75414663407</text:p>
          </table:table-cell>
          <table:table-cell office:value-type="float" office:value="0.0180569297511226">
            <text:p>0.0180569297511226</text:p>
          </table:table-cell>
          <table:table-cell office:value-type="float" office:value="0.120067890382188">
            <text:p>0.1200678903821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9686823847">
            <text:p>1342.69686823847</text:p>
          </table:table-cell>
          <table:table-cell office:value-type="float" office:value="42372.5455215505">
            <text:p>42372.5455215505</text:p>
          </table:table-cell>
          <table:table-cell office:value-type="float" office:value="612.0">
            <text:p>612.0</text:p>
          </table:table-cell>
          <table:table-cell office:value-type="float" office:value="7.31350692115985">
            <text:p>7.31350692115985</text:p>
          </table:table-cell>
          <table:table-cell office:value-type="string" office:value="">
            <text:p/>
          </table:table-cell>
          <table:table-cell office:value-type="float" office:value="10673.5900388219">
            <text:p>10673.5900388219</text:p>
          </table:table-cell>
          <table:table-cell office:value-type="float" office:value="84.0780098852991">
            <text:p>84.0780098852991</text:p>
          </table:table-cell>
          <table:table-cell office:value-type="float" office:value="0.0038815739401781">
            <text:p>0.0038815739401781</text:p>
          </table:table-cell>
          <table:table-cell office:value-type="float" office:value="0.125796181355554">
            <text:p>0.12579618135555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7647321807">
            <text:p>1338.67647321807</text:p>
          </table:table-cell>
          <table:table-cell office:value-type="float" office:value="42309.7255658831">
            <text:p>42309.7255658831</text:p>
          </table:table-cell>
          <table:table-cell office:value-type="float" office:value="6125.0">
            <text:p>6125.0</text:p>
          </table:table-cell>
          <table:table-cell office:value-type="float" office:value="73.0671875708891">
            <text:p>73.0671875708891</text:p>
          </table:table-cell>
          <table:table-cell office:value-type="string" office:value="">
            <text:p/>
          </table:table-cell>
          <table:table-cell office:value-type="float" office:value="11673.2307177362">
            <text:p>11673.2307177362</text:p>
          </table:table-cell>
          <table:table-cell office:value-type="float" office:value="775.003309044531">
            <text:p>775.003309044531</text:p>
          </table:table-cell>
          <table:table-cell office:value-type="float" office:value="0.0388474516071746">
            <text:p>0.0388474516071746</text:p>
          </table:table-cell>
          <table:table-cell office:value-type="float" office:value="0.11467917542177">
            <text:p>0.114679175421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5425633194">
            <text:p>1337.65425633194</text:p>
          </table:table-cell>
          <table:table-cell office:value-type="float" office:value="42293.7380032111">
            <text:p>42293.7380032111</text:p>
          </table:table-cell>
          <table:table-cell office:value-type="float" office:value="9297.0">
            <text:p>9297.0</text:p>
          </table:table-cell>
          <table:table-cell office:value-type="float" office:value="110.853245528843">
            <text:p>110.853245528843</text:p>
          </table:table-cell>
          <table:table-cell office:value-type="string" office:value="">
            <text:p/>
          </table:table-cell>
          <table:table-cell office:value-type="float" office:value="11959.8180899129">
            <text:p>11959.8180899129</text:p>
          </table:table-cell>
          <table:table-cell office:value-type="float" office:value="1146.90176566946">
            <text:p>1146.90176566946</text:p>
          </table:table-cell>
          <table:table-cell office:value-type="float" office:value="0.058965674708882">
            <text:p>0.058965674708882</text:p>
          </table:table-cell>
          <table:table-cell office:value-type="float" office:value="0.111845702524533">
            <text:p>0.11184570252453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65119921296">
            <text:p>1336.65119921296</text:p>
          </table:table-cell>
          <table:table-cell office:value-type="float" office:value="42278.0441375428">
            <text:p>42278.0441375428</text:p>
          </table:table-cell>
          <table:table-cell office:value-type="float" office:value="15095.0">
            <text:p>15095.0</text:p>
          </table:table-cell>
          <table:table-cell office:value-type="float" office:value="179.89368935996">
            <text:p>179.89368935996</text:p>
          </table:table-cell>
          <table:table-cell office:value-type="string" office:value="">
            <text:p/>
          </table:table-cell>
          <table:table-cell office:value-type="float" office:value="12030.5707521548">
            <text:p>12030.5707521548</text:p>
          </table:table-cell>
          <table:table-cell office:value-type="float" office:value="1808.17941278997">
            <text:p>1808.17941278997</text:p>
          </table:table-cell>
          <table:table-cell office:value-type="float" office:value="0.0957391480833143">
            <text:p>0.0957391480833143</text:p>
          </table:table-cell>
          <table:table-cell office:value-type="float" office:value="0.11110455411881">
            <text:p>0.111104554118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6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60185198348">
            <text:p>1355.60185198348</text:p>
          </table:table-cell>
          <table:table-cell office:value-type="float" office:value="42573.5545360823">
            <text:p>42573.5545360823</text:p>
          </table:table-cell>
          <table:table-cell office:value-type="float" office:value="18034.0">
            <text:p>18034.0</text:p>
          </table:table-cell>
          <table:table-cell office:value-type="float" office:value="217.597910038135">
            <text:p>217.597910038135</text:p>
          </table:table-cell>
          <table:table-cell office:value-type="string" office:value="">
            <text:p/>
          </table:table-cell>
          <table:table-cell office:value-type="float" office:value="12247.2835971069">
            <text:p>12247.2835971069</text:p>
          </table:table-cell>
          <table:table-cell office:value-type="float" office:value="2186.21834466315">
            <text:p>2186.21834466315</text:p>
          </table:table-cell>
          <table:table-cell office:value-type="float" office:value="0.114379582413679">
            <text:p>0.114379582413679</text:p>
          </table:table-cell>
          <table:table-cell office:value-type="float" office:value="0.110685919962179">
            <text:p>0.1106859199621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60498367208">
            <text:p>1356.60498367208</text:p>
          </table:table-cell>
          <table:table-cell office:value-type="float" office:value="42589.1390705834">
            <text:p>42589.1390705834</text:p>
          </table:table-cell>
          <table:table-cell office:value-type="float" office:value="7989.0">
            <text:p>7989.0</text:p>
          </table:table-cell>
          <table:table-cell office:value-type="float" office:value="96.4278047798538">
            <text:p>96.4278047798538</text:p>
          </table:table-cell>
          <table:table-cell office:value-type="string" office:value="">
            <text:p/>
          </table:table-cell>
          <table:table-cell office:value-type="float" office:value="12207.5598544309">
            <text:p>12207.5598544309</text:p>
          </table:table-cell>
          <table:table-cell office:value-type="float" office:value="979.467950341644">
            <text:p>979.467950341644</text:p>
          </table:table-cell>
          <table:table-cell office:value-type="float" office:value="0.0506697617779131">
            <text:p>0.0506697617779131</text:p>
          </table:table-cell>
          <table:table-cell office:value-type="float" office:value="0.111128268044467">
            <text:p>0.1111282680444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60764521855">
            <text:p>1357.60764521855</text:p>
          </table:table-cell>
          <table:table-cell office:value-type="float" office:value="42604.7105207107">
            <text:p>42604.7105207107</text:p>
          </table:table-cell>
          <table:table-cell office:value-type="float" office:value="1875.0">
            <text:p>1875.0</text:p>
          </table:table-cell>
          <table:table-cell office:value-type="float" office:value="22.6417228885569">
            <text:p>22.6417228885569</text:p>
          </table:table-cell>
          <table:table-cell office:value-type="string" office:value="">
            <text:p/>
          </table:table-cell>
          <table:table-cell office:value-type="float" office:value="11228.4369713125">
            <text:p>11228.4369713125</text:p>
          </table:table-cell>
          <table:table-cell office:value-type="float" office:value="250.823561103351">
            <text:p>250.823561103351</text:p>
          </table:table-cell>
          <table:table-cell office:value-type="float" office:value="0.0118920770226045">
            <text:p>0.0118920770226045</text:p>
          </table:table-cell>
          <table:table-cell office:value-type="float" office:value="0.120907981109667">
            <text:p>0.1209079811096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63423518587">
            <text:p>1358.63423518587</text:p>
          </table:table-cell>
          <table:table-cell office:value-type="float" office:value="42620.6476012243">
            <text:p>42620.6476012243</text:p>
          </table:table-cell>
          <table:table-cell office:value-type="float" office:value="8328.0">
            <text:p>8328.0</text:p>
          </table:table-cell>
          <table:table-cell office:value-type="float" office:value="100.649882737664">
            <text:p>100.649882737664</text:p>
          </table:table-cell>
          <table:table-cell office:value-type="string" office:value="">
            <text:p/>
          </table:table-cell>
          <table:table-cell office:value-type="float" office:value="12289.0705387658">
            <text:p>12289.0705387658</text:p>
          </table:table-cell>
          <table:table-cell office:value-type="float" office:value="1011.60817121575">
            <text:p>1011.60817121575</text:p>
          </table:table-cell>
          <table:table-cell office:value-type="float" office:value="0.0528198493036">
            <text:p>0.0528198493036</text:p>
          </table:table-cell>
          <table:table-cell office:value-type="float" office:value="0.110556305369073">
            <text:p>0.1105563053690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6442931274">
            <text:p>1359.6442931274</text:p>
          </table:table-cell>
          <table:table-cell office:value-type="float" office:value="42636.3221344894">
            <text:p>42636.3221344894</text:p>
          </table:table-cell>
          <table:table-cell office:value-type="float" office:value="4984.0">
            <text:p>4984.0</text:p>
          </table:table-cell>
          <table:table-cell office:value-type="float" office:value="60.3206862024251">
            <text:p>60.3206862024251</text:p>
          </table:table-cell>
          <table:table-cell office:value-type="string" office:value="">
            <text:p/>
          </table:table-cell>
          <table:table-cell office:value-type="float" office:value="11940.0210035185">
            <text:p>11940.0210035185</text:p>
          </table:table-cell>
          <table:table-cell office:value-type="float" office:value="619.612944329388">
            <text:p>619.612944329388</text:p>
          </table:table-cell>
          <table:table-cell office:value-type="float" office:value="0.0316107263363523">
            <text:p>0.0316107263363523</text:p>
          </table:table-cell>
          <table:table-cell office:value-type="float" office:value="0.113872856063381">
            <text:p>0.1138728560633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6403813809">
            <text:p>1360.66403813809</text:p>
          </table:table-cell>
          <table:table-cell office:value-type="float" office:value="42652.141066888">
            <text:p>42652.141066888</text:p>
          </table:table-cell>
          <table:table-cell office:value-type="float" office:value="4814.0">
            <text:p>4814.0</text:p>
          </table:table-cell>
          <table:table-cell office:value-type="float" office:value="58.321934021517">
            <text:p>58.321934021517</text:p>
          </table:table-cell>
          <table:table-cell office:value-type="string" office:value="">
            <text:p/>
          </table:table-cell>
          <table:table-cell office:value-type="float" office:value="11420.3574565305">
            <text:p>11420.3574565305</text:p>
          </table:table-cell>
          <table:table-cell office:value-type="float" office:value="626.231665634975">
            <text:p>626.231665634975</text:p>
          </table:table-cell>
          <table:table-cell office:value-type="float" office:value="0.0305325113529695">
            <text:p>0.0305325113529695</text:p>
          </table:table-cell>
          <table:table-cell office:value-type="float" office:value="0.119143734626277">
            <text:p>0.1191437346262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6854250152">
            <text:p>1361.66854250152</text:p>
          </table:table-cell>
          <table:table-cell office:value-type="float" office:value="42667.7177586234">
            <text:p>42667.7177586234</text:p>
          </table:table-cell>
          <table:table-cell office:value-type="float" office:value="30165.0">
            <text:p>30165.0</text:p>
          </table:table-cell>
          <table:table-cell office:value-type="float" office:value="365.698919834406">
            <text:p>365.698919834406</text:p>
          </table:table-cell>
          <table:table-cell office:value-type="string" office:value="">
            <text:p/>
          </table:table-cell>
          <table:table-cell office:value-type="float" office:value="11925.8561896183">
            <text:p>11925.8561896183</text:p>
          </table:table-cell>
          <table:table-cell office:value-type="float" office:value="3688.54685787004">
            <text:p>3688.54685787004</text:p>
          </table:table-cell>
          <table:table-cell office:value-type="float" office:value="0.191319735139661">
            <text:p>0.191319735139661</text:p>
          </table:table-cell>
          <table:table-cell office:value-type="float" office:value="0.114177843573771">
            <text:p>0.1141778435737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6992580072">
            <text:p>1362.66992580072</text:p>
          </table:table-cell>
          <table:table-cell office:value-type="float" office:value="42683.2403115281">
            <text:p>42683.2403115281</text:p>
          </table:table-cell>
          <table:table-cell office:value-type="float" office:value="15283.0">
            <text:p>15283.0</text:p>
          </table:table-cell>
          <table:table-cell office:value-type="float" office:value="185.381189775766">
            <text:p>185.381189775766</text:p>
          </table:table-cell>
          <table:table-cell office:value-type="string" office:value="">
            <text:p/>
          </table:table-cell>
          <table:table-cell office:value-type="float" office:value="12345.7252230459">
            <text:p>12345.7252230459</text:p>
          </table:table-cell>
          <table:table-cell office:value-type="float" office:value="1801.54036273007">
            <text:p>1801.54036273007</text:p>
          </table:table-cell>
          <table:table-cell office:value-type="float" office:value="0.0969315270061141">
            <text:p>0.0969315270061141</text:p>
          </table:table-cell>
          <table:table-cell office:value-type="float" office:value="0.110375850845685">
            <text:p>0.1103758508456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742195881">
            <text:p>1363.6742195881</text:p>
          </table:table-cell>
          <table:table-cell office:value-type="float" office:value="42698.8022295416">
            <text:p>42698.8022295416</text:p>
          </table:table-cell>
          <table:table-cell office:value-type="float" office:value="3430.0">
            <text:p>3430.0</text:p>
          </table:table-cell>
          <table:table-cell office:value-type="float" office:value="41.6454441215606">
            <text:p>41.6454441215606</text:p>
          </table:table-cell>
          <table:table-cell office:value-type="string" office:value="">
            <text:p/>
          </table:table-cell>
          <table:table-cell office:value-type="float" office:value="12213.5446616919">
            <text:p>12213.5446616919</text:p>
          </table:table-cell>
          <table:table-cell office:value-type="float" office:value="424.832220529221">
            <text:p>424.832220529221</text:p>
          </table:table-cell>
          <table:table-cell office:value-type="float" office:value="0.0217545729000178">
            <text:p>0.0217545729000178</text:p>
          </table:table-cell>
          <table:table-cell office:value-type="float" office:value="0.111652616612218">
            <text:p>0.1116526166122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6840960486">
            <text:p>1364.66840960486</text:p>
          </table:table-cell>
          <table:table-cell office:value-type="float" office:value="42714.2019195815">
            <text:p>42714.2019195815</text:p>
          </table:table-cell>
          <table:table-cell office:value-type="float" office:value="575.0">
            <text:p>575.0</text:p>
          </table:table-cell>
          <table:table-cell office:value-type="float" office:value="6.98712651345796">
            <text:p>6.98712651345796</text:p>
          </table:table-cell>
          <table:table-cell office:value-type="string" office:value="">
            <text:p/>
          </table:table-cell>
          <table:table-cell office:value-type="float" office:value="11276.7010804475">
            <text:p>11276.7010804475</text:p>
          </table:table-cell>
          <table:table-cell office:value-type="float" office:value="68.0575413695156">
            <text:p>68.0575413695156</text:p>
          </table:table-cell>
          <table:table-cell office:value-type="float" office:value="0.00364690362026537">
            <text:p>0.00364690362026537</text:p>
          </table:table-cell>
          <table:table-cell office:value-type="float" office:value="0.121016634197304">
            <text:p>0.1210166341973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60338220071">
            <text:p>1354.60338220071</text:p>
          </table:table-cell>
          <table:table-cell office:value-type="float" office:value="42558.03667791">
            <text:p>42558.03667791</text:p>
          </table:table-cell>
          <table:table-cell office:value-type="float" office:value="2521.0">
            <text:p>2521.0</text:p>
          </table:table-cell>
          <table:table-cell office:value-type="float" office:value="30.4097161960681">
            <text:p>30.4097161960681</text:p>
          </table:table-cell>
          <table:table-cell office:value-type="string" office:value="">
            <text:p/>
          </table:table-cell>
          <table:table-cell office:value-type="float" office:value="11931.1720472563">
            <text:p>11931.1720472563</text:p>
          </table:table-cell>
          <table:table-cell office:value-type="float" office:value="310.329073187014">
            <text:p>310.329073187014</text:p>
          </table:table-cell>
          <table:table-cell office:value-type="float" office:value="0.0159892939594591">
            <text:p>0.0159892939594591</text:p>
          </table:table-cell>
          <table:table-cell office:value-type="float" office:value="0.11353481257629">
            <text:p>0.113534812576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48803726089">
            <text:p>777.348803726089</text:p>
          </table:table-cell>
          <table:table-cell office:value-type="float" office:value="32341.2692845851">
            <text:p>32341.2692845851</text:p>
          </table:table-cell>
          <table:table-cell office:value-type="float" office:value="149496.5">
            <text:p>149496.5</text:p>
          </table:table-cell>
          <table:table-cell office:value-type="float" office:value="1169.23477394811">
            <text:p>1169.23477394811</text:p>
          </table:table-cell>
          <table:table-cell office:value-type="string" office:value="">
            <text:p/>
          </table:table-cell>
          <table:table-cell office:value-type="float" office:value="8230.57272543002">
            <text:p>8230.57272543002</text:p>
          </table:table-cell>
          <table:table-cell office:value-type="float" office:value="15464.1405045521">
            <text:p>15464.1405045521</text:p>
          </table:table-cell>
          <table:table-cell office:value-type="float" office:value="1.0">
            <text:p>1.0</text:p>
          </table:table-cell>
          <table:table-cell office:value-type="float" office:value="0.0944465020428424">
            <text:p>0.09444650204284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53416188405">
            <text:p>778.353416188405</text:p>
          </table:table-cell>
          <table:table-cell office:value-type="float" office:value="32361.9017289362">
            <text:p>32361.9017289362</text:p>
          </table:table-cell>
          <table:table-cell office:value-type="float" office:value="43089.5">
            <text:p>43089.5</text:p>
          </table:table-cell>
          <table:table-cell office:value-type="float" office:value="337.02498576354">
            <text:p>337.02498576354</text:p>
          </table:table-cell>
          <table:table-cell office:value-type="string" office:value="">
            <text:p/>
          </table:table-cell>
          <table:table-cell office:value-type="float" office:value="8417.70773650014">
            <text:p>8417.70773650014</text:p>
          </table:table-cell>
          <table:table-cell office:value-type="float" office:value="4334.2985102628">
            <text:p>4334.2985102628</text:p>
          </table:table-cell>
          <table:table-cell office:value-type="float" office:value="0.288230828146478">
            <text:p>0.288230828146478</text:p>
          </table:table-cell>
          <table:table-cell office:value-type="float" office:value="0.0924661963272229">
            <text:p>0.09246619632722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51359510794">
            <text:p>779.351359510794</text:p>
          </table:table-cell>
          <table:table-cell office:value-type="float" office:value="32382.3839662888">
            <text:p>32382.3839662888</text:p>
          </table:table-cell>
          <table:table-cell office:value-type="float" office:value="11341.5">
            <text:p>11341.5</text:p>
          </table:table-cell>
          <table:table-cell office:value-type="float" office:value="88.7266770687889">
            <text:p>88.7266770687889</text:p>
          </table:table-cell>
          <table:table-cell office:value-type="string" office:value="">
            <text:p/>
          </table:table-cell>
          <table:table-cell office:value-type="float" office:value="8577.18213866454">
            <text:p>8577.18213866454</text:p>
          </table:table-cell>
          <table:table-cell office:value-type="float" office:value="1147.02122686013">
            <text:p>1147.02122686013</text:p>
          </table:table-cell>
          <table:table-cell office:value-type="float" office:value="0.0758646523497206">
            <text:p>0.0758646523497206</text:p>
          </table:table-cell>
          <table:table-cell office:value-type="float" office:value="0.0908633333082207">
            <text:p>0.09086333330822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54698503361">
            <text:p>780.354698503361</text:p>
          </table:table-cell>
          <table:table-cell office:value-type="float" office:value="32402.9636712833">
            <text:p>32402.9636712833</text:p>
          </table:table-cell>
          <table:table-cell office:value-type="float" office:value="2225.5">
            <text:p>2225.5</text:p>
          </table:table-cell>
          <table:table-cell office:value-type="float" office:value="17.4156013261876">
            <text:p>17.4156013261876</text:p>
          </table:table-cell>
          <table:table-cell office:value-type="string" office:value="">
            <text:p/>
          </table:table-cell>
          <table:table-cell office:value-type="float" office:value="8305.01015689559">
            <text:p>8305.01015689559</text:p>
          </table:table-cell>
          <table:table-cell office:value-type="float" office:value="249.642421304204">
            <text:p>249.642421304204</text:p>
          </table:table-cell>
          <table:table-cell office:value-type="float" office:value="0.0148866361419833">
            <text:p>0.0148866361419833</text:p>
          </table:table-cell>
          <table:table-cell office:value-type="float" office:value="0.0939619198244372">
            <text:p>0.09396191982443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1.358232044686">
            <text:p>781.358232044686</text:p>
          </table:table-cell>
          <table:table-cell office:value-type="float" office:value="32423.5340772095">
            <text:p>32423.5340772095</text:p>
          </table:table-cell>
          <table:table-cell office:value-type="float" office:value="569.5">
            <text:p>569.5</text:p>
          </table:table-cell>
          <table:table-cell office:value-type="float" office:value="4.45769891035108">
            <text:p>4.45769891035108</text:p>
          </table:table-cell>
          <table:table-cell office:value-type="string" office:value="">
            <text:p/>
          </table:table-cell>
          <table:table-cell office:value-type="float" office:value="8410.61737260063">
            <text:p>8410.61737260063</text:p>
          </table:table-cell>
          <table:table-cell office:value-type="float" office:value="56.2720196152498">
            <text:p>56.2720196152498</text:p>
          </table:table-cell>
          <table:table-cell office:value-type="float" office:value="0.00380945373303054">
            <text:p>0.00380945373303054</text:p>
          </table:table-cell>
          <table:table-cell office:value-type="float" office:value="0.0929014122780245">
            <text:p>0.092901412278024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49335833727">
            <text:p>776.349335833727</text:p>
          </table:table-cell>
          <table:table-cell office:value-type="float" office:value="32320.7292038398">
            <text:p>32320.7292038398</text:p>
          </table:table-cell>
          <table:table-cell office:value-type="float" office:value="13009.5">
            <text:p>13009.5</text:p>
          </table:table-cell>
          <table:table-cell office:value-type="float" office:value="101.730074906161">
            <text:p>101.730074906161</text:p>
          </table:table-cell>
          <table:table-cell office:value-type="string" office:value="">
            <text:p/>
          </table:table-cell>
          <table:table-cell office:value-type="float" office:value="8522.81832869524">
            <text:p>8522.81832869524</text:p>
          </table:table-cell>
          <table:table-cell office:value-type="float" office:value="1320.70177603686">
            <text:p>1320.70177603686</text:p>
          </table:table-cell>
          <table:table-cell office:value-type="float" office:value="0.0870221041964193">
            <text:p>0.0870221041964193</text:p>
          </table:table-cell>
          <table:table-cell office:value-type="float" office:value="0.0910906822007291">
            <text:p>0.09109068220072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45582393921">
            <text:p>775.345582393921</text:p>
          </table:table-cell>
          <table:table-cell office:value-type="float" office:value="32300.0876794386">
            <text:p>32300.0876794386</text:p>
          </table:table-cell>
          <table:table-cell office:value-type="float" office:value="1220.5">
            <text:p>1220.5</text:p>
          </table:table-cell>
          <table:table-cell office:value-type="float" office:value="9.53814002714979">
            <text:p>9.53814002714979</text:p>
          </table:table-cell>
          <table:table-cell office:value-type="string" office:value="">
            <text:p/>
          </table:table-cell>
          <table:table-cell office:value-type="float" office:value="6959.92175885115">
            <text:p>6959.92175885115</text:p>
          </table:table-cell>
          <table:table-cell office:value-type="float" office:value="156.321964685754">
            <text:p>156.321964685754</text:p>
          </table:table-cell>
          <table:table-cell office:value-type="float" office:value="0.0081640707307529">
            <text:p>0.0081640707307529</text:p>
          </table:table-cell>
          <table:table-cell office:value-type="float" office:value="0.111401479680126">
            <text:p>0.1114014796801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9209532533">
            <text:p>1339.69209532533</text:p>
          </table:table-cell>
          <table:table-cell office:value-type="float" office:value="42325.6039169257">
            <text:p>42325.6039169257</text:p>
          </table:table-cell>
          <table:table-cell office:value-type="float" office:value="33584.5">
            <text:p>33584.5</text:p>
          </table:table-cell>
          <table:table-cell office:value-type="float" office:value="386.107981989536">
            <text:p>386.107981989536</text:p>
          </table:table-cell>
          <table:table-cell office:value-type="string" office:value="">
            <text:p/>
          </table:table-cell>
          <table:table-cell office:value-type="float" office:value="11200.5877194818">
            <text:p>11200.5877194818</text:p>
          </table:table-cell>
          <table:table-cell office:value-type="float" office:value="4315.08829784997">
            <text:p>4315.08829784997</text:p>
          </table:table-cell>
          <table:table-cell office:value-type="float" office:value="0.224650744331807">
            <text:p>0.224650744331807</text:p>
          </table:table-cell>
          <table:table-cell office:value-type="float" office:value="0.119609089172627">
            <text:p>0.1196090891726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9672982413">
            <text:p>1340.69672982413</text:p>
          </table:table-cell>
          <table:table-cell office:value-type="float" office:value="42341.3045419675">
            <text:p>42341.3045419675</text:p>
          </table:table-cell>
          <table:table-cell office:value-type="float" office:value="16672.5">
            <text:p>16672.5</text:p>
          </table:table-cell>
          <table:table-cell office:value-type="float" office:value="191.735737270948">
            <text:p>191.735737270948</text:p>
          </table:table-cell>
          <table:table-cell office:value-type="string" office:value="">
            <text:p/>
          </table:table-cell>
          <table:table-cell office:value-type="float" office:value="11479.8322441241">
            <text:p>11479.8322441241</text:p>
          </table:table-cell>
          <table:table-cell office:value-type="float" office:value="2152.71056816816">
            <text:p>2152.71056816816</text:p>
          </table:table-cell>
          <table:table-cell office:value-type="float" office:value="0.111524350068396">
            <text:p>0.111524350068396</text:p>
          </table:table-cell>
          <table:table-cell office:value-type="float" office:value="0.116787136023731">
            <text:p>0.1167871360237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96866212">
            <text:p>1341.696866212</text:p>
          </table:table-cell>
          <table:table-cell office:value-type="float" office:value="42356.9290037671">
            <text:p>42356.9290037671</text:p>
          </table:table-cell>
          <table:table-cell office:value-type="float" office:value="3989.5">
            <text:p>3989.5</text:p>
          </table:table-cell>
          <table:table-cell office:value-type="float" office:value="45.9048203805077">
            <text:p>45.9048203805077</text:p>
          </table:table-cell>
          <table:table-cell office:value-type="string" office:value="">
            <text:p/>
          </table:table-cell>
          <table:table-cell office:value-type="float" office:value="11714.8626830751">
            <text:p>11714.8626830751</text:p>
          </table:table-cell>
          <table:table-cell office:value-type="float" office:value="525.337667122094">
            <text:p>525.337667122094</text:p>
          </table:table-cell>
          <table:table-cell office:value-type="float" office:value="0.0266862434906503">
            <text:p>0.0266862434906503</text:p>
          </table:table-cell>
          <table:table-cell office:value-type="float" office:value="0.114529457366189">
            <text:p>0.1145294573661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9481069696">
            <text:p>1342.69481069696</text:p>
          </table:table-cell>
          <table:table-cell office:value-type="float" office:value="42372.5133959778">
            <text:p>42372.5133959778</text:p>
          </table:table-cell>
          <table:table-cell office:value-type="float" office:value="725.5">
            <text:p>725.5</text:p>
          </table:table-cell>
          <table:table-cell office:value-type="float" office:value="7.78693247316638">
            <text:p>7.78693247316638</text:p>
          </table:table-cell>
          <table:table-cell office:value-type="string" office:value="">
            <text:p/>
          </table:table-cell>
          <table:table-cell office:value-type="float" office:value="9316.87904950246">
            <text:p>9316.87904950246</text:p>
          </table:table-cell>
          <table:table-cell office:value-type="float" office:value="105.277983013607">
            <text:p>105.277983013607</text:p>
          </table:table-cell>
          <table:table-cell office:value-type="float" office:value="0.00485295642372898">
            <text:p>0.00485295642372898</text:p>
          </table:table-cell>
          <table:table-cell office:value-type="float" office:value="0.144114225757676">
            <text:p>0.1441142257576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8678130978">
            <text:p>1338.68678130978</text:p>
          </table:table-cell>
          <table:table-cell office:value-type="float" office:value="42309.8867541305">
            <text:p>42309.8867541305</text:p>
          </table:table-cell>
          <table:table-cell office:value-type="float" office:value="6106.5">
            <text:p>6106.5</text:p>
          </table:table-cell>
          <table:table-cell office:value-type="float" office:value="70.1842614959808">
            <text:p>70.1842614959808</text:p>
          </table:table-cell>
          <table:table-cell office:value-type="string" office:value="">
            <text:p/>
          </table:table-cell>
          <table:table-cell office:value-type="float" office:value="10812.5074325557">
            <text:p>10812.5074325557</text:p>
          </table:table-cell>
          <table:table-cell office:value-type="float" office:value="859.709931544766">
            <text:p>859.709931544766</text:p>
          </table:table-cell>
          <table:table-cell office:value-type="float" office:value="0.0408471101330132">
            <text:p>0.0408471101330132</text:p>
          </table:table-cell>
          <table:table-cell office:value-type="float" office:value="0.123809096979585">
            <text:p>0.1238090969795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6048639283">
            <text:p>1337.66048639283</text:p>
          </table:table-cell>
          <table:table-cell office:value-type="float" office:value="42293.8354604895">
            <text:p>42293.8354604895</text:p>
          </table:table-cell>
          <table:table-cell office:value-type="float" office:value="7924.5">
            <text:p>7924.5</text:p>
          </table:table-cell>
          <table:table-cell office:value-type="float" office:value="91.0021597695586">
            <text:p>91.0021597695586</text:p>
          </table:table-cell>
          <table:table-cell office:value-type="string" office:value="">
            <text:p/>
          </table:table-cell>
          <table:table-cell office:value-type="float" office:value="11672.6116531377">
            <text:p>11672.6116531377</text:p>
          </table:table-cell>
          <table:table-cell office:value-type="float" office:value="1019.72718420315">
            <text:p>1019.72718420315</text:p>
          </table:table-cell>
          <table:table-cell office:value-type="float" office:value="0.0530079299515373">
            <text:p>0.0530079299515373</text:p>
          </table:table-cell>
          <table:table-cell office:value-type="float" office:value="0.114598217274988">
            <text:p>0.1145982172749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65726560325">
            <text:p>1336.65726560325</text:p>
          </table:table-cell>
          <table:table-cell office:value-type="float" office:value="42278.1390702588">
            <text:p>42278.1390702588</text:p>
          </table:table-cell>
          <table:table-cell office:value-type="float" office:value="12852.5">
            <text:p>12852.5</text:p>
          </table:table-cell>
          <table:table-cell office:value-type="float" office:value="145.044152554175">
            <text:p>145.044152554175</text:p>
          </table:table-cell>
          <table:table-cell office:value-type="string" office:value="">
            <text:p/>
          </table:table-cell>
          <table:table-cell office:value-type="float" office:value="12148.4038047979">
            <text:p>12148.4038047979</text:p>
          </table:table-cell>
          <table:table-cell office:value-type="float" office:value="1529.16582672913">
            <text:p>1529.16582672913</text:p>
          </table:table-cell>
          <table:table-cell office:value-type="float" office:value="0.0859719123859087">
            <text:p>0.0859719123859087</text:p>
          </table:table-cell>
          <table:table-cell office:value-type="float" office:value="0.110027398420471">
            <text:p>0.1100273984204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7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60683034677">
            <text:p>1355.60683034677</text:p>
          </table:table-cell>
          <table:table-cell office:value-type="float" office:value="42573.6318936344">
            <text:p>42573.6318936344</text:p>
          </table:table-cell>
          <table:table-cell office:value-type="float" office:value="16504.5">
            <text:p>16504.5</text:p>
          </table:table-cell>
          <table:table-cell office:value-type="float" office:value="191.8999200928">
            <text:p>191.8999200928</text:p>
          </table:table-cell>
          <table:table-cell office:value-type="string" office:value="">
            <text:p/>
          </table:table-cell>
          <table:table-cell office:value-type="float" office:value="11907.0276600583">
            <text:p>11907.0276600583</text:p>
          </table:table-cell>
          <table:table-cell office:value-type="float" office:value="2035.73249559354">
            <text:p>2035.73249559354</text:p>
          </table:table-cell>
          <table:table-cell office:value-type="float" office:value="0.110400577939952">
            <text:p>0.110400577939952</text:p>
          </table:table-cell>
          <table:table-cell office:value-type="float" office:value="0.113849305557096">
            <text:p>0.11384930555709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60918194869">
            <text:p>1356.60918194869</text:p>
          </table:table-cell>
          <table:table-cell office:value-type="float" office:value="42589.2042823497">
            <text:p>42589.2042823497</text:p>
          </table:table-cell>
          <table:table-cell office:value-type="float" office:value="7350.5">
            <text:p>7350.5</text:p>
          </table:table-cell>
          <table:table-cell office:value-type="float" office:value="85.4956618757863">
            <text:p>85.4956618757863</text:p>
          </table:table-cell>
          <table:table-cell office:value-type="string" office:value="">
            <text:p/>
          </table:table-cell>
          <table:table-cell office:value-type="float" office:value="12127.6513860221">
            <text:p>12127.6513860221</text:p>
          </table:table-cell>
          <table:table-cell office:value-type="float" office:value="912.459688733946">
            <text:p>912.459688733946</text:p>
          </table:table-cell>
          <table:table-cell office:value-type="float" office:value="0.049168375179352">
            <text:p>0.049168375179352</text:p>
          </table:table-cell>
          <table:table-cell office:value-type="float" office:value="0.111860832635102">
            <text:p>0.1118608326351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61143958194">
            <text:p>1357.61143958194</text:p>
          </table:table-cell>
          <table:table-cell office:value-type="float" office:value="42604.7694366466">
            <text:p>42604.7694366466</text:p>
          </table:table-cell>
          <table:table-cell office:value-type="float" office:value="1717.5">
            <text:p>1717.5</text:p>
          </table:table-cell>
          <table:table-cell office:value-type="float" office:value="19.1305079451587">
            <text:p>19.1305079451587</text:p>
          </table:table-cell>
          <table:table-cell office:value-type="string" office:value="">
            <text:p/>
          </table:table-cell>
          <table:table-cell office:value-type="float" office:value="11635.939617191">
            <text:p>11635.939617191</text:p>
          </table:table-cell>
          <table:table-cell office:value-type="float" office:value="228.35519339122">
            <text:p>228.35519339122</text:p>
          </table:table-cell>
          <table:table-cell office:value-type="float" office:value="0.0114885632774011">
            <text:p>0.0114885632774011</text:p>
          </table:table-cell>
          <table:table-cell office:value-type="float" office:value="0.116673984589625">
            <text:p>0.1166739845896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6413796573">
            <text:p>1358.6413796573</text:p>
          </table:table-cell>
          <table:table-cell office:value-type="float" office:value="42620.7584928843">
            <text:p>42620.7584928843</text:p>
          </table:table-cell>
          <table:table-cell office:value-type="float" office:value="6277.5">
            <text:p>6277.5</text:p>
          </table:table-cell>
          <table:table-cell office:value-type="float" office:value="73.1361562351365">
            <text:p>73.1361562351365</text:p>
          </table:table-cell>
          <table:table-cell office:value-type="string" office:value="">
            <text:p/>
          </table:table-cell>
          <table:table-cell office:value-type="float" office:value="12955.2610154731">
            <text:p>12955.2610154731</text:p>
          </table:table-cell>
          <table:table-cell office:value-type="float" office:value="745.760772762761">
            <text:p>745.760772762761</text:p>
          </table:table-cell>
          <table:table-cell office:value-type="float" office:value="0.0419909496208941">
            <text:p>0.0419909496208941</text:p>
          </table:table-cell>
          <table:table-cell office:value-type="float" office:value="0.104871787456432">
            <text:p>0.1048717874564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64882440234">
            <text:p>1359.64882440234</text:p>
          </table:table-cell>
          <table:table-cell office:value-type="float" office:value="42636.3924396771">
            <text:p>42636.3924396771</text:p>
          </table:table-cell>
          <table:table-cell office:value-type="float" office:value="3690.5">
            <text:p>3690.5</text:p>
          </table:table-cell>
          <table:table-cell office:value-type="float" office:value="43.0346923435656">
            <text:p>43.0346923435656</text:p>
          </table:table-cell>
          <table:table-cell office:value-type="string" office:value="">
            <text:p/>
          </table:table-cell>
          <table:table-cell office:value-type="float" office:value="12381.2788397781">
            <text:p>12381.2788397781</text:p>
          </table:table-cell>
          <table:table-cell office:value-type="float" office:value="466.532179473454">
            <text:p>466.532179473454</text:p>
          </table:table-cell>
          <table:table-cell office:value-type="float" office:value="0.0246861966668116">
            <text:p>0.0246861966668116</text:p>
          </table:table-cell>
          <table:table-cell office:value-type="float" office:value="0.109814894083002">
            <text:p>0.10981489408300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708417573">
            <text:p>1360.6708417573</text:p>
          </table:table-cell>
          <table:table-cell office:value-type="float" office:value="42652.2465889598">
            <text:p>42652.2465889598</text:p>
          </table:table-cell>
          <table:table-cell office:value-type="float" office:value="4217.5">
            <text:p>4217.5</text:p>
          </table:table-cell>
          <table:table-cell office:value-type="float" office:value="49.2659902605256">
            <text:p>49.2659902605256</text:p>
          </table:table-cell>
          <table:table-cell office:value-type="string" office:value="">
            <text:p/>
          </table:table-cell>
          <table:table-cell office:value-type="float" office:value="11718.0179873335">
            <text:p>11718.0179873335</text:p>
          </table:table-cell>
          <table:table-cell office:value-type="float" office:value="542.246203981142">
            <text:p>542.246203981142</text:p>
          </table:table-cell>
          <table:table-cell office:value-type="float" office:value="0.0282113628078249">
            <text:p>0.0282113628078249</text:p>
          </table:table-cell>
          <table:table-cell office:value-type="float" office:value="0.116117831806378">
            <text:p>0.11611783180637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7768215922">
            <text:p>1361.67768215922</text:p>
          </table:table-cell>
          <table:table-cell office:value-type="float" office:value="42667.8594593748">
            <text:p>42667.8594593748</text:p>
          </table:table-cell>
          <table:table-cell office:value-type="float" office:value="31654.5">
            <text:p>31654.5</text:p>
          </table:table-cell>
          <table:table-cell office:value-type="float" office:value="369.938301483902">
            <text:p>369.938301483902</text:p>
          </table:table-cell>
          <table:table-cell office:value-type="string" office:value="">
            <text:p/>
          </table:table-cell>
          <table:table-cell office:value-type="float" office:value="12377.1764746876">
            <text:p>12377.1764746876</text:p>
          </table:table-cell>
          <table:table-cell office:value-type="float" office:value="3802.15869185645">
            <text:p>3802.15869185645</text:p>
          </table:table-cell>
          <table:table-cell office:value-type="float" office:value="0.21174074309432">
            <text:p>0.21174074309432</text:p>
          </table:table-cell>
          <table:table-cell office:value-type="float" office:value="0.110015211057544">
            <text:p>0.1100152110575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8024581864">
            <text:p>1362.68024581864</text:p>
          </table:table-cell>
          <table:table-cell office:value-type="float" office:value="42683.4002534446">
            <text:p>42683.4002534446</text:p>
          </table:table-cell>
          <table:table-cell office:value-type="float" office:value="16043.5">
            <text:p>16043.5</text:p>
          </table:table-cell>
          <table:table-cell office:value-type="float" office:value="187.616926008811">
            <text:p>187.616926008811</text:p>
          </table:table-cell>
          <table:table-cell office:value-type="string" office:value="">
            <text:p/>
          </table:table-cell>
          <table:table-cell office:value-type="float" office:value="12812.9554310843">
            <text:p>12812.9554310843</text:p>
          </table:table-cell>
          <table:table-cell office:value-type="float" office:value="1906.71831249916">
            <text:p>1906.71831249916</text:p>
          </table:table-cell>
          <table:table-cell office:value-type="float" office:value="0.107316893706542">
            <text:p>0.107316893706542</text:p>
          </table:table-cell>
          <table:table-cell office:value-type="float" office:value="0.106351751018565">
            <text:p>0.1063517510185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8226498063">
            <text:p>1363.68226498063</text:p>
          </table:table-cell>
          <table:table-cell office:value-type="float" office:value="42698.9268727541">
            <text:p>42698.9268727541</text:p>
          </table:table-cell>
          <table:table-cell office:value-type="float" office:value="3541.5">
            <text:p>3541.5</text:p>
          </table:table-cell>
          <table:table-cell office:value-type="float" office:value="41.0057576280894">
            <text:p>41.0057576280894</text:p>
          </table:table-cell>
          <table:table-cell office:value-type="string" office:value="">
            <text:p/>
          </table:table-cell>
          <table:table-cell office:value-type="float" office:value="11805.0689502358">
            <text:p>11805.0689502358</text:p>
          </table:table-cell>
          <table:table-cell office:value-type="float" office:value="460.252229426554">
            <text:p>460.252229426554</text:p>
          </table:table-cell>
          <table:table-cell office:value-type="float" office:value="0.0236895178147983">
            <text:p>0.0236895178147983</text:p>
          </table:table-cell>
          <table:table-cell office:value-type="float" office:value="0.115516670908846">
            <text:p>0.1155166709088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8554186033">
            <text:p>1364.68554186033</text:p>
          </table:table-cell>
          <table:table-cell office:value-type="float" office:value="42714.4672434451">
            <text:p>42714.4672434451</text:p>
          </table:table-cell>
          <table:table-cell office:value-type="float" office:value="719.5">
            <text:p>719.5</text:p>
          </table:table-cell>
          <table:table-cell office:value-type="float" office:value="8.43172755441806">
            <text:p>8.43172755441806</text:p>
          </table:table-cell>
          <table:table-cell office:value-type="string" office:value="">
            <text:p/>
          </table:table-cell>
          <table:table-cell office:value-type="float" office:value="12800.8196071769">
            <text:p>12800.8196071769</text:p>
          </table:table-cell>
          <table:table-cell office:value-type="float" office:value="89.4494484753156">
            <text:p>89.4494484753156</text:p>
          </table:table-cell>
          <table:table-cell office:value-type="float" office:value="0.00481282170485597">
            <text:p>0.00481282170485597</text:p>
          </table:table-cell>
          <table:table-cell office:value-type="float" office:value="0.106609231575703">
            <text:p>0.10660923157570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61218168775">
            <text:p>1354.61218168775</text:p>
          </table:table-cell>
          <table:table-cell office:value-type="float" office:value="42558.173461448">
            <text:p>42558.173461448</text:p>
          </table:table-cell>
          <table:table-cell office:value-type="float" office:value="2298.5">
            <text:p>2298.5</text:p>
          </table:table-cell>
          <table:table-cell office:value-type="float" office:value="26.7118890603704">
            <text:p>26.7118890603704</text:p>
          </table:table-cell>
          <table:table-cell office:value-type="string" office:value="">
            <text:p/>
          </table:table-cell>
          <table:table-cell office:value-type="float" office:value="11837.8967254086">
            <text:p>11837.8967254086</text:p>
          </table:table-cell>
          <table:table-cell office:value-type="float" office:value="298.384805207351">
            <text:p>298.384805207351</text:p>
          </table:table-cell>
          <table:table-cell office:value-type="float" office:value="0.0153749418882716">
            <text:p>0.0153749418882716</text:p>
          </table:table-cell>
          <table:table-cell office:value-type="float" office:value="0.114430140176864">
            <text:p>0.11443014017686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085988293898">
            <text:p>777.085988293898</text:p>
          </table:table-cell>
          <table:table-cell office:value-type="float" office:value="32335.8694464144">
            <text:p>32335.8694464144</text:p>
          </table:table-cell>
          <table:table-cell office:value-type="float" office:value="563.5">
            <text:p>563.5</text:p>
          </table:table-cell>
          <table:table-cell office:value-type="float" office:value="4.80916094011839">
            <text:p>4.80916094011839</text:p>
          </table:table-cell>
          <table:table-cell office:value-type="string" office:value="">
            <text:p/>
          </table:table-cell>
          <table:table-cell office:value-type="float" office:value="8870.81120610105">
            <text:p>8870.81120610105</text:p>
          </table:table-cell>
          <table:table-cell office:value-type="float" office:value="40.8134723780927">
            <text:p>40.8134723780927</text:p>
          </table:table-cell>
          <table:table-cell office:value-type="float" office:value="0.00635592025491357">
            <text:p>0.00635592025491357</text:p>
          </table:table-cell>
          <table:table-cell office:value-type="float" office:value="0.0876003299179047">
            <text:p>0.08760032991790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7.239814842519">
            <text:p>777.239814842519</text:p>
          </table:table-cell>
          <table:table-cell office:value-type="float" office:value="32339.0300968879">
            <text:p>32339.0300968879</text:p>
          </table:table-cell>
          <table:table-cell office:value-type="float" office:value="88657.5">
            <text:p>88657.5</text:p>
          </table:table-cell>
          <table:table-cell office:value-type="float" office:value="771.735816299032">
            <text:p>771.735816299032</text:p>
          </table:table-cell>
          <table:table-cell office:value-type="string" office:value="">
            <text:p/>
          </table:table-cell>
          <table:table-cell office:value-type="float" office:value="9987.653985521">
            <text:p>9987.653985521</text:p>
          </table:table-cell>
          <table:table-cell office:value-type="float" office:value="7464.64207111603">
            <text:p>7464.64207111603</text:p>
          </table:table-cell>
          <table:table-cell office:value-type="float" office:value="1.0">
            <text:p>1.0</text:p>
          </table:table-cell>
          <table:table-cell office:value-type="float" office:value="0.0778200582408317">
            <text:p>0.07782005824083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270048101173">
            <text:p>769.270048101173</text:p>
          </table:table-cell>
          <table:table-cell office:value-type="float" office:value="32174.8608255254">
            <text:p>32174.8608255254</text:p>
          </table:table-cell>
          <table:table-cell office:value-type="float" office:value="16684.5">
            <text:p>16684.5</text:p>
          </table:table-cell>
          <table:table-cell office:value-type="float" office:value="144.684552541615">
            <text:p>144.684552541615</text:p>
          </table:table-cell>
          <table:table-cell office:value-type="string" office:value="">
            <text:p/>
          </table:table-cell>
          <table:table-cell office:value-type="float" office:value="10025.0076795229">
            <text:p>10025.0076795229</text:p>
          </table:table-cell>
          <table:table-cell office:value-type="float" office:value="1445.11709975706">
            <text:p>1445.11709975706</text:p>
          </table:table-cell>
          <table:table-cell office:value-type="float" office:value="0.188190508417224">
            <text:p>0.188190508417224</text:p>
          </table:table-cell>
          <table:table-cell office:value-type="float" office:value="0.0767351081109382">
            <text:p>0.076735108110938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27230716132">
            <text:p>770.27230716132</text:p>
          </table:table-cell>
          <table:table-cell office:value-type="float" office:value="32195.5531742786">
            <text:p>32195.5531742786</text:p>
          </table:table-cell>
          <table:table-cell office:value-type="float" office:value="4742.5">
            <text:p>4742.5</text:p>
          </table:table-cell>
          <table:table-cell office:value-type="float" office:value="41.1394296884084">
            <text:p>41.1394296884084</text:p>
          </table:table-cell>
          <table:table-cell office:value-type="string" office:value="">
            <text:p/>
          </table:table-cell>
          <table:table-cell office:value-type="float" office:value="9612.15933507467">
            <text:p>9612.15933507467</text:p>
          </table:table-cell>
          <table:table-cell office:value-type="float" office:value="401.446179104654">
            <text:p>401.446179104654</text:p>
          </table:table-cell>
          <table:table-cell office:value-type="float" office:value="0.053492372331726">
            <text:p>0.053492372331726</text:p>
          </table:table-cell>
          <table:table-cell office:value-type="float" office:value="0.0801351996268522">
            <text:p>0.080135199626852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274664552523">
            <text:p>771.274664552523</text:p>
          </table:table-cell>
          <table:table-cell office:value-type="float" office:value="32216.2340323991">
            <text:p>32216.2340323991</text:p>
          </table:table-cell>
          <table:table-cell office:value-type="float" office:value="980.5">
            <text:p>980.5</text:p>
          </table:table-cell>
          <table:table-cell office:value-type="float" office:value="8.50830054824285">
            <text:p>8.50830054824285</text:p>
          </table:table-cell>
          <table:table-cell office:value-type="string" office:value="">
            <text:p/>
          </table:table-cell>
          <table:table-cell office:value-type="float" office:value="8433.74172173425">
            <text:p>8433.74172173425</text:p>
          </table:table-cell>
          <table:table-cell office:value-type="float" office:value="92.1512555332461">
            <text:p>92.1512555332461</text:p>
          </table:table-cell>
          <table:table-cell office:value-type="float" office:value="0.0110594140371655">
            <text:p>0.0110594140371655</text:p>
          </table:table-cell>
          <table:table-cell office:value-type="float" office:value="0.091451065256706">
            <text:p>0.09145106525670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53250299041">
            <text:p>1339.53250299041</text:p>
          </table:table-cell>
          <table:table-cell office:value-type="float" office:value="42323.1092325916">
            <text:p>42323.1092325916</text:p>
          </table:table-cell>
          <table:table-cell office:value-type="float" office:value="17319.75">
            <text:p>17319.75</text:p>
          </table:table-cell>
          <table:table-cell office:value-type="float" office:value="223.363396312242">
            <text:p>223.363396312242</text:p>
          </table:table-cell>
          <table:table-cell office:value-type="string" office:value="">
            <text:p/>
          </table:table-cell>
          <table:table-cell office:value-type="float" office:value="15544.1771603816">
            <text:p>15544.1771603816</text:p>
          </table:table-cell>
          <table:table-cell office:value-type="float" office:value="1665.1859646339">
            <text:p>1665.1859646339</text:p>
          </table:table-cell>
          <table:table-cell office:value-type="float" office:value="0.195355722866086">
            <text:p>0.195355722866086</text:p>
          </table:table-cell>
          <table:table-cell office:value-type="float" office:value="0.0861758386545262">
            <text:p>0.08617583865452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3350417585">
            <text:p>1340.53350417585</text:p>
          </table:table-cell>
          <table:table-cell office:value-type="float" office:value="42338.7540214835">
            <text:p>42338.7540214835</text:p>
          </table:table-cell>
          <table:table-cell office:value-type="float" office:value="8024.75">
            <text:p>8024.75</text:p>
          </table:table-cell>
          <table:table-cell office:value-type="float" office:value="103.55523673132">
            <text:p>103.55523673132</text:p>
          </table:table-cell>
          <table:table-cell office:value-type="string" office:value="">
            <text:p/>
          </table:table-cell>
          <table:table-cell office:value-type="float" office:value="16070.5444075256">
            <text:p>16070.5444075256</text:p>
          </table:table-cell>
          <table:table-cell office:value-type="float" office:value="788.296294910249">
            <text:p>788.296294910249</text:p>
          </table:table-cell>
          <table:table-cell office:value-type="float" office:value="0.0905140569043792">
            <text:p>0.0905140569043792</text:p>
          </table:table-cell>
          <table:table-cell office:value-type="float" office:value="0.0834155626705524">
            <text:p>0.08341556267055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4002515257">
            <text:p>1341.54002515257</text:p>
          </table:table-cell>
          <table:table-cell office:value-type="float" office:value="42354.4791674836">
            <text:p>42354.4791674836</text:p>
          </table:table-cell>
          <table:table-cell office:value-type="float" office:value="1683.75">
            <text:p>1683.75</text:p>
          </table:table-cell>
          <table:table-cell office:value-type="float" office:value="21.7503850220208">
            <text:p>21.7503850220208</text:p>
          </table:table-cell>
          <table:table-cell office:value-type="string" office:value="">
            <text:p/>
          </table:table-cell>
          <table:table-cell office:value-type="float" office:value="15409.4550315866">
            <text:p>15409.4550315866</text:p>
          </table:table-cell>
          <table:table-cell office:value-type="float" office:value="183.750689597958">
            <text:p>183.750689597958</text:p>
          </table:table-cell>
          <table:table-cell office:value-type="float" office:value="0.0189916250740208">
            <text:p>0.0189916250740208</text:p>
          </table:table-cell>
          <table:table-cell office:value-type="float" office:value="0.0870595373037304">
            <text:p>0.08705953730373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53362672893">
            <text:p>1342.53362672893</text:p>
          </table:table-cell>
          <table:table-cell office:value-type="float" office:value="42369.9966616722">
            <text:p>42369.9966616722</text:p>
          </table:table-cell>
          <table:table-cell office:value-type="float" office:value="321.75">
            <text:p>321.75</text:p>
          </table:table-cell>
          <table:table-cell office:value-type="float" office:value="4.16021831645227">
            <text:p>4.16021831645227</text:p>
          </table:table-cell>
          <table:table-cell office:value-type="string" office:value="">
            <text:p/>
          </table:table-cell>
          <table:table-cell office:value-type="float" office:value="13926.8493821489">
            <text:p>13926.8493821489</text:p>
          </table:table-cell>
          <table:table-cell office:value-type="float" office:value="31.629618628434">
            <text:p>31.629618628434</text:p>
          </table:table-cell>
          <table:table-cell office:value-type="float" office:value="0.00362913459098215">
            <text:p>0.00362913459098215</text:p>
          </table:table-cell>
          <table:table-cell office:value-type="float" office:value="0.096398947808666">
            <text:p>0.0963989478086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270887808">
            <text:p>1338.5270887808</text:p>
          </table:table-cell>
          <table:table-cell office:value-type="float" office:value="42307.3895625377">
            <text:p>42307.3895625377</text:p>
          </table:table-cell>
          <table:table-cell office:value-type="float" office:value="2465.75">
            <text:p>2465.75</text:p>
          </table:table-cell>
          <table:table-cell office:value-type="float" office:value="31.7836332296254">
            <text:p>31.7836332296254</text:p>
          </table:table-cell>
          <table:table-cell office:value-type="string" office:value="">
            <text:p/>
          </table:table-cell>
          <table:table-cell office:value-type="float" office:value="15307.6862218116">
            <text:p>15307.6862218116</text:p>
          </table:table-cell>
          <table:table-cell office:value-type="float" office:value="258.288686519622">
            <text:p>258.288686519622</text:p>
          </table:table-cell>
          <table:table-cell office:value-type="float" office:value="0.0278120858359417">
            <text:p>0.0278120858359417</text:p>
          </table:table-cell>
          <table:table-cell office:value-type="float" office:value="0.0874415028754356">
            <text:p>0.087441502875435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0739913308">
            <text:p>1337.50739913308</text:p>
          </table:table-cell>
          <table:table-cell office:value-type="float" office:value="42291.4406397762">
            <text:p>42291.4406397762</text:p>
          </table:table-cell>
          <table:table-cell office:value-type="float" office:value="2565.75">
            <text:p>2565.75</text:p>
          </table:table-cell>
          <table:table-cell office:value-type="float" office:value="33.0543788700119">
            <text:p>33.0543788700119</text:p>
          </table:table-cell>
          <table:table-cell office:value-type="string" office:value="">
            <text:p/>
          </table:table-cell>
          <table:table-cell office:value-type="float" office:value="15734.4280393855">
            <text:p>15734.4280393855</text:p>
          </table:table-cell>
          <table:table-cell office:value-type="float" office:value="251.699712864906">
            <text:p>251.699712864906</text:p>
          </table:table-cell>
          <table:table-cell office:value-type="float" office:value="0.0289400219947551">
            <text:p>0.0289400219947551</text:p>
          </table:table-cell>
          <table:table-cell office:value-type="float" office:value="0.0850051489501311">
            <text:p>0.085005148950131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49989700029">
            <text:p>1336.49989700029</text:p>
          </table:table-cell>
          <table:table-cell office:value-type="float" office:value="42275.6763448655">
            <text:p>42275.6763448655</text:p>
          </table:table-cell>
          <table:table-cell office:value-type="float" office:value="4021.75">
            <text:p>4021.75</text:p>
          </table:table-cell>
          <table:table-cell office:value-type="float" office:value="51.7639972434589">
            <text:p>51.7639972434589</text:p>
          </table:table-cell>
          <table:table-cell office:value-type="string" office:value="">
            <text:p/>
          </table:table-cell>
          <table:table-cell office:value-type="float" office:value="16406.3124845824">
            <text:p>16406.3124845824</text:p>
          </table:table-cell>
          <table:table-cell office:value-type="float" office:value="381.382745449278">
            <text:p>381.382745449278</text:p>
          </table:table-cell>
          <table:table-cell office:value-type="float" office:value="0.0453627724670784">
            <text:p>0.0453627724670784</text:p>
          </table:table-cell>
          <table:table-cell office:value-type="float" office:value="0.0814625406078449">
            <text:p>0.08146254060784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9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4471304104">
            <text:p>1355.4471304104</text:p>
          </table:table-cell>
          <table:table-cell office:value-type="float" office:value="42571.15028484">
            <text:p>42571.15028484</text:p>
          </table:table-cell>
          <table:table-cell office:value-type="float" office:value="8300.75">
            <text:p>8300.75</text:p>
          </table:table-cell>
          <table:table-cell office:value-type="float" office:value="108.499700793044">
            <text:p>108.499700793044</text:p>
          </table:table-cell>
          <table:table-cell office:value-type="string" office:value="">
            <text:p/>
          </table:table-cell>
          <table:table-cell office:value-type="float" office:value="16623.9283475906">
            <text:p>16623.9283475906</text:p>
          </table:table-cell>
          <table:table-cell office:value-type="float" office:value="779.365343577249">
            <text:p>779.365343577249</text:p>
          </table:table-cell>
          <table:table-cell office:value-type="float" office:value="0.0936271607027042">
            <text:p>0.0936271607027042</text:p>
          </table:table-cell>
          <table:table-cell office:value-type="float" office:value="0.0815359102896309">
            <text:p>0.08153591028963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45162013791">
            <text:p>1356.45162013791</text:p>
          </table:table-cell>
          <table:table-cell office:value-type="float" office:value="42586.7568077025">
            <text:p>42586.7568077025</text:p>
          </table:table-cell>
          <table:table-cell office:value-type="float" office:value="3604.75">
            <text:p>3604.75</text:p>
          </table:table-cell>
          <table:table-cell office:value-type="float" office:value="47.146443626181">
            <text:p>47.146443626181</text:p>
          </table:table-cell>
          <table:table-cell office:value-type="string" office:value="">
            <text:p/>
          </table:table-cell>
          <table:table-cell office:value-type="float" office:value="16992.4162877007">
            <text:p>16992.4162877007</text:p>
          </table:table-cell>
          <table:table-cell office:value-type="float" office:value="324.282895535065">
            <text:p>324.282895535065</text:p>
          </table:table-cell>
          <table:table-cell office:value-type="float" office:value="0.0406592786848264">
            <text:p>0.0406592786848264</text:p>
          </table:table-cell>
          <table:table-cell office:value-type="float" office:value="0.0798268826029016">
            <text:p>0.079826882602901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44937994564">
            <text:p>1357.44937994564</text:p>
          </table:table-cell>
          <table:table-cell office:value-type="float" office:value="42602.2530264994">
            <text:p>42602.2530264994</text:p>
          </table:table-cell>
          <table:table-cell office:value-type="float" office:value="777.75">
            <text:p>777.75</text:p>
          </table:table-cell>
          <table:table-cell office:value-type="float" office:value="10.1792472323885">
            <text:p>10.1792472323885</text:p>
          </table:table-cell>
          <table:table-cell office:value-type="string" office:value="">
            <text:p/>
          </table:table-cell>
          <table:table-cell office:value-type="float" office:value="14590.5333898609">
            <text:p>14590.5333898609</text:p>
          </table:table-cell>
          <table:table-cell office:value-type="float" office:value="86.8873811428714">
            <text:p>86.8873811428714</text:p>
          </table:table-cell>
          <table:table-cell office:value-type="float" office:value="0.00877252347517131">
            <text:p>0.00877252347517131</text:p>
          </table:table-cell>
          <table:table-cell office:value-type="float" office:value="0.0930363094805671">
            <text:p>0.093036309480567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48448009921">
            <text:p>1358.48448009921</text:p>
          </table:table-cell>
          <table:table-cell office:value-type="float" office:value="42618.3231365311">
            <text:p>42618.3231365311</text:p>
          </table:table-cell>
          <table:table-cell office:value-type="float" office:value="2940.75">
            <text:p>2940.75</text:p>
          </table:table-cell>
          <table:table-cell office:value-type="float" office:value="38.5331443971226">
            <text:p>38.5331443971226</text:p>
          </table:table-cell>
          <table:table-cell office:value-type="string" office:value="">
            <text:p/>
          </table:table-cell>
          <table:table-cell office:value-type="float" office:value="16142.2363312243">
            <text:p>16142.2363312243</text:p>
          </table:table-cell>
          <table:table-cell office:value-type="float" office:value="290.671861136315">
            <text:p>290.671861136315</text:p>
          </table:table-cell>
          <table:table-cell office:value-type="float" office:value="0.0331697825903054">
            <text:p>0.0331697825903054</text:p>
          </table:table-cell>
          <table:table-cell office:value-type="float" office:value="0.0841571423081859">
            <text:p>0.08415714230818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4893373297">
            <text:p>1359.4893373297</text:p>
          </table:table-cell>
          <table:table-cell office:value-type="float" office:value="42633.9178404698">
            <text:p>42633.9178404698</text:p>
          </table:table-cell>
          <table:table-cell office:value-type="float" office:value="1811.75">
            <text:p>1811.75</text:p>
          </table:table-cell>
          <table:table-cell office:value-type="float" office:value="23.3830790850645">
            <text:p>23.3830790850645</text:p>
          </table:table-cell>
          <table:table-cell office:value-type="string" office:value="">
            <text:p/>
          </table:table-cell>
          <table:table-cell office:value-type="float" office:value="15808.8014743806">
            <text:p>15808.8014743806</text:p>
          </table:table-cell>
          <table:table-cell office:value-type="float" office:value="189.729007530493">
            <text:p>189.729007530493</text:p>
          </table:table-cell>
          <table:table-cell office:value-type="float" office:value="0.020435383357302">
            <text:p>0.020435383357302</text:p>
          </table:table-cell>
          <table:table-cell office:value-type="float" office:value="0.0859957245672831">
            <text:p>0.08599572456728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51437764941">
            <text:p>1360.51437764941</text:p>
          </table:table-cell>
          <table:table-cell office:value-type="float" office:value="42649.8198110639">
            <text:p>42649.8198110639</text:p>
          </table:table-cell>
          <table:table-cell office:value-type="float" office:value="2597.75">
            <text:p>2597.75</text:p>
          </table:table-cell>
          <table:table-cell office:value-type="float" office:value="34.1140219740871">
            <text:p>34.1140219740871</text:p>
          </table:table-cell>
          <table:table-cell office:value-type="string" office:value="">
            <text:p/>
          </table:table-cell>
          <table:table-cell office:value-type="float" office:value="15647.3891367309">
            <text:p>15647.3891367309</text:p>
          </table:table-cell>
          <table:table-cell office:value-type="float" office:value="261.76331290454">
            <text:p>261.76331290454</text:p>
          </table:table-cell>
          <table:table-cell office:value-type="float" office:value="0.0293009615655754">
            <text:p>0.0293009615655754</text:p>
          </table:table-cell>
          <table:table-cell office:value-type="float" office:value="0.0869483314922945">
            <text:p>0.086948331492294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51533215696">
            <text:p>1361.51533215696</text:p>
          </table:table-cell>
          <table:table-cell office:value-type="float" office:value="42665.3423227549">
            <text:p>42665.3423227549</text:p>
          </table:table-cell>
          <table:table-cell office:value-type="float" office:value="24427.75">
            <text:p>24427.75</text:p>
          </table:table-cell>
          <table:table-cell office:value-type="float" office:value="321.101461409513">
            <text:p>321.101461409513</text:p>
          </table:table-cell>
          <table:table-cell office:value-type="string" office:value="">
            <text:p/>
          </table:table-cell>
          <table:table-cell office:value-type="float" office:value="16677.837154626">
            <text:p>16677.837154626</text:p>
          </table:table-cell>
          <table:table-cell office:value-type="float" office:value="2234.55768293132">
            <text:p>2234.55768293132</text:p>
          </table:table-cell>
          <table:table-cell office:value-type="float" office:value="0.275529425034543">
            <text:p>0.275529425034543</text:p>
          </table:table-cell>
          <table:table-cell office:value-type="float" office:value="0.0816362049547479">
            <text:p>0.08163620495474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51890618896">
            <text:p>1362.51890618896</text:p>
          </table:table-cell>
          <table:table-cell office:value-type="float" office:value="42680.8997066717">
            <text:p>42680.8997066717</text:p>
          </table:table-cell>
          <table:table-cell office:value-type="float" office:value="11748.75">
            <text:p>11748.75</text:p>
          </table:table-cell>
          <table:table-cell office:value-type="float" office:value="154.561033015381">
            <text:p>154.561033015381</text:p>
          </table:table-cell>
          <table:table-cell office:value-type="string" office:value="">
            <text:p/>
          </table:table-cell>
          <table:table-cell office:value-type="float" office:value="17057.4414762774">
            <text:p>17057.4414762774</text:p>
          </table:table-cell>
          <table:table-cell office:value-type="float" office:value="1080.51168619515">
            <text:p>1080.51168619515</text:p>
          </table:table-cell>
          <table:table-cell office:value-type="float" office:value="0.132518399458591">
            <text:p>0.132518399458591</text:p>
          </table:table-cell>
          <table:table-cell office:value-type="float" office:value="0.0798782694394049">
            <text:p>0.079878269439404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52161003269">
            <text:p>1363.52161003269</text:p>
          </table:table-cell>
          <table:table-cell office:value-type="float" office:value="42696.4378566785">
            <text:p>42696.4378566785</text:p>
          </table:table-cell>
          <table:table-cell office:value-type="float" office:value="2338.75">
            <text:p>2338.75</text:p>
          </table:table-cell>
          <table:table-cell office:value-type="float" office:value="30.7990922517828">
            <text:p>30.7990922517828</text:p>
          </table:table-cell>
          <table:table-cell office:value-type="string" office:value="">
            <text:p/>
          </table:table-cell>
          <table:table-cell office:value-type="float" office:value="16338.5417724508">
            <text:p>16338.5417724508</text:p>
          </table:table-cell>
          <table:table-cell office:value-type="float" office:value="229.337695235097">
            <text:p>229.337695235097</text:p>
          </table:table-cell>
          <table:table-cell office:value-type="float" office:value="0.0263796069142486">
            <text:p>0.0263796069142486</text:p>
          </table:table-cell>
          <table:table-cell office:value-type="float" office:value="0.0834543026558094">
            <text:p>0.08345430265580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52796023618">
            <text:p>1364.52796023618</text:p>
          </table:table-cell>
          <table:table-cell office:value-type="float" office:value="42712.0267448421">
            <text:p>42712.0267448421</text:p>
          </table:table-cell>
          <table:table-cell office:value-type="float" office:value="449.75">
            <text:p>449.75</text:p>
          </table:table-cell>
          <table:table-cell office:value-type="float" office:value="5.92851195090154">
            <text:p>5.92851195090154</text:p>
          </table:table-cell>
          <table:table-cell office:value-type="string" office:value="">
            <text:p/>
          </table:table-cell>
          <table:table-cell office:value-type="float" office:value="15452.6972233146">
            <text:p>15452.6972233146</text:p>
          </table:table-cell>
          <table:table-cell office:value-type="float" office:value="43.3286155197825">
            <text:p>43.3286155197825</text:p>
          </table:table-cell>
          <table:table-cell office:value-type="float" office:value="0.00507289287426332">
            <text:p>0.00507289287426332</text:p>
          </table:table-cell>
          <table:table-cell office:value-type="float" office:value="0.0883035460099109">
            <text:p>0.08830354600991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45204134602">
            <text:p>1354.45204134602</text:p>
          </table:table-cell>
          <table:table-cell office:value-type="float" office:value="42555.684091695">
            <text:p>42555.684091695</text:p>
          </table:table-cell>
          <table:table-cell office:value-type="float" office:value="1044.75">
            <text:p>1044.75</text:p>
          </table:table-cell>
          <table:table-cell office:value-type="float" office:value="13.6430811189072">
            <text:p>13.6430811189072</text:p>
          </table:table-cell>
          <table:table-cell office:value-type="string" office:value="">
            <text:p/>
          </table:table-cell>
          <table:table-cell office:value-type="float" office:value="15936.5984863069">
            <text:p>15936.5984863069</text:p>
          </table:table-cell>
          <table:table-cell office:value-type="float" office:value="102.166714590562">
            <text:p>102.166714590562</text:p>
          </table:table-cell>
          <table:table-cell office:value-type="float" office:value="0.0117841130192031">
            <text:p>0.0117841130192031</text:p>
          </table:table-cell>
          <table:table-cell office:value-type="float" office:value="0.0849900336329483">
            <text:p>0.08499003363294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091999041191">
            <text:p>777.091999041191</text:p>
          </table:table-cell>
          <table:table-cell office:value-type="float" office:value="32335.9929542154">
            <text:p>32335.9929542154</text:p>
          </table:table-cell>
          <table:table-cell office:value-type="float" office:value="476">
            <text:p>476</text:p>
          </table:table-cell>
          <table:table-cell office:value-type="float" office:value="4.28023882611471">
            <text:p>4.28023882611471</text:p>
          </table:table-cell>
          <table:table-cell office:value-type="string" office:value="">
            <text:p/>
          </table:table-cell>
          <table:table-cell office:value-type="float" office:value="8498.8421661939">
            <text:p>8498.8421661939</text:p>
          </table:table-cell>
          <table:table-cell office:value-type="float" office:value="41.4229617310441">
            <text:p>41.4229617310441</text:p>
          </table:table-cell>
          <table:table-cell office:value-type="float" office:value="0.00711967333263533">
            <text:p>0.00711967333263533</text:p>
          </table:table-cell>
          <table:table-cell office:value-type="float" office:value="0.0914350430147124">
            <text:p>0.09143504301471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7.250680878465">
            <text:p>777.250680878465</text:p>
          </table:table-cell>
          <table:table-cell office:value-type="float" office:value="32339.2533477789">
            <text:p>32339.2533477789</text:p>
          </table:table-cell>
          <table:table-cell office:value-type="float" office:value="66857">
            <text:p>66857</text:p>
          </table:table-cell>
          <table:table-cell office:value-type="float" office:value="601.215981716096">
            <text:p>601.215981716096</text:p>
          </table:table-cell>
          <table:table-cell office:value-type="string" office:value="">
            <text:p/>
          </table:table-cell>
          <table:table-cell office:value-type="float" office:value="9874.3526102648">
            <text:p>9874.3526102648</text:p>
          </table:table-cell>
          <table:table-cell office:value-type="float" office:value="5876.5067762369">
            <text:p>5876.5067762369</text:p>
          </table:table-cell>
          <table:table-cell office:value-type="float" office:value="1.0">
            <text:p>1.0</text:p>
          </table:table-cell>
          <table:table-cell office:value-type="float" office:value="0.078714090083281">
            <text:p>0.0787140900832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284633460306">
            <text:p>769.284633460306</text:p>
          </table:table-cell>
          <table:table-cell office:value-type="float" office:value="32175.1620476635">
            <text:p>32175.1620476635</text:p>
          </table:table-cell>
          <table:table-cell office:value-type="float" office:value="9098">
            <text:p>9098</text:p>
          </table:table-cell>
          <table:table-cell office:value-type="float" office:value="81.4408165638806">
            <text:p>81.4408165638806</text:p>
          </table:table-cell>
          <table:table-cell office:value-type="string" office:value="">
            <text:p/>
          </table:table-cell>
          <table:table-cell office:value-type="float" office:value="10025.5283764574">
            <text:p>10025.5283764574</text:p>
          </table:table-cell>
          <table:table-cell office:value-type="float" office:value="791.434758870427">
            <text:p>791.434758870427</text:p>
          </table:table-cell>
          <table:table-cell office:value-type="float" office:value="0.136081487353605">
            <text:p>0.136081487353605</text:p>
          </table:table-cell>
          <table:table-cell office:value-type="float" office:value="0.0767325775334484">
            <text:p>0.07673257753344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279986479063">
            <text:p>770.279986479063</text:p>
          </table:table-cell>
          <table:table-cell office:value-type="float" office:value="32195.711667016">
            <text:p>32195.711667016</text:p>
          </table:table-cell>
          <table:table-cell office:value-type="float" office:value="2548">
            <text:p>2548</text:p>
          </table:table-cell>
          <table:table-cell office:value-type="float" office:value="22.654755197381">
            <text:p>22.654755197381</text:p>
          </table:table-cell>
          <table:table-cell office:value-type="string" office:value="">
            <text:p/>
          </table:table-cell>
          <table:table-cell office:value-type="float" office:value="9968.46790881062">
            <text:p>9968.46790881062</text:p>
          </table:table-cell>
          <table:table-cell office:value-type="float" office:value="221.439546463754">
            <text:p>221.439546463754</text:p>
          </table:table-cell>
          <table:table-cell office:value-type="float" office:value="0.0381111925452832">
            <text:p>0.0381111925452832</text:p>
          </table:table-cell>
          <table:table-cell office:value-type="float" office:value="0.0772716523266581">
            <text:p>0.07727165232665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297152995217">
            <text:p>771.297152995217</text:p>
          </table:table-cell>
          <table:table-cell office:value-type="float" office:value="32216.6978640152">
            <text:p>32216.6978640152</text:p>
          </table:table-cell>
          <table:table-cell office:value-type="float" office:value="627">
            <text:p>627</text:p>
          </table:table-cell>
          <table:table-cell office:value-type="float" office:value="5.61953988631105">
            <text:p>5.61953988631105</text:p>
          </table:table-cell>
          <table:table-cell office:value-type="string" office:value="">
            <text:p/>
          </table:table-cell>
          <table:table-cell office:value-type="float" office:value="8517.56968001938">
            <text:p>8517.56968001938</text:p>
          </table:table-cell>
          <table:table-cell office:value-type="float" office:value="60.0522784616906">
            <text:p>60.0522784616906</text:p>
          </table:table-cell>
          <table:table-cell office:value-type="float" office:value="0.00937822516714779">
            <text:p>0.00937822516714779</text:p>
          </table:table-cell>
          <table:table-cell office:value-type="float" office:value="0.090553665185098">
            <text:p>0.09055366518509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55086019372">
            <text:p>1339.55086019372</text:p>
          </table:table-cell>
          <table:table-cell office:value-type="float" office:value="42323.3961927363">
            <text:p>42323.3961927363</text:p>
          </table:table-cell>
          <table:table-cell office:value-type="float" office:value="14220">
            <text:p>14220</text:p>
          </table:table-cell>
          <table:table-cell office:value-type="float" office:value="188.735561469909">
            <text:p>188.735561469909</text:p>
          </table:table-cell>
          <table:table-cell office:value-type="string" office:value="">
            <text:p/>
          </table:table-cell>
          <table:table-cell office:value-type="float" office:value="13624.7233026775">
            <text:p>13624.7233026775</text:p>
          </table:table-cell>
          <table:table-cell office:value-type="float" office:value="1569.8944214805">
            <text:p>1569.8944214805</text:p>
          </table:table-cell>
          <table:table-cell office:value-type="float" office:value="0.212692762164022">
            <text:p>0.212692762164022</text:p>
          </table:table-cell>
          <table:table-cell office:value-type="float" office:value="0.0983176561046548">
            <text:p>0.098317656104654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537294689">
            <text:p>1340.5537294689</text:p>
          </table:table-cell>
          <table:table-cell office:value-type="float" office:value="42339.0700649854">
            <text:p>42339.0700649854</text:p>
          </table:table-cell>
          <table:table-cell office:value-type="float" office:value="6903">
            <text:p>6903</text:p>
          </table:table-cell>
          <table:table-cell office:value-type="float" office:value="91.6481582584955">
            <text:p>91.6481582584955</text:p>
          </table:table-cell>
          <table:table-cell office:value-type="string" office:value="">
            <text:p/>
          </table:table-cell>
          <table:table-cell office:value-type="float" office:value="13453.2480651314">
            <text:p>13453.2480651314</text:p>
          </table:table-cell>
          <table:table-cell office:value-type="float" office:value="805.832805690449">
            <text:p>805.832805690449</text:p>
          </table:table-cell>
          <table:table-cell office:value-type="float" office:value="0.10325022062013">
            <text:p>0.10325022062013</text:p>
          </table:table-cell>
          <table:table-cell office:value-type="float" office:value="0.0996453587251835">
            <text:p>0.099645358725183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5441500232">
            <text:p>1341.55441500232</text:p>
          </table:table-cell>
          <table:table-cell office:value-type="float" office:value="42354.703940995">
            <text:p>42354.703940995</text:p>
          </table:table-cell>
          <table:table-cell office:value-type="float" office:value="1564">
            <text:p>1564</text:p>
          </table:table-cell>
          <table:table-cell office:value-type="float" office:value="20.7802991209052">
            <text:p>20.7802991209052</text:p>
          </table:table-cell>
          <table:table-cell office:value-type="string" office:value="">
            <text:p/>
          </table:table-cell>
          <table:table-cell office:value-type="float" office:value="13254.8973974079">
            <text:p>13254.8973974079</text:p>
          </table:table-cell>
          <table:table-cell office:value-type="float" office:value="184.141213415384">
            <text:p>184.141213415384</text:p>
          </table:table-cell>
          <table:table-cell office:value-type="float" office:value="0.0233932123786589">
            <text:p>0.0233932123786589</text:p>
          </table:table-cell>
          <table:table-cell office:value-type="float" office:value="0.101211980355629">
            <text:p>0.10121198035562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4992491386">
            <text:p>1338.54992491386</text:p>
          </table:table-cell>
          <table:table-cell office:value-type="float" office:value="42307.7466716861">
            <text:p>42307.7466716861</text:p>
          </table:table-cell>
          <table:table-cell office:value-type="float" office:value="1746">
            <text:p>1746</text:p>
          </table:table-cell>
          <table:table-cell office:value-type="float" office:value="22.4631201734112">
            <text:p>22.4631201734112</text:p>
          </table:table-cell>
          <table:table-cell office:value-type="string" office:value="">
            <text:p/>
          </table:table-cell>
          <table:table-cell office:value-type="float" office:value="12955.237716216">
            <text:p>12955.237716216</text:p>
          </table:table-cell>
          <table:table-cell office:value-type="float" office:value="217.95176743937">
            <text:p>217.95176743937</text:p>
          </table:table-cell>
          <table:table-cell office:value-type="float" office:value="0.0261154404176077">
            <text:p>0.0261154404176077</text:p>
          </table:table-cell>
          <table:table-cell office:value-type="float" office:value="0.103321139622039">
            <text:p>0.1033211396220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2039969286">
            <text:p>1337.52039969286</text:p>
          </table:table-cell>
          <table:table-cell office:value-type="float" office:value="42291.644019394">
            <text:p>42291.644019394</text:p>
          </table:table-cell>
          <table:table-cell office:value-type="float" office:value="1202">
            <text:p>1202</text:p>
          </table:table-cell>
          <table:table-cell office:value-type="float" office:value="15.9358543026581">
            <text:p>15.9358543026581</text:p>
          </table:table-cell>
          <table:table-cell office:value-type="string" office:value="">
            <text:p/>
          </table:table-cell>
          <table:table-cell office:value-type="float" office:value="12252.2406043147">
            <text:p>12252.2406043147</text:p>
          </table:table-cell>
          <table:table-cell office:value-type="float" office:value="136.990324427243">
            <text:p>136.990324427243</text:p>
          </table:table-cell>
          <table:table-cell office:value-type="float" office:value="0.0179786708945959">
            <text:p>0.0179786708945959</text:p>
          </table:table-cell>
          <table:table-cell office:value-type="float" office:value="0.109165371697145">
            <text:p>0.10916537169714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52113722025">
            <text:p>1336.52113722025</text:p>
          </table:table-cell>
          <table:table-cell office:value-type="float" office:value="42276.0087502212">
            <text:p>42276.0087502212</text:p>
          </table:table-cell>
          <table:table-cell office:value-type="float" office:value="1767">
            <text:p>1767</text:p>
          </table:table-cell>
          <table:table-cell office:value-type="float" office:value="23.4014882359625">
            <text:p>23.4014882359625</text:p>
          </table:table-cell>
          <table:table-cell office:value-type="string" office:value="">
            <text:p/>
          </table:table-cell>
          <table:table-cell office:value-type="float" office:value="13313.0636718029">
            <text:p>13313.0636718029</text:p>
          </table:table-cell>
          <table:table-cell office:value-type="float" office:value="191.008504709828">
            <text:p>191.008504709828</text:p>
          </table:table-cell>
          <table:table-cell office:value-type="float" office:value="0.026429543652871">
            <text:p>0.026429543652871</text:p>
          </table:table-cell>
          <table:table-cell office:value-type="float" office:value="0.100391703229889">
            <text:p>0.1003917032298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0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46806957632">
            <text:p>1355.46806957632</text:p>
          </table:table-cell>
          <table:table-cell office:value-type="float" office:value="42571.4756710283">
            <text:p>42571.4756710283</text:p>
          </table:table-cell>
          <table:table-cell office:value-type="float" office:value="5858">
            <text:p>5858</text:p>
          </table:table-cell>
          <table:table-cell office:value-type="float" office:value="78.7586125956736">
            <text:p>78.7586125956736</text:p>
          </table:table-cell>
          <table:table-cell office:value-type="string" office:value="">
            <text:p/>
          </table:table-cell>
          <table:table-cell office:value-type="float" office:value="13685.4269151452">
            <text:p>13685.4269151452</text:p>
          </table:table-cell>
          <table:table-cell office:value-type="float" office:value="643.747609420849">
            <text:p>643.747609420849</text:p>
          </table:table-cell>
          <table:table-cell office:value-type="float" office:value="0.0876198453415499">
            <text:p>0.0876198453415499</text:p>
          </table:table-cell>
          <table:table-cell office:value-type="float" office:value="0.0990446317809983">
            <text:p>0.099044631780998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47124277232">
            <text:p>1356.47124277232</text:p>
          </table:table-cell>
          <table:table-cell office:value-type="float" office:value="42587.0616222122">
            <text:p>42587.0616222122</text:p>
          </table:table-cell>
          <table:table-cell office:value-type="float" office:value="2434">
            <text:p>2434</text:p>
          </table:table-cell>
          <table:table-cell office:value-type="float" office:value="32.7412237867439">
            <text:p>32.7412237867439</text:p>
          </table:table-cell>
          <table:table-cell office:value-type="string" office:value="">
            <text:p/>
          </table:table-cell>
          <table:table-cell office:value-type="float" office:value="13320.0033905011">
            <text:p>13320.0033905011</text:p>
          </table:table-cell>
          <table:table-cell office:value-type="float" office:value="291.829587102723">
            <text:p>291.829587102723</text:p>
          </table:table-cell>
          <table:table-cell office:value-type="float" office:value="0.0364060606967109">
            <text:p>0.0364060606967109</text:p>
          </table:table-cell>
          <table:table-cell office:value-type="float" office:value="0.101837154466466">
            <text:p>0.1018371544664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47426513885">
            <text:p>1357.47426513885</text:p>
          </table:table-cell>
          <table:table-cell office:value-type="float" office:value="42602.6394456137">
            <text:p>42602.6394456137</text:p>
          </table:table-cell>
          <table:table-cell office:value-type="float" office:value="584">
            <text:p>584</text:p>
          </table:table-cell>
          <table:table-cell office:value-type="float" office:value="7.86099972997705">
            <text:p>7.86099972997705</text:p>
          </table:table-cell>
          <table:table-cell office:value-type="string" office:value="">
            <text:p/>
          </table:table-cell>
          <table:table-cell office:value-type="float" office:value="13007.0500289162">
            <text:p>13007.0500289162</text:p>
          </table:table-cell>
          <table:table-cell office:value-type="float" office:value="62.2059697063933">
            <text:p>62.2059697063933</text:p>
          </table:table-cell>
          <table:table-cell office:value-type="float" office:value="0.00873506139970385">
            <text:p>0.00873506139970385</text:p>
          </table:table-cell>
          <table:table-cell office:value-type="float" office:value="0.104364499415397">
            <text:p>0.1043644994153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50465232387">
            <text:p>1358.50465232387</text:p>
          </table:table-cell>
          <table:table-cell office:value-type="float" office:value="42618.6362527514">
            <text:p>42618.6362527514</text:p>
          </table:table-cell>
          <table:table-cell office:value-type="float" office:value="1260">
            <text:p>1260</text:p>
          </table:table-cell>
          <table:table-cell office:value-type="float" office:value="16.9693761588504">
            <text:p>16.9693761588504</text:p>
          </table:table-cell>
          <table:table-cell office:value-type="string" office:value="">
            <text:p/>
          </table:table-cell>
          <table:table-cell office:value-type="float" office:value="12251.2428147257">
            <text:p>12251.2428147257</text:p>
          </table:table-cell>
          <table:table-cell office:value-type="float" office:value="150.741750179444">
            <text:p>150.741750179444</text:p>
          </table:table-cell>
          <table:table-cell office:value-type="float" office:value="0.0188461941157994">
            <text:p>0.0188461941157994</text:p>
          </table:table-cell>
          <table:table-cell office:value-type="float" office:value="0.110887088997288">
            <text:p>0.11088708899728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51976325754">
            <text:p>1359.51976325754</text:p>
          </table:table-cell>
          <table:table-cell office:value-type="float" office:value="42634.3899399937">
            <text:p>42634.3899399937</text:p>
          </table:table-cell>
          <table:table-cell office:value-type="float" office:value="815">
            <text:p>815</text:p>
          </table:table-cell>
          <table:table-cell office:value-type="float" office:value="10.9842590638395">
            <text:p>10.9842590638395</text:p>
          </table:table-cell>
          <table:table-cell office:value-type="string" office:value="">
            <text:p/>
          </table:table-cell>
          <table:table-cell office:value-type="float" office:value="11119.3391896697">
            <text:p>11119.3391896697</text:p>
          </table:table-cell>
          <table:table-cell office:value-type="float" office:value="104.721286975969">
            <text:p>104.721286975969</text:p>
          </table:table-cell>
          <table:table-cell office:value-type="float" office:value="0.0121901969876004">
            <text:p>0.0121901969876004</text:p>
          </table:table-cell>
          <table:table-cell office:value-type="float" office:value="0.122266237234726">
            <text:p>0.12226623723472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53129888931">
            <text:p>1360.53129888931</text:p>
          </table:table-cell>
          <table:table-cell office:value-type="float" office:value="42650.0822683694">
            <text:p>42650.0822683694</text:p>
          </table:table-cell>
          <table:table-cell office:value-type="float" office:value="1685">
            <text:p>1685</text:p>
          </table:table-cell>
          <table:table-cell office:value-type="float" office:value="22.7350567875979">
            <text:p>22.7350567875979</text:p>
          </table:table-cell>
          <table:table-cell office:value-type="string" office:value="">
            <text:p/>
          </table:table-cell>
          <table:table-cell office:value-type="float" office:value="13581.8953400563">
            <text:p>13581.8953400563</text:p>
          </table:table-cell>
          <table:table-cell office:value-type="float" office:value="190.942581885647">
            <text:p>190.942581885647</text:p>
          </table:table-cell>
          <table:table-cell office:value-type="float" office:value="0.0252030453056524">
            <text:p>0.0252030453056524</text:p>
          </table:table-cell>
          <table:table-cell office:value-type="float" office:value="0.100172418121701">
            <text:p>0.1001724181217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52847977196">
            <text:p>1361.52847977196</text:p>
          </table:table-cell>
          <table:table-cell office:value-type="float" office:value="42665.546174021">
            <text:p>42665.546174021</text:p>
          </table:table-cell>
          <table:table-cell office:value-type="float" office:value="16978">
            <text:p>16978</text:p>
          </table:table-cell>
          <table:table-cell office:value-type="float" office:value="229.286511440792">
            <text:p>229.286511440792</text:p>
          </table:table-cell>
          <table:table-cell office:value-type="string" office:value="">
            <text:p/>
          </table:table-cell>
          <table:table-cell office:value-type="float" office:value="14801.5311700729">
            <text:p>14801.5311700729</text:p>
          </table:table-cell>
          <table:table-cell office:value-type="float" office:value="1709.18662116647">
            <text:p>1709.18662116647</text:p>
          </table:table-cell>
          <table:table-cell office:value-type="float" office:value="0.253944987061938">
            <text:p>0.253944987061938</text:p>
          </table:table-cell>
          <table:table-cell office:value-type="float" office:value="0.0919856509524379">
            <text:p>0.091985650952437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53215979892">
            <text:p>1362.53215979892</text:p>
          </table:table-cell>
          <table:table-cell office:value-type="float" office:value="42681.105125364">
            <text:p>42681.105125364</text:p>
          </table:table-cell>
          <table:table-cell office:value-type="float" office:value="7741">
            <text:p>7741</text:p>
          </table:table-cell>
          <table:table-cell office:value-type="float" office:value="104.635716347309">
            <text:p>104.635716347309</text:p>
          </table:table-cell>
          <table:table-cell office:value-type="string" office:value="">
            <text:p/>
          </table:table-cell>
          <table:table-cell office:value-type="float" office:value="14113.894433641">
            <text:p>14113.894433641</text:p>
          </table:table-cell>
          <table:table-cell office:value-type="float" office:value="815.912350307531">
            <text:p>815.912350307531</text:p>
          </table:table-cell>
          <table:table-cell office:value-type="float" office:value="0.115784435436828">
            <text:p>0.115784435436828</text:p>
          </table:table-cell>
          <table:table-cell office:value-type="float" office:value="0.0965383556044799">
            <text:p>0.09653835560447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54301542902">
            <text:p>1363.54301542902</text:p>
          </table:table-cell>
          <table:table-cell office:value-type="float" office:value="42696.7694975149">
            <text:p>42696.7694975149</text:p>
          </table:table-cell>
          <table:table-cell office:value-type="float" office:value="1649">
            <text:p>1649</text:p>
          </table:table-cell>
          <table:table-cell office:value-type="float" office:value="22.3089638727319">
            <text:p>22.3089638727319</text:p>
          </table:table-cell>
          <table:table-cell office:value-type="string" office:value="">
            <text:p/>
          </table:table-cell>
          <table:table-cell office:value-type="float" office:value="13790.0013032648">
            <text:p>13790.0013032648</text:p>
          </table:table-cell>
          <table:table-cell office:value-type="float" office:value="187.01885517873">
            <text:p>187.01885517873</text:p>
          </table:table-cell>
          <table:table-cell office:value-type="float" office:value="0.0246645826166295">
            <text:p>0.0246645826166295</text:p>
          </table:table-cell>
          <table:table-cell office:value-type="float" office:value="0.0988791070749357">
            <text:p>0.09887910707493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52505267478">
            <text:p>1364.52505267478</text:p>
          </table:table-cell>
          <table:table-cell office:value-type="float" office:value="42711.981713519">
            <text:p>42711.981713519</text:p>
          </table:table-cell>
          <table:table-cell office:value-type="float" office:value="325">
            <text:p>325</text:p>
          </table:table-cell>
          <table:table-cell office:value-type="float" office:value="4.40065988013334">
            <text:p>4.40065988013334</text:p>
          </table:table-cell>
          <table:table-cell office:value-type="string" office:value="">
            <text:p/>
          </table:table-cell>
          <table:table-cell office:value-type="float" office:value="13482.8399745573">
            <text:p>13482.8399745573</text:p>
          </table:table-cell>
          <table:table-cell office:value-type="float" office:value="33.0942051484707">
            <text:p>33.0942051484707</text:p>
          </table:table-cell>
          <table:table-cell office:value-type="float" office:value="0.00486112149812286">
            <text:p>0.00486112149812286</text:p>
          </table:table-cell>
          <table:table-cell office:value-type="float" office:value="0.10120457227481">
            <text:p>0.1012045722748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46670146396">
            <text:p>1354.46670146396</text:p>
          </table:table-cell>
          <table:table-cell office:value-type="float" office:value="42555.9119882868">
            <text:p>42555.9119882868</text:p>
          </table:table-cell>
          <table:table-cell office:value-type="float" office:value="828">
            <text:p>828</text:p>
          </table:table-cell>
          <table:table-cell office:value-type="float" office:value="10.9262202340047">
            <text:p>10.9262202340047</text:p>
          </table:table-cell>
          <table:table-cell office:value-type="string" office:value="">
            <text:p/>
          </table:table-cell>
          <table:table-cell office:value-type="float" office:value="11662.1123743504">
            <text:p>11662.1123743504</text:p>
          </table:table-cell>
          <table:table-cell office:value-type="float" office:value="92.410244685746">
            <text:p>92.410244685746</text:p>
          </table:table-cell>
          <table:table-cell office:value-type="float" office:value="0.0123846418475253">
            <text:p>0.0123846418475253</text:p>
          </table:table-cell>
          <table:table-cell office:value-type="float" office:value="0.116142484138891">
            <text:p>0.1161424841388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101094008182">
            <text:p>777.101094008182</text:p>
          </table:table-cell>
          <table:table-cell office:value-type="float" office:value="32336.1798351197">
            <text:p>32336.1798351197</text:p>
          </table:table-cell>
          <table:table-cell office:value-type="float" office:value="480.0">
            <text:p>480.0</text:p>
          </table:table-cell>
          <table:table-cell office:value-type="float" office:value="4.15563730742216">
            <text:p>4.15563730742216</text:p>
          </table:table-cell>
          <table:table-cell office:value-type="string" office:value="">
            <text:p/>
          </table:table-cell>
          <table:table-cell office:value-type="float" office:value="9926.95620621283">
            <text:p>9926.95620621283</text:p>
          </table:table-cell>
          <table:table-cell office:value-type="float" office:value="34.4920009924088">
            <text:p>34.4920009924088</text:p>
          </table:table-cell>
          <table:table-cell office:value-type="float" office:value="0.00796217964667828">
            <text:p>0.00796217964667828</text:p>
          </table:table-cell>
          <table:table-cell office:value-type="float" office:value="0.0782819101711993">
            <text:p>0.07828191017119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7.249989031415">
            <text:p>777.249989031415</text:p>
          </table:table-cell>
          <table:table-cell office:value-type="float" office:value="32339.239133307">
            <text:p>32339.239133307</text:p>
          </table:table-cell>
          <table:table-cell office:value-type="float" office:value="60285.0">
            <text:p>60285.0</text:p>
          </table:table-cell>
          <table:table-cell office:value-type="float" office:value="570.661358218466">
            <text:p>570.661358218466</text:p>
          </table:table-cell>
          <table:table-cell office:value-type="string" office:value="">
            <text:p/>
          </table:table-cell>
          <table:table-cell office:value-type="float" office:value="10746.4299168114">
            <text:p>10746.4299168114</text:p>
          </table:table-cell>
          <table:table-cell office:value-type="float" office:value="4652.6566273783">
            <text:p>4652.6566273783</text:p>
          </table:table-cell>
          <table:table-cell office:value-type="float" office:value="1.0">
            <text:p>1.0</text:p>
          </table:table-cell>
          <table:table-cell office:value-type="float" office:value="0.0723263441950621">
            <text:p>0.07232634419506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69.282106763962">
            <text:p>769.282106763962</text:p>
          </table:table-cell>
          <table:table-cell office:value-type="float" office:value="32175.1098656177">
            <text:p>32175.1098656177</text:p>
          </table:table-cell>
          <table:table-cell office:value-type="float" office:value="8725.0">
            <text:p>8725.0</text:p>
          </table:table-cell>
          <table:table-cell office:value-type="float" office:value="82.2856073004376">
            <text:p>82.2856073004376</text:p>
          </table:table-cell>
          <table:table-cell office:value-type="string" office:value="">
            <text:p/>
          </table:table-cell>
          <table:table-cell office:value-type="float" office:value="10039.0591004597">
            <text:p>10039.0591004597</text:p>
          </table:table-cell>
          <table:table-cell office:value-type="float" office:value="718.961584950312">
            <text:p>718.961584950312</text:p>
          </table:table-cell>
          <table:table-cell office:value-type="float" office:value="0.144729202952642">
            <text:p>0.144729202952642</text:p>
          </table:table-cell>
          <table:table-cell office:value-type="float" office:value="0.0766289050662863">
            <text:p>0.07662890506628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0.282785200265">
            <text:p>770.282785200265</text:p>
          </table:table-cell>
          <table:table-cell office:value-type="float" office:value="32195.7694293698">
            <text:p>32195.7694293698</text:p>
          </table:table-cell>
          <table:table-cell office:value-type="float" office:value="2539.0">
            <text:p>2539.0</text:p>
          </table:table-cell>
          <table:table-cell office:value-type="float" office:value="23.7514802741249">
            <text:p>23.7514802741249</text:p>
          </table:table-cell>
          <table:table-cell office:value-type="string" office:value="">
            <text:p/>
          </table:table-cell>
          <table:table-cell office:value-type="float" office:value="9874.27678001791">
            <text:p>9874.27678001791</text:p>
          </table:table-cell>
          <table:table-cell office:value-type="float" office:value="213.517120691956">
            <text:p>213.517120691956</text:p>
          </table:table-cell>
          <table:table-cell office:value-type="float" office:value="0.0421166127560753">
            <text:p>0.0421166127560753</text:p>
          </table:table-cell>
          <table:table-cell office:value-type="float" office:value="0.0780090332042391">
            <text:p>0.07800903320423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1.284824547421">
            <text:p>771.284824547421</text:p>
          </table:table-cell>
          <table:table-cell office:value-type="float" office:value="32216.4435865169">
            <text:p>32216.4435865169</text:p>
          </table:table-cell>
          <table:table-cell office:value-type="float" office:value="571.0">
            <text:p>571.0</text:p>
          </table:table-cell>
          <table:table-cell office:value-type="float" office:value="5.39094510036853">
            <text:p>5.39094510036853</text:p>
          </table:table-cell>
          <table:table-cell office:value-type="string" office:value="">
            <text:p/>
          </table:table-cell>
          <table:table-cell office:value-type="float" office:value="8464.83980789633">
            <text:p>8464.83980789633</text:p>
          </table:table-cell>
          <table:table-cell office:value-type="float" office:value="59.5095977747475">
            <text:p>59.5095977747475</text:p>
          </table:table-cell>
          <table:table-cell office:value-type="float" office:value="0.00947167620469437">
            <text:p>0.00947167620469437</text:p>
          </table:table-cell>
          <table:table-cell office:value-type="float" office:value="0.091116293048799">
            <text:p>0.0911162930487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54367403216">
            <text:p>1339.54367403216</text:p>
          </table:table-cell>
          <table:table-cell office:value-type="float" office:value="42323.2838587598">
            <text:p>42323.2838587598</text:p>
          </table:table-cell>
          <table:table-cell office:value-type="float" office:value="14703.5">
            <text:p>14703.5</text:p>
          </table:table-cell>
          <table:table-cell office:value-type="float" office:value="200.661192091899">
            <text:p>200.661192091899</text:p>
          </table:table-cell>
          <table:table-cell office:value-type="string" office:value="">
            <text:p/>
          </table:table-cell>
          <table:table-cell office:value-type="float" office:value="19668.5511589215">
            <text:p>19668.5511589215</text:p>
          </table:table-cell>
          <table:table-cell office:value-type="float" office:value="1150.37897451721">
            <text:p>1150.37897451721</text:p>
          </table:table-cell>
          <table:table-cell office:value-type="float" office:value="0.243899809239446">
            <text:p>0.243899809239446</text:p>
          </table:table-cell>
          <table:table-cell office:value-type="float" office:value="0.0681058641894197">
            <text:p>0.068105864189419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54632787622">
            <text:p>1340.54632787622</text:p>
          </table:table-cell>
          <table:table-cell office:value-type="float" office:value="42338.9544068515">
            <text:p>42338.9544068515</text:p>
          </table:table-cell>
          <table:table-cell office:value-type="float" office:value="6820.5">
            <text:p>6820.5</text:p>
          </table:table-cell>
          <table:table-cell office:value-type="float" office:value="93.1587498332586">
            <text:p>93.1587498332586</text:p>
          </table:table-cell>
          <table:table-cell office:value-type="string" office:value="">
            <text:p/>
          </table:table-cell>
          <table:table-cell office:value-type="float" office:value="18809.9477589371">
            <text:p>18809.9477589371</text:p>
          </table:table-cell>
          <table:table-cell office:value-type="float" office:value="559.810493531532">
            <text:p>559.810493531532</text:p>
          </table:table-cell>
          <table:table-cell office:value-type="float" office:value="0.113137596417019">
            <text:p>0.113137596417019</text:p>
          </table:table-cell>
          <table:table-cell office:value-type="float" office:value="0.071267945294494">
            <text:p>0.0712679452944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54801159061">
            <text:p>1341.54801159061</text:p>
          </table:table-cell>
          <table:table-cell office:value-type="float" office:value="42354.6039180477">
            <text:p>42354.6039180477</text:p>
          </table:table-cell>
          <table:table-cell office:value-type="float" office:value="1420.5">
            <text:p>1420.5</text:p>
          </table:table-cell>
          <table:table-cell office:value-type="float" office:value="19.4116298777502">
            <text:p>19.4116298777502</text:p>
          </table:table-cell>
          <table:table-cell office:value-type="string" office:value="">
            <text:p/>
          </table:table-cell>
          <table:table-cell office:value-type="float" office:value="19436.9182263332">
            <text:p>19436.9182263332</text:p>
          </table:table-cell>
          <table:table-cell office:value-type="float" office:value="120.098946019808">
            <text:p>120.098946019808</text:p>
          </table:table-cell>
          <table:table-cell office:value-type="float" office:value="0.0235630753918885">
            <text:p>0.0235630753918885</text:p>
          </table:table-cell>
          <table:table-cell office:value-type="float" office:value="0.0690206130400384">
            <text:p>0.069020613040038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53940446544">
            <text:p>1338.53940446544</text:p>
          </table:table-cell>
          <table:table-cell office:value-type="float" office:value="42307.5821543534">
            <text:p>42307.5821543534</text:p>
          </table:table-cell>
          <table:table-cell office:value-type="float" office:value="1699.5">
            <text:p>1699.5</text:p>
          </table:table-cell>
          <table:table-cell office:value-type="float" office:value="23.180300589887">
            <text:p>23.180300589887</text:p>
          </table:table-cell>
          <table:table-cell office:value-type="string" office:value="">
            <text:p/>
          </table:table-cell>
          <table:table-cell office:value-type="float" office:value="17648.5312464419">
            <text:p>17648.5312464419</text:p>
          </table:table-cell>
          <table:table-cell office:value-type="float" office:value="147.99882154265">
            <text:p>147.99882154265</text:p>
          </table:table-cell>
          <table:table-cell office:value-type="float" office:value="0.0281910923115203">
            <text:p>0.0281910923115203</text:p>
          </table:table-cell>
          <table:table-cell office:value-type="float" office:value="0.0758442380147244">
            <text:p>0.07584423801472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5182280956">
            <text:p>1337.5182280956</text:p>
          </table:table-cell>
          <table:table-cell office:value-type="float" office:value="42291.6100471858">
            <text:p>42291.6100471858</text:p>
          </table:table-cell>
          <table:table-cell office:value-type="float" office:value="1476.5">
            <text:p>1476.5</text:p>
          </table:table-cell>
          <table:table-cell office:value-type="float" office:value="20.1262878412817">
            <text:p>20.1262878412817</text:p>
          </table:table-cell>
          <table:table-cell office:value-type="string" office:value="">
            <text:p/>
          </table:table-cell>
          <table:table-cell office:value-type="float" office:value="17669.1932522352">
            <text:p>17669.1932522352</text:p>
          </table:table-cell>
          <table:table-cell office:value-type="float" office:value="127.517835029011">
            <text:p>127.517835029011</text:p>
          </table:table-cell>
          <table:table-cell office:value-type="float" office:value="0.0244919963506677">
            <text:p>0.0244919963506677</text:p>
          </table:table-cell>
          <table:table-cell office:value-type="float" office:value="0.0756977530893437">
            <text:p>0.075697753089343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51673116437">
            <text:p>1336.51673116437</text:p>
          </table:table-cell>
          <table:table-cell office:value-type="float" office:value="42275.9397965123">
            <text:p>42275.9397965123</text:p>
          </table:table-cell>
          <table:table-cell office:value-type="float" office:value="2153.5">
            <text:p>2153.5</text:p>
          </table:table-cell>
          <table:table-cell office:value-type="float" office:value="29.3341257000935">
            <text:p>29.3341257000935</text:p>
          </table:table-cell>
          <table:table-cell office:value-type="string" office:value="">
            <text:p/>
          </table:table-cell>
          <table:table-cell office:value-type="float" office:value="18581.4103884181">
            <text:p>18581.4103884181</text:p>
          </table:table-cell>
          <table:table-cell office:value-type="float" office:value="175.303192597646">
            <text:p>175.303192597646</text:p>
          </table:table-cell>
          <table:table-cell office:value-type="float" office:value="0.0357219872273368">
            <text:p>0.0357219872273368</text:p>
          </table:table-cell>
          <table:table-cell office:value-type="float" office:value="0.0719276256875219">
            <text:p>0.07192762568752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L11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46280918701">
            <text:p>1355.46280918701</text:p>
          </table:table-cell>
          <table:table-cell office:value-type="float" office:value="42571.3939269387">
            <text:p>42571.3939269387</text:p>
          </table:table-cell>
          <table:table-cell office:value-type="float" office:value="6232.5">
            <text:p>6232.5</text:p>
          </table:table-cell>
          <table:table-cell office:value-type="float" office:value="86.0171012588221">
            <text:p>86.0171012588221</text:p>
          </table:table-cell>
          <table:table-cell office:value-type="string" office:value="">
            <text:p/>
          </table:table-cell>
          <table:table-cell office:value-type="float" office:value="19865.1078663873">
            <text:p>19865.1078663873</text:p>
          </table:table-cell>
          <table:table-cell office:value-type="float" office:value="489.667242912528">
            <text:p>489.667242912528</text:p>
          </table:table-cell>
          <table:table-cell office:value-type="float" office:value="0.103383926349838">
            <text:p>0.103383926349838</text:p>
          </table:table-cell>
          <table:table-cell office:value-type="float" office:value="0.0682333475510859">
            <text:p>0.068233347551085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46492746298">
            <text:p>1356.46492746298</text:p>
          </table:table-cell>
          <table:table-cell office:value-type="float" office:value="42586.9635215628">
            <text:p>42586.9635215628</text:p>
          </table:table-cell>
          <table:table-cell office:value-type="float" office:value="2549.5">
            <text:p>2549.5</text:p>
          </table:table-cell>
          <table:table-cell office:value-type="float" office:value="35.2082991407556">
            <text:p>35.2082991407556</text:p>
          </table:table-cell>
          <table:table-cell office:value-type="string" office:value="">
            <text:p/>
          </table:table-cell>
          <table:table-cell office:value-type="float" office:value="19521.8649499837">
            <text:p>19521.8649499837</text:p>
          </table:table-cell>
          <table:table-cell office:value-type="float" office:value="206.703766523716">
            <text:p>206.703766523716</text:p>
          </table:table-cell>
          <table:table-cell office:value-type="float" office:value="0.0422907854358464">
            <text:p>0.0422907854358464</text:p>
          </table:table-cell>
          <table:table-cell office:value-type="float" office:value="0.0694843925484747">
            <text:p>0.069484392548474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46715091123">
            <text:p>1357.46715091123</text:p>
          </table:table-cell>
          <table:table-cell office:value-type="float" office:value="42602.5289757258">
            <text:p>42602.5289757258</text:p>
          </table:table-cell>
          <table:table-cell office:value-type="float" office:value="565.5">
            <text:p>565.5</text:p>
          </table:table-cell>
          <table:table-cell office:value-type="float" office:value="7.81513680704786">
            <text:p>7.81513680704786</text:p>
          </table:table-cell>
          <table:table-cell office:value-type="string" office:value="">
            <text:p/>
          </table:table-cell>
          <table:table-cell office:value-type="float" office:value="15663.3646603586">
            <text:p>15663.3646603586</text:p>
          </table:table-cell>
          <table:table-cell office:value-type="float" office:value="57.6768618794703">
            <text:p>57.6768618794703</text:p>
          </table:table-cell>
          <table:table-cell office:value-type="float" office:value="0.00938044289624285">
            <text:p>0.00938044289624285</text:p>
          </table:table-cell>
          <table:table-cell office:value-type="float" office:value="0.0866651055087004">
            <text:p>0.08666510550870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49751029124">
            <text:p>1358.49751029124</text:p>
          </table:table-cell>
          <table:table-cell office:value-type="float" office:value="42618.5253933436">
            <text:p>42618.5253933436</text:p>
          </table:table-cell>
          <table:table-cell office:value-type="float" office:value="1773.5">
            <text:p>1773.5</text:p>
          </table:table-cell>
          <table:table-cell office:value-type="float" office:value="24.5412827016443">
            <text:p>24.5412827016443</text:p>
          </table:table-cell>
          <table:table-cell office:value-type="string" office:value="">
            <text:p/>
          </table:table-cell>
          <table:table-cell office:value-type="float" office:value="19497.2765433288">
            <text:p>19497.2765433288</text:p>
          </table:table-cell>
          <table:table-cell office:value-type="float" office:value="141.102514666681">
            <text:p>141.102514666681</text:p>
          </table:table-cell>
          <table:table-cell office:value-type="float" office:value="0.0294185950070498">
            <text:p>0.0294185950070498</text:p>
          </table:table-cell>
          <table:table-cell office:value-type="float" office:value="0.0696762702868909">
            <text:p>0.06967627028689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50497300066">
            <text:p>1359.50497300066</text:p>
          </table:table-cell>
          <table:table-cell office:value-type="float" office:value="42634.1604497671">
            <text:p>42634.1604497671</text:p>
          </table:table-cell>
          <table:table-cell office:value-type="float" office:value="1030.5">
            <text:p>1030.5</text:p>
          </table:table-cell>
          <table:table-cell office:value-type="float" office:value="14.2771818021723">
            <text:p>14.2771818021723</text:p>
          </table:table-cell>
          <table:table-cell office:value-type="string" office:value="">
            <text:p/>
          </table:table-cell>
          <table:table-cell office:value-type="float" office:value="16283.2777913242">
            <text:p>16283.2777913242</text:p>
          </table:table-cell>
          <table:table-cell office:value-type="float" office:value="99.7057230659502">
            <text:p>99.7057230659502</text:p>
          </table:table-cell>
          <table:table-cell office:value-type="float" office:value="0.0170938044289624">
            <text:p>0.0170938044289624</text:p>
          </table:table-cell>
          <table:table-cell office:value-type="float" office:value="0.0834908665456169">
            <text:p>0.083490866545616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52718054258">
            <text:p>1360.52718054258</text:p>
          </table:table-cell>
          <table:table-cell office:value-type="float" office:value="42650.0183908027">
            <text:p>42650.0183908027</text:p>
          </table:table-cell>
          <table:table-cell office:value-type="float" office:value="2032.5">
            <text:p>2032.5</text:p>
          </table:table-cell>
          <table:table-cell office:value-type="float" office:value="28.1888801179392">
            <text:p>28.1888801179392</text:p>
          </table:table-cell>
          <table:table-cell office:value-type="string" office:value="">
            <text:p/>
          </table:table-cell>
          <table:table-cell office:value-type="float" office:value="19581.4508004525">
            <text:p>19581.4508004525</text:p>
          </table:table-cell>
          <table:table-cell office:value-type="float" office:value="176.391856964787">
            <text:p>176.391856964787</text:p>
          </table:table-cell>
          <table:table-cell office:value-type="float" office:value="0.0337148544414033">
            <text:p>0.0337148544414033</text:p>
          </table:table-cell>
          <table:table-cell office:value-type="float" office:value="0.0694804074737476">
            <text:p>0.06948040747374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52854545441">
            <text:p>1361.52854545441</text:p>
          </table:table-cell>
          <table:table-cell office:value-type="float" office:value="42665.5471924124">
            <text:p>42665.5471924124</text:p>
          </table:table-cell>
          <table:table-cell office:value-type="float" office:value="21391.5">
            <text:p>21391.5</text:p>
          </table:table-cell>
          <table:table-cell office:value-type="float" office:value="296.95310621247">
            <text:p>296.95310621247</text:p>
          </table:table-cell>
          <table:table-cell office:value-type="string" office:value="">
            <text:p/>
          </table:table-cell>
          <table:table-cell office:value-type="float" office:value="20354.1635179819">
            <text:p>20354.1635179819</text:p>
          </table:table-cell>
          <table:table-cell office:value-type="float" office:value="1608.51936099913">
            <text:p>1608.51936099913</text:p>
          </table:table-cell>
          <table:table-cell office:value-type="float" office:value="0.354839512316497">
            <text:p>0.354839512316497</text:p>
          </table:table-cell>
          <table:table-cell office:value-type="float" office:value="0.0668918938501975">
            <text:p>0.066891893850197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53176051504">
            <text:p>1362.53176051504</text:p>
          </table:table-cell>
          <table:table-cell office:value-type="float" office:value="42681.0989368479">
            <text:p>42681.0989368479</text:p>
          </table:table-cell>
          <table:table-cell office:value-type="float" office:value="9769.5">
            <text:p>9769.5</text:p>
          </table:table-cell>
          <table:table-cell office:value-type="float" office:value="135.733339439836">
            <text:p>135.733339439836</text:p>
          </table:table-cell>
          <table:table-cell office:value-type="string" office:value="">
            <text:p/>
          </table:table-cell>
          <table:table-cell office:value-type="float" office:value="19921.2833474572">
            <text:p>19921.2833474572</text:p>
          </table:table-cell>
          <table:table-cell office:value-type="float" office:value="758.278303065903">
            <text:p>758.278303065903</text:p>
          </table:table-cell>
          <table:table-cell office:value-type="float" office:value="0.162055237621299">
            <text:p>0.162055237621299</text:p>
          </table:table-cell>
          <table:table-cell office:value-type="float" office:value="0.0683957823775927">
            <text:p>0.068395782377592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53178638073">
            <text:p>1363.53178638073</text:p>
          </table:table-cell>
          <table:table-cell office:value-type="float" office:value="42696.5955225072">
            <text:p>42696.5955225072</text:p>
          </table:table-cell>
          <table:table-cell office:value-type="float" office:value="2145.5">
            <text:p>2145.5</text:p>
          </table:table-cell>
          <table:table-cell office:value-type="float" office:value="29.8329135681032">
            <text:p>29.8329135681032</text:p>
          </table:table-cell>
          <table:table-cell office:value-type="string" office:value="">
            <text:p/>
          </table:table-cell>
          <table:table-cell office:value-type="float" office:value="21323.115809242">
            <text:p>21323.115809242</text:p>
          </table:table-cell>
          <table:table-cell office:value-type="float" office:value="156.504862829144">
            <text:p>156.504862829144</text:p>
          </table:table-cell>
          <table:table-cell office:value-type="float" office:value="0.0355892842332255">
            <text:p>0.0355892842332255</text:p>
          </table:table-cell>
          <table:table-cell office:value-type="float" office:value="0.0639461792816292">
            <text:p>0.063946179281629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54402322614">
            <text:p>1364.54402322614</text:p>
          </table:table-cell>
          <table:table-cell office:value-type="float" office:value="42712.2755221047">
            <text:p>42712.2755221047</text:p>
          </table:table-cell>
          <table:table-cell office:value-type="float" office:value="387.5">
            <text:p>387.5</text:p>
          </table:table-cell>
          <table:table-cell office:value-type="float" office:value="5.39471164448443">
            <text:p>5.39471164448443</text:p>
          </table:table-cell>
          <table:table-cell office:value-type="string" office:value="">
            <text:p/>
          </table:table-cell>
          <table:table-cell office:value-type="float" office:value="18135.3380521675">
            <text:p>18135.3380521675</text:p>
          </table:table-cell>
          <table:table-cell office:value-type="float" office:value="31.8553562024816">
            <text:p>31.8553562024816</text:p>
          </table:table-cell>
          <table:table-cell office:value-type="float" office:value="0.00642780127726632">
            <text:p>0.00642780127726632</text:p>
          </table:table-cell>
          <table:table-cell office:value-type="float" office:value="0.0752422711559575">
            <text:p>0.075242271155957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46218166486">
            <text:p>1354.46218166486</text:p>
          </table:table-cell>
          <table:table-cell office:value-type="float" office:value="42555.8417265824">
            <text:p>42555.8417265824</text:p>
          </table:table-cell>
          <table:table-cell office:value-type="float" office:value="962.5">
            <text:p>962.5</text:p>
          </table:table-cell>
          <table:table-cell office:value-type="float" office:value="13.2763164890566">
            <text:p>13.2763164890566</text:p>
          </table:table-cell>
          <table:table-cell office:value-type="string" office:value="">
            <text:p/>
          </table:table-cell>
          <table:table-cell office:value-type="float" office:value="19001.6600286005">
            <text:p>19001.6600286005</text:p>
          </table:table-cell>
          <table:table-cell office:value-type="float" office:value="81.3560413894051">
            <text:p>81.3560413894051</text:p>
          </table:table-cell>
          <table:table-cell office:value-type="float" office:value="0.0159658289790163">
            <text:p>0.0159658289790163</text:p>
          </table:table-cell>
          <table:table-cell office:value-type="float" office:value="0.0712812554074844">
            <text:p>0.07128125540748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13879326271">
            <text:p>777.313879326271</text:p>
          </table:table-cell>
          <table:table-cell office:value-type="float" office:value="32340.5517764084">
            <text:p>32340.5517764084</text:p>
          </table:table-cell>
          <table:table-cell office:value-type="float" office:value="177436.0">
            <text:p>177436.0</text:p>
          </table:table-cell>
          <table:table-cell office:value-type="float" office:value="1426.27695805344">
            <text:p>1426.27695805344</text:p>
          </table:table-cell>
          <table:table-cell office:value-type="string" office:value="">
            <text:p/>
          </table:table-cell>
          <table:table-cell office:value-type="float" office:value="8400.58736700601">
            <text:p>8400.58736700601</text:p>
          </table:table-cell>
          <table:table-cell office:value-type="float" office:value="17864.1858538059">
            <text:p>17864.1858538059</text:p>
          </table:table-cell>
          <table:table-cell office:value-type="float" office:value="1.0">
            <text:p>1.0</text:p>
          </table:table-cell>
          <table:table-cell office:value-type="float" office:value="0.0925308963965108">
            <text:p>0.09253089639651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18910205186">
            <text:p>778.318910205186</text:p>
          </table:table-cell>
          <table:table-cell office:value-type="float" office:value="32361.1932767799">
            <text:p>32361.1932767799</text:p>
          </table:table-cell>
          <table:table-cell office:value-type="float" office:value="52355.0">
            <text:p>52355.0</text:p>
          </table:table-cell>
          <table:table-cell office:value-type="float" office:value="420.94900898585">
            <text:p>420.94900898585</text:p>
          </table:table-cell>
          <table:table-cell office:value-type="string" office:value="">
            <text:p/>
          </table:table-cell>
          <table:table-cell office:value-type="float" office:value="8633.3277958615">
            <text:p>8633.3277958615</text:p>
          </table:table-cell>
          <table:table-cell office:value-type="float" office:value="5215.15740127715">
            <text:p>5215.15740127715</text:p>
          </table:table-cell>
          <table:table-cell office:value-type="float" office:value="0.295064135801078">
            <text:p>0.295064135801078</text:p>
          </table:table-cell>
          <table:table-cell office:value-type="float" office:value="0.090152827346401">
            <text:p>0.0901528273464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20681313623">
            <text:p>779.320681313623</text:p>
          </table:table-cell>
          <table:table-cell office:value-type="float" office:value="32381.754509497">
            <text:p>32381.754509497</text:p>
          </table:table-cell>
          <table:table-cell office:value-type="float" office:value="13440.0">
            <text:p>13440.0</text:p>
          </table:table-cell>
          <table:table-cell office:value-type="float" office:value="108.097474357525">
            <text:p>108.097474357525</text:p>
          </table:table-cell>
          <table:table-cell office:value-type="string" office:value="">
            <text:p/>
          </table:table-cell>
          <table:table-cell office:value-type="float" office:value="8589.50432854338">
            <text:p>8589.50432854338</text:p>
          </table:table-cell>
          <table:table-cell office:value-type="float" office:value="1349.38866528582">
            <text:p>1349.38866528582</text:p>
          </table:table-cell>
          <table:table-cell office:value-type="float" office:value="0.0757456209562885">
            <text:p>0.0757456209562885</text:p>
          </table:table-cell>
          <table:table-cell office:value-type="float" office:value="0.090729412490532">
            <text:p>0.0907294124905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26100089056">
            <text:p>780.326100089056</text:p>
          </table:table-cell>
          <table:table-cell office:value-type="float" office:value="32402.3772670346">
            <text:p>32402.3772670346</text:p>
          </table:table-cell>
          <table:table-cell office:value-type="float" office:value="2429.0">
            <text:p>2429.0</text:p>
          </table:table-cell>
          <table:table-cell office:value-type="float" office:value="19.5450711634888">
            <text:p>19.5450711634888</text:p>
          </table:table-cell>
          <table:table-cell office:value-type="string" office:value="">
            <text:p/>
          </table:table-cell>
          <table:table-cell office:value-type="float" office:value="8203.5416685735">
            <text:p>8203.5416685735</text:p>
          </table:table-cell>
          <table:table-cell office:value-type="float" office:value="252.418866113646">
            <text:p>252.418866113646</text:p>
          </table:table-cell>
          <table:table-cell office:value-type="float" office:value="0.0136894429540792">
            <text:p>0.0136894429540792</text:p>
          </table:table-cell>
          <table:table-cell office:value-type="float" office:value="0.0951206358929539">
            <text:p>0.09512063589295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1.325725119227">
            <text:p>781.325725119227</text:p>
          </table:table-cell>
          <table:table-cell office:value-type="float" office:value="32422.8679590724">
            <text:p>32422.8679590724</text:p>
          </table:table-cell>
          <table:table-cell office:value-type="float" office:value="615.0">
            <text:p>615.0</text:p>
          </table:table-cell>
          <table:table-cell office:value-type="float" office:value="4.94996877390628">
            <text:p>4.94996877390628</text:p>
          </table:table-cell>
          <table:table-cell office:value-type="string" office:value="">
            <text:p/>
          </table:table-cell>
          <table:table-cell office:value-type="float" office:value="9649.21470358914">
            <text:p>9649.21470358914</text:p>
          </table:table-cell>
          <table:table-cell office:value-type="float" office:value="49.220212144712">
            <text:p>49.220212144712</text:p>
          </table:table-cell>
          <table:table-cell office:value-type="float" office:value="0.00346603845893731">
            <text:p>0.00346603845893731</text:p>
          </table:table-cell>
          <table:table-cell office:value-type="float" office:value="0.080972985794233">
            <text:p>0.08097298579423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1847801061">
            <text:p>776.31847801061</text:p>
          </table:table-cell>
          <table:table-cell office:value-type="float" office:value="32320.0948329273">
            <text:p>32320.0948329273</text:p>
          </table:table-cell>
          <table:table-cell office:value-type="float" office:value="15149.0">
            <text:p>15149.0</text:p>
          </table:table-cell>
          <table:table-cell office:value-type="float" office:value="121.736187310319">
            <text:p>121.736187310319</text:p>
          </table:table-cell>
          <table:table-cell office:value-type="string" office:value="">
            <text:p/>
          </table:table-cell>
          <table:table-cell office:value-type="float" office:value="8567.44602533436">
            <text:p>8567.44602533436</text:p>
          </table:table-cell>
          <table:table-cell office:value-type="float" office:value="1509.22901539063">
            <text:p>1509.22901539063</text:p>
          </table:table-cell>
          <table:table-cell office:value-type="float" office:value="0.0853772627877094">
            <text:p>0.0853772627877094</text:p>
          </table:table-cell>
          <table:table-cell office:value-type="float" office:value="0.0906125904633655">
            <text:p>0.090612590463365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13680788164">
            <text:p>775.313680788164</text:p>
          </table:table-cell>
          <table:table-cell office:value-type="float" office:value="32299.4314240577">
            <text:p>32299.4314240577</text:p>
          </table:table-cell>
          <table:table-cell office:value-type="float" office:value="1600.0">
            <text:p>1600.0</text:p>
          </table:table-cell>
          <table:table-cell office:value-type="float" office:value="12.8480505358661">
            <text:p>12.8480505358661</text:p>
          </table:table-cell>
          <table:table-cell office:value-type="string" office:value="">
            <text:p/>
          </table:table-cell>
          <table:table-cell office:value-type="float" office:value="9037.49748169481">
            <text:p>9037.49748169481</text:p>
          </table:table-cell>
          <table:table-cell office:value-type="float" office:value="162.174351499827">
            <text:p>162.174351499827</text:p>
          </table:table-cell>
          <table:table-cell office:value-type="float" office:value="0.00901733582812958">
            <text:p>0.00901733582812958</text:p>
          </table:table-cell>
          <table:table-cell office:value-type="float" office:value="0.0857885363020614">
            <text:p>0.085788536302061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4293138229">
            <text:p>1339.64293138229</text:p>
          </table:table-cell>
          <table:table-cell office:value-type="float" office:value="42324.835421492">
            <text:p>42324.835421492</text:p>
          </table:table-cell>
          <table:table-cell office:value-type="float" office:value="28150.0">
            <text:p>28150.0</text:p>
          </table:table-cell>
          <table:table-cell office:value-type="float" office:value="331.281270367168">
            <text:p>331.281270367168</text:p>
          </table:table-cell>
          <table:table-cell office:value-type="string" office:value="">
            <text:p/>
          </table:table-cell>
          <table:table-cell office:value-type="float" office:value="12763.2921537911">
            <text:p>12763.2921537911</text:p>
          </table:table-cell>
          <table:table-cell office:value-type="float" office:value="3232.54665203007">
            <text:p>3232.54665203007</text:p>
          </table:table-cell>
          <table:table-cell office:value-type="float" office:value="0.158648752226155">
            <text:p>0.158648752226155</text:p>
          </table:table-cell>
          <table:table-cell office:value-type="float" office:value="0.104960610102808">
            <text:p>0.1049606101028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481453786">
            <text:p>1340.6481453786</text:p>
          </table:table-cell>
          <table:table-cell office:value-type="float" office:value="42340.5453906642">
            <text:p>42340.5453906642</text:p>
          </table:table-cell>
          <table:table-cell office:value-type="float" office:value="13387.0">
            <text:p>13387.0</text:p>
          </table:table-cell>
          <table:table-cell office:value-type="float" office:value="157.616333862296">
            <text:p>157.616333862296</text:p>
          </table:table-cell>
          <table:table-cell office:value-type="string" office:value="">
            <text:p/>
          </table:table-cell>
          <table:table-cell office:value-type="float" office:value="13177.2517688093">
            <text:p>13177.2517688093</text:p>
          </table:table-cell>
          <table:table-cell office:value-type="float" office:value="1549.9045193313">
            <text:p>1549.9045193313</text:p>
          </table:table-cell>
          <table:table-cell office:value-type="float" office:value="0.0754469217069817">
            <text:p>0.0754469217069817</text:p>
          </table:table-cell>
          <table:table-cell office:value-type="float" office:value="0.101739586440317">
            <text:p>0.1017395864403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4918060699">
            <text:p>1341.64918060699</text:p>
          </table:table-cell>
          <table:table-cell office:value-type="float" office:value="42356.1841762333">
            <text:p>42356.1841762333</text:p>
          </table:table-cell>
          <table:table-cell office:value-type="float" office:value="3100.0">
            <text:p>3100.0</text:p>
          </table:table-cell>
          <table:table-cell office:value-type="float" office:value="36.5176144324163">
            <text:p>36.5176144324163</text:p>
          </table:table-cell>
          <table:table-cell office:value-type="string" office:value="">
            <text:p/>
          </table:table-cell>
          <table:table-cell office:value-type="float" office:value="13328.0760032647">
            <text:p>13328.0760032647</text:p>
          </table:table-cell>
          <table:table-cell office:value-type="float" office:value="350.894640492032">
            <text:p>350.894640492032</text:p>
          </table:table-cell>
          <table:table-cell office:value-type="float" office:value="0.0174710881670011">
            <text:p>0.0174710881670011</text:p>
          </table:table-cell>
          <table:table-cell office:value-type="float" office:value="0.100663380091646">
            <text:p>0.1006633800916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5487062051">
            <text:p>1342.65487062051</text:p>
          </table:table-cell>
          <table:table-cell office:value-type="float" office:value="42371.8897838206">
            <text:p>42371.8897838206</text:p>
          </table:table-cell>
          <table:table-cell office:value-type="float" office:value="585.0">
            <text:p>585.0</text:p>
          </table:table-cell>
          <table:table-cell office:value-type="float" office:value="6.89847739908739">
            <text:p>6.89847739908739</text:p>
          </table:table-cell>
          <table:table-cell office:value-type="string" office:value="">
            <text:p/>
          </table:table-cell>
          <table:table-cell office:value-type="float" office:value="11356.5553804838">
            <text:p>11356.5553804838</text:p>
          </table:table-cell>
          <table:table-cell office:value-type="float" office:value="73.7301072464135">
            <text:p>73.7301072464135</text:p>
          </table:table-cell>
          <table:table-cell office:value-type="float" office:value="0.00329696341215988">
            <text:p>0.00329696341215988</text:p>
          </table:table-cell>
          <table:table-cell office:value-type="float" office:value="0.118227299179807">
            <text:p>0.1182272991798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3163887467">
            <text:p>1338.63163887467</text:p>
          </table:table-cell>
          <table:table-cell office:value-type="float" office:value="42309.0244813208">
            <text:p>42309.0244813208</text:p>
          </table:table-cell>
          <table:table-cell office:value-type="float" office:value="8603.0">
            <text:p>8603.0</text:p>
          </table:table-cell>
          <table:table-cell office:value-type="float" office:value="101.186561286131">
            <text:p>101.186561286131</text:p>
          </table:table-cell>
          <table:table-cell office:value-type="string" office:value="">
            <text:p/>
          </table:table-cell>
          <table:table-cell office:value-type="float" office:value="12430.8768413247">
            <text:p>12430.8768413247</text:p>
          </table:table-cell>
          <table:table-cell office:value-type="float" office:value="1028.11774747952">
            <text:p>1028.11774747952</text:p>
          </table:table-cell>
          <table:table-cell office:value-type="float" office:value="0.0484850875808742">
            <text:p>0.0484850875808742</text:p>
          </table:table-cell>
          <table:table-cell office:value-type="float" office:value="0.107686018931872">
            <text:p>0.10768601893187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180969751">
            <text:p>1337.6180969751</text:p>
          </table:table-cell>
          <table:table-cell office:value-type="float" office:value="42293.1723553633">
            <text:p>42293.1723553633</text:p>
          </table:table-cell>
          <table:table-cell office:value-type="float" office:value="17659.0">
            <text:p>17659.0</text:p>
          </table:table-cell>
          <table:table-cell office:value-type="float" office:value="207.576836781857">
            <text:p>207.576836781857</text:p>
          </table:table-cell>
          <table:table-cell office:value-type="string" office:value="">
            <text:p/>
          </table:table-cell>
          <table:table-cell office:value-type="float" office:value="13044.5984275806">
            <text:p>13044.5984275806</text:p>
          </table:table-cell>
          <table:table-cell office:value-type="float" office:value="1973.06407287074">
            <text:p>1973.06407287074</text:p>
          </table:table-cell>
          <table:table-cell office:value-type="float" office:value="0.0995232083680877">
            <text:p>0.0995232083680877</text:p>
          </table:table-cell>
          <table:table-cell office:value-type="float" office:value="0.102541914525091">
            <text:p>0.1025419145250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61342292206">
            <text:p>1336.61342292206</text:p>
          </table:table-cell>
          <table:table-cell office:value-type="float" office:value="42277.4529729042">
            <text:p>42277.4529729042</text:p>
          </table:table-cell>
          <table:table-cell office:value-type="float" office:value="27985.0">
            <text:p>27985.0</text:p>
          </table:table-cell>
          <table:table-cell office:value-type="float" office:value="328.819586597436">
            <text:p>328.819586597436</text:p>
          </table:table-cell>
          <table:table-cell office:value-type="string" office:value="">
            <text:p/>
          </table:table-cell>
          <table:table-cell office:value-type="float" office:value="12984.124280932">
            <text:p>12984.124280932</text:p>
          </table:table-cell>
          <table:table-cell office:value-type="float" office:value="3199.77838416236">
            <text:p>3199.77838416236</text:p>
          </table:table-cell>
          <table:table-cell office:value-type="float" office:value="0.157718839468879">
            <text:p>0.157718839468879</text:p>
          </table:table-cell>
          <table:table-cell office:value-type="float" office:value="0.102942131021109">
            <text:p>0.1029421310211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2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56633261342">
            <text:p>1355.56633261342</text:p>
          </table:table-cell>
          <table:table-cell office:value-type="float" office:value="42573.0026052633">
            <text:p>42573.0026052633</text:p>
          </table:table-cell>
          <table:table-cell office:value-type="float" office:value="31960.0">
            <text:p>31960.0</text:p>
          </table:table-cell>
          <table:table-cell office:value-type="float" office:value="381.156061056731">
            <text:p>381.156061056731</text:p>
          </table:table-cell>
          <table:table-cell office:value-type="string" office:value="">
            <text:p/>
          </table:table-cell>
          <table:table-cell office:value-type="float" office:value="12787.6907972549">
            <text:p>12787.6907972549</text:p>
          </table:table-cell>
          <table:table-cell office:value-type="float" office:value="3660.84450393791">
            <text:p>3660.84450393791</text:p>
          </table:table-cell>
          <table:table-cell office:value-type="float" office:value="0.180121283166888">
            <text:p>0.180121283166888</text:p>
          </table:table-cell>
          <table:table-cell office:value-type="float" office:value="0.106005560668109">
            <text:p>0.1060055606681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56933833418">
            <text:p>1356.56933833418</text:p>
          </table:table-cell>
          <table:table-cell office:value-type="float" office:value="42588.5853880141">
            <text:p>42588.5853880141</text:p>
          </table:table-cell>
          <table:table-cell office:value-type="float" office:value="15048.0">
            <text:p>15048.0</text:p>
          </table:table-cell>
          <table:table-cell office:value-type="float" office:value="179.553048900708">
            <text:p>179.553048900708</text:p>
          </table:table-cell>
          <table:table-cell office:value-type="string" office:value="">
            <text:p/>
          </table:table-cell>
          <table:table-cell office:value-type="float" office:value="13067.7925591258">
            <text:p>13067.7925591258</text:p>
          </table:table-cell>
          <table:table-cell office:value-type="float" office:value="1709.14480232981">
            <text:p>1709.14480232981</text:p>
          </table:table-cell>
          <table:table-cell office:value-type="float" office:value="0.0848080434635587">
            <text:p>0.0848080434635587</text:p>
          </table:table-cell>
          <table:table-cell office:value-type="float" office:value="0.103810137190067">
            <text:p>0.1038101371900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57415307734">
            <text:p>1357.57415307734</text:p>
          </table:table-cell>
          <table:table-cell office:value-type="float" office:value="42604.1904770985">
            <text:p>42604.1904770985</text:p>
          </table:table-cell>
          <table:table-cell office:value-type="float" office:value="3380.0">
            <text:p>3380.0</text:p>
          </table:table-cell>
          <table:table-cell office:value-type="float" office:value="40.3428833002024">
            <text:p>40.3428833002024</text:p>
          </table:table-cell>
          <table:table-cell office:value-type="string" office:value="">
            <text:p/>
          </table:table-cell>
          <table:table-cell office:value-type="float" office:value="12899.90795216">
            <text:p>12899.90795216</text:p>
          </table:table-cell>
          <table:table-cell office:value-type="float" office:value="403.786438212715">
            <text:p>403.786438212715</text:p>
          </table:table-cell>
          <table:table-cell office:value-type="float" office:value="0.0190491219369237">
            <text:p>0.0190491219369237</text:p>
          </table:table-cell>
          <table:table-cell office:value-type="float" office:value="0.105239057372501">
            <text:p>0.10523905737250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59826955628">
            <text:p>1358.59826955628</text:p>
          </table:table-cell>
          <table:table-cell office:value-type="float" office:value="42620.0893625671">
            <text:p>42620.0893625671</text:p>
          </table:table-cell>
          <table:table-cell office:value-type="float" office:value="14840.0">
            <text:p>14840.0</text:p>
          </table:table-cell>
          <table:table-cell office:value-type="float" office:value="177.280298133649">
            <text:p>177.280298133649</text:p>
          </table:table-cell>
          <table:table-cell office:value-type="string" office:value="">
            <text:p/>
          </table:table-cell>
          <table:table-cell office:value-type="float" office:value="12873.7637778406">
            <text:p>12873.7637778406</text:p>
          </table:table-cell>
          <table:table-cell office:value-type="float" office:value="1734.40117790085">
            <text:p>1734.40117790085</text:p>
          </table:table-cell>
          <table:table-cell office:value-type="float" office:value="0.0836357898059018">
            <text:p>0.0836357898059018</text:p>
          </table:table-cell>
          <table:table-cell office:value-type="float" office:value="0.10553232861821">
            <text:p>0.1055323286182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60309273793">
            <text:p>1359.60309273793</text:p>
          </table:table-cell>
          <table:table-cell office:value-type="float" office:value="42635.6828827092">
            <text:p>42635.6828827092</text:p>
          </table:table-cell>
          <table:table-cell office:value-type="float" office:value="8511.0">
            <text:p>8511.0</text:p>
          </table:table-cell>
          <table:table-cell office:value-type="float" office:value="101.766374972259">
            <text:p>101.766374972259</text:p>
          </table:table-cell>
          <table:table-cell office:value-type="string" office:value="">
            <text:p/>
          </table:table-cell>
          <table:table-cell office:value-type="float" office:value="13042.9102996752">
            <text:p>13042.9102996752</text:p>
          </table:table-cell>
          <table:table-cell office:value-type="float" office:value="976.504610257985">
            <text:p>976.504610257985</text:p>
          </table:table-cell>
          <table:table-cell office:value-type="float" office:value="0.0479665907707568">
            <text:p>0.0479665907707568</text:p>
          </table:table-cell>
          <table:table-cell office:value-type="float" office:value="0.104240776138113">
            <text:p>0.10424077613811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2226864816">
            <text:p>1360.62226864816</text:p>
          </table:table-cell>
          <table:table-cell office:value-type="float" office:value="42651.4932289536">
            <text:p>42651.4932289536</text:p>
          </table:table-cell>
          <table:table-cell office:value-type="float" office:value="5802.0">
            <text:p>5802.0</text:p>
          </table:table-cell>
          <table:table-cell office:value-type="float" office:value="69.4332703260575">
            <text:p>69.4332703260575</text:p>
          </table:table-cell>
          <table:table-cell office:value-type="string" office:value="">
            <text:p/>
          </table:table-cell>
          <table:table-cell office:value-type="float" office:value="12109.3862233977">
            <text:p>12109.3862233977</text:p>
          </table:table-cell>
          <table:table-cell office:value-type="float" office:value="724.527874383671">
            <text:p>724.527874383671</text:p>
          </table:table-cell>
          <table:table-cell office:value-type="float" office:value="0.0326991140467549">
            <text:p>0.0326991140467549</text:p>
          </table:table-cell>
          <table:table-cell office:value-type="float" office:value="0.112360960625665">
            <text:p>0.1123609606256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3055083374">
            <text:p>1361.63055083374</text:p>
          </table:table-cell>
          <table:table-cell office:value-type="float" office:value="42667.1287327737">
            <text:p>42667.1287327737</text:p>
          </table:table-cell>
          <table:table-cell office:value-type="float" office:value="30505.0">
            <text:p>30505.0</text:p>
          </table:table-cell>
          <table:table-cell office:value-type="float" office:value="365.315707979348">
            <text:p>365.315707979348</text:p>
          </table:table-cell>
          <table:table-cell office:value-type="string" office:value="">
            <text:p/>
          </table:table-cell>
          <table:table-cell office:value-type="float" office:value="12508.3084432197">
            <text:p>12508.3084432197</text:p>
          </table:table-cell>
          <table:table-cell office:value-type="float" office:value="3560.10250105223">
            <text:p>3560.10250105223</text:p>
          </table:table-cell>
          <table:table-cell office:value-type="float" office:value="0.171921143398183">
            <text:p>0.171921143398183</text:p>
          </table:table-cell>
          <table:table-cell office:value-type="float" office:value="0.108858088766738">
            <text:p>0.1088580887667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3618934164">
            <text:p>1362.63618934164</text:p>
          </table:table-cell>
          <table:table-cell office:value-type="float" office:value="42682.7174521924">
            <text:p>42682.7174521924</text:p>
          </table:table-cell>
          <table:table-cell office:value-type="float" office:value="14313.0">
            <text:p>14313.0</text:p>
          </table:table-cell>
          <table:table-cell office:value-type="float" office:value="171.487086118451">
            <text:p>171.487086118451</text:p>
          </table:table-cell>
          <table:table-cell office:value-type="string" office:value="">
            <text:p/>
          </table:table-cell>
          <table:table-cell office:value-type="float" office:value="12421.9993407284">
            <text:p>12421.9993407284</text:p>
          </table:table-cell>
          <table:table-cell office:value-type="float" office:value="1699.05387609008">
            <text:p>1699.05387609008</text:p>
          </table:table-cell>
          <table:table-cell office:value-type="float" office:value="0.0806657048175117">
            <text:p>0.0806657048175117</text:p>
          </table:table-cell>
          <table:table-cell office:value-type="float" office:value="0.109695400230294">
            <text:p>0.1096954002302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3911744635">
            <text:p>1363.63911744635</text:p>
          </table:table-cell>
          <table:table-cell office:value-type="float" office:value="42698.2584054285">
            <text:p>42698.2584054285</text:p>
          </table:table-cell>
          <table:table-cell office:value-type="float" office:value="3384.0">
            <text:p>3384.0</text:p>
          </table:table-cell>
          <table:table-cell office:value-type="float" office:value="40.5774069122519">
            <text:p>40.5774069122519</text:p>
          </table:table-cell>
          <table:table-cell office:value-type="string" office:value="">
            <text:p/>
          </table:table-cell>
          <table:table-cell office:value-type="float" office:value="12856.2527558117">
            <text:p>12856.2527558117</text:p>
          </table:table-cell>
          <table:table-cell office:value-type="float" office:value="399.402390982848">
            <text:p>399.402390982848</text:p>
          </table:table-cell>
          <table:table-cell office:value-type="float" office:value="0.0190716652764941">
            <text:p>0.0190716652764941</text:p>
          </table:table-cell>
          <table:table-cell office:value-type="float" office:value="0.106068163355758">
            <text:p>0.10606816335575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3879806795">
            <text:p>1364.63879806795</text:p>
          </table:table-cell>
          <table:table-cell office:value-type="float" office:value="42713.7433276031">
            <text:p>42713.7433276031</text:p>
          </table:table-cell>
          <table:table-cell office:value-type="float" office:value="622.0">
            <text:p>622.0</text:p>
          </table:table-cell>
          <table:table-cell office:value-type="float" office:value="7.46958647558611">
            <text:p>7.46958647558611</text:p>
          </table:table-cell>
          <table:table-cell office:value-type="string" office:value="">
            <text:p/>
          </table:table-cell>
          <table:table-cell office:value-type="float" office:value="14251.074613102">
            <text:p>14251.074613102</text:p>
          </table:table-cell>
          <table:table-cell office:value-type="float" office:value="65.0196340127134">
            <text:p>65.0196340127134</text:p>
          </table:table-cell>
          <table:table-cell office:value-type="float" office:value="0.00350548930318537">
            <text:p>0.00350548930318537</text:p>
          </table:table-cell>
          <table:table-cell office:value-type="float" office:value="0.0957569050135589">
            <text:p>0.095756905013558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56679480819">
            <text:p>1354.56679480819</text:p>
          </table:table-cell>
          <table:table-cell office:value-type="float" office:value="42557.46794077">
            <text:p>42557.46794077</text:p>
          </table:table-cell>
          <table:table-cell office:value-type="float" office:value="4273.0">
            <text:p>4273.0</text:p>
          </table:table-cell>
          <table:table-cell office:value-type="float" office:value="50.9342854105095">
            <text:p>50.9342854105095</text:p>
          </table:table-cell>
          <table:table-cell office:value-type="string" office:value="">
            <text:p/>
          </table:table-cell>
          <table:table-cell office:value-type="float" office:value="12739.1240920461">
            <text:p>12739.1240920461</text:p>
          </table:table-cell>
          <table:table-cell office:value-type="float" office:value="503.038388075029">
            <text:p>503.038388075029</text:p>
          </table:table-cell>
          <table:table-cell office:value-type="float" office:value="0.0240819224959986">
            <text:p>0.0240819224959986</text:p>
          </table:table-cell>
          <table:table-cell office:value-type="float" office:value="0.106331234786694">
            <text:p>0.10633123478669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3.56668853292">
            <text:p>1353.56668853292</text:p>
          </table:table-cell>
          <table:table-cell office:value-type="float" office:value="42541.9186803043">
            <text:p>42541.9186803043</text:p>
          </table:table-cell>
          <table:table-cell office:value-type="float" office:value="406.0">
            <text:p>406.0</text:p>
          </table:table-cell>
          <table:table-cell office:value-type="float" office:value="4.38104033808383">
            <text:p>4.38104033808383</text:p>
          </table:table-cell>
          <table:table-cell office:value-type="string" office:value="">
            <text:p/>
          </table:table-cell>
          <table:table-cell office:value-type="float" office:value="11775.2202174444">
            <text:p>11775.2202174444</text:p>
          </table:table-cell>
          <table:table-cell office:value-type="float" office:value="56.9537168545191">
            <text:p>56.9537168545191</text:p>
          </table:table-cell>
          <table:table-cell office:value-type="float" office:value="0.00228814896638788">
            <text:p>0.00228814896638788</text:p>
          </table:table-cell>
          <table:table-cell office:value-type="float" office:value="0.114950435196761">
            <text:p>0.1149504351967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13915117005">
            <text:p>777.313915117005</text:p>
          </table:table-cell>
          <table:table-cell office:value-type="float" office:value="32340.5525117233">
            <text:p>32340.5525117233</text:p>
          </table:table-cell>
          <table:table-cell office:value-type="float" office:value="109326.0">
            <text:p>109326.0</text:p>
          </table:table-cell>
          <table:table-cell office:value-type="float" office:value="927.091719530256">
            <text:p>927.091719530256</text:p>
          </table:table-cell>
          <table:table-cell office:value-type="string" office:value="">
            <text:p/>
          </table:table-cell>
          <table:table-cell office:value-type="float" office:value="8544.3582180381">
            <text:p>8544.3582180381</text:p>
          </table:table-cell>
          <table:table-cell office:value-type="float" office:value="10900.3542394201">
            <text:p>10900.3542394201</text:p>
          </table:table-cell>
          <table:table-cell office:value-type="float" office:value="1.0">
            <text:p>1.0</text:p>
          </table:table-cell>
          <table:table-cell office:value-type="float" office:value="0.0909739380397241">
            <text:p>0.09097393803972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18778796757">
            <text:p>778.318778796757</text:p>
          </table:table-cell>
          <table:table-cell office:value-type="float" office:value="32361.1905787659">
            <text:p>32361.1905787659</text:p>
          </table:table-cell>
          <table:table-cell office:value-type="float" office:value="31787.0">
            <text:p>31787.0</text:p>
          </table:table-cell>
          <table:table-cell office:value-type="float" office:value="269.637849430476">
            <text:p>269.637849430476</text:p>
          </table:table-cell>
          <table:table-cell office:value-type="string" office:value="">
            <text:p/>
          </table:table-cell>
          <table:table-cell office:value-type="float" office:value="9252.32039839924">
            <text:p>9252.32039839924</text:p>
          </table:table-cell>
          <table:table-cell office:value-type="float" office:value="3003.65994008183">
            <text:p>3003.65994008183</text:p>
          </table:table-cell>
          <table:table-cell office:value-type="float" office:value="0.290754257907543">
            <text:p>0.290754257907543</text:p>
          </table:table-cell>
          <table:table-cell office:value-type="float" office:value="0.084121468483886">
            <text:p>0.08412146848388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19076228583">
            <text:p>779.319076228583</text:p>
          </table:table-cell>
          <table:table-cell office:value-type="float" office:value="32381.7215759389">
            <text:p>32381.7215759389</text:p>
          </table:table-cell>
          <table:table-cell office:value-type="float" office:value="8578.0">
            <text:p>8578.0</text:p>
          </table:table-cell>
          <table:table-cell office:value-type="float" office:value="72.8109796045902">
            <text:p>72.8109796045902</text:p>
          </table:table-cell>
          <table:table-cell office:value-type="string" office:value="">
            <text:p/>
          </table:table-cell>
          <table:table-cell office:value-type="float" office:value="8977.28132883362">
            <text:p>8977.28132883362</text:p>
          </table:table-cell>
          <table:table-cell office:value-type="float" office:value="854.449913900686">
            <text:p>854.449913900686</text:p>
          </table:table-cell>
          <table:table-cell office:value-type="float" office:value="0.0784625798071822">
            <text:p>0.0784625798071822</text:p>
          </table:table-cell>
          <table:table-cell office:value-type="float" office:value="0.086810143035791">
            <text:p>0.08681014303579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21410368859">
            <text:p>780.321410368859</text:p>
          </table:table-cell>
          <table:table-cell office:value-type="float" office:value="32402.2811043144">
            <text:p>32402.2811043144</text:p>
          </table:table-cell>
          <table:table-cell office:value-type="float" office:value="1585.0">
            <text:p>1585.0</text:p>
          </table:table-cell>
          <table:table-cell office:value-type="float" office:value="13.460157074075">
            <text:p>13.460157074075</text:p>
          </table:table-cell>
          <table:table-cell office:value-type="string" office:value="">
            <text:p/>
          </table:table-cell>
          <table:table-cell office:value-type="float" office:value="9352.52543423441">
            <text:p>9352.52543423441</text:p>
          </table:table-cell>
          <table:table-cell office:value-type="float" office:value="165.085302960338">
            <text:p>165.085302960338</text:p>
          </table:table-cell>
          <table:table-cell office:value-type="float" office:value="0.0144979236412198">
            <text:p>0.0144979236412198</text:p>
          </table:table-cell>
          <table:table-cell office:value-type="float" office:value="0.0834342997360409">
            <text:p>0.083434299736040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16696525381">
            <text:p>776.316696525381</text:p>
          </table:table-cell>
          <table:table-cell office:value-type="float" office:value="32320.0582090107">
            <text:p>32320.0582090107</text:p>
          </table:table-cell>
          <table:table-cell office:value-type="float" office:value="9876.0">
            <text:p>9876.0</text:p>
          </table:table-cell>
          <table:table-cell office:value-type="float" office:value="83.7462986466967">
            <text:p>83.7462986466967</text:p>
          </table:table-cell>
          <table:table-cell office:value-type="string" office:value="">
            <text:p/>
          </table:table-cell>
          <table:table-cell office:value-type="float" office:value="9023.0993725781">
            <text:p>9023.0993725781</text:p>
          </table:table-cell>
          <table:table-cell office:value-type="float" office:value="954.225175990493">
            <text:p>954.225175990493</text:p>
          </table:table-cell>
          <table:table-cell office:value-type="float" office:value="0.0903353273695187">
            <text:p>0.0903353273695187</text:p>
          </table:table-cell>
          <table:table-cell office:value-type="float" office:value="0.0860365894766346">
            <text:p>0.086036589476634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11189923049">
            <text:p>775.311189923049</text:p>
          </table:table-cell>
          <table:table-cell office:value-type="float" office:value="32299.380183319">
            <text:p>32299.380183319</text:p>
          </table:table-cell>
          <table:table-cell office:value-type="float" office:value="1097.0">
            <text:p>1097.0</text:p>
          </table:table-cell>
          <table:table-cell office:value-type="float" office:value="9.2979351187537">
            <text:p>9.2979351187537</text:p>
          </table:table-cell>
          <table:table-cell office:value-type="string" office:value="">
            <text:p/>
          </table:table-cell>
          <table:table-cell office:value-type="float" office:value="8253.70946818272">
            <text:p>8253.70946818272</text:p>
          </table:table-cell>
          <table:table-cell office:value-type="float" office:value="130.298537545292">
            <text:p>130.298537545292</text:p>
          </table:table-cell>
          <table:table-cell office:value-type="float" office:value="0.0100342096116203">
            <text:p>0.0100342096116203</text:p>
          </table:table-cell>
          <table:table-cell office:value-type="float" office:value="0.0939348777554869">
            <text:p>0.093934877755486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4685177348">
            <text:p>1339.64685177348</text:p>
          </table:table-cell>
          <table:table-cell office:value-type="float" office:value="42324.8967027497">
            <text:p>42324.8967027497</text:p>
          </table:table-cell>
          <table:table-cell office:value-type="float" office:value="20801.0">
            <text:p>20801.0</text:p>
          </table:table-cell>
          <table:table-cell office:value-type="float" office:value="256.718527332779">
            <text:p>256.718527332779</text:p>
          </table:table-cell>
          <table:table-cell office:value-type="string" office:value="">
            <text:p/>
          </table:table-cell>
          <table:table-cell office:value-type="float" office:value="11251.9164640883">
            <text:p>11251.9164640883</text:p>
          </table:table-cell>
          <table:table-cell office:value-type="float" office:value="2688.75227144612">
            <text:p>2688.75227144612</text:p>
          </table:table-cell>
          <table:table-cell office:value-type="float" office:value="0.190265810511681">
            <text:p>0.190265810511681</text:p>
          </table:table-cell>
          <table:table-cell office:value-type="float" office:value="0.119059438100976">
            <text:p>0.11905943810097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4957034786">
            <text:p>1340.64957034786</text:p>
          </table:table-cell>
          <table:table-cell office:value-type="float" office:value="42340.5676565729">
            <text:p>42340.5676565729</text:p>
          </table:table-cell>
          <table:table-cell office:value-type="float" office:value="10208.0">
            <text:p>10208.0</text:p>
          </table:table-cell>
          <table:table-cell office:value-type="float" office:value="126.050137522801">
            <text:p>126.050137522801</text:p>
          </table:table-cell>
          <table:table-cell office:value-type="string" office:value="">
            <text:p/>
          </table:table-cell>
          <table:table-cell office:value-type="float" office:value="11593.6868820645">
            <text:p>11593.6868820645</text:p>
          </table:table-cell>
          <table:table-cell office:value-type="float" office:value="1304.91002499481">
            <text:p>1304.91002499481</text:p>
          </table:table-cell>
          <table:table-cell office:value-type="float" office:value="0.093372116422443">
            <text:p>0.093372116422443</text:p>
          </table:table-cell>
          <table:table-cell office:value-type="float" office:value="0.115636171994765">
            <text:p>0.115636171994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51560601">
            <text:p>1341.651560601</text:p>
          </table:table-cell>
          <table:table-cell office:value-type="float" office:value="42356.2213509761">
            <text:p>42356.2213509761</text:p>
          </table:table-cell>
          <table:table-cell office:value-type="float" office:value="2334.0">
            <text:p>2334.0</text:p>
          </table:table-cell>
          <table:table-cell office:value-type="float" office:value="28.8386971892125">
            <text:p>28.8386971892125</text:p>
          </table:table-cell>
          <table:table-cell office:value-type="string" office:value="">
            <text:p/>
          </table:table-cell>
          <table:table-cell office:value-type="float" office:value="11326.5356713393">
            <text:p>11326.5356713393</text:p>
          </table:table-cell>
          <table:table-cell office:value-type="float" office:value="312.935939735598">
            <text:p>312.935939735598</text:p>
          </table:table-cell>
          <table:table-cell office:value-type="float" office:value="0.0213489929202568">
            <text:p>0.0213489929202568</text:p>
          </table:table-cell>
          <table:table-cell office:value-type="float" office:value="0.118452066857117">
            <text:p>0.11845206685711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4340802899">
            <text:p>1342.64340802899</text:p>
          </table:table-cell>
          <table:table-cell office:value-type="float" office:value="42371.7108086971">
            <text:p>42371.7108086971</text:p>
          </table:table-cell>
          <table:table-cell office:value-type="float" office:value="508.0">
            <text:p>508.0</text:p>
          </table:table-cell>
          <table:table-cell office:value-type="float" office:value="6.00030856011976">
            <text:p>6.00030856011976</text:p>
          </table:table-cell>
          <table:table-cell office:value-type="string" office:value="">
            <text:p/>
          </table:table-cell>
          <table:table-cell office:value-type="float" office:value="10008.2768216157">
            <text:p>10008.2768216157</text:p>
          </table:table-cell>
          <table:table-cell office:value-type="float" office:value="74.0596380862194">
            <text:p>74.0596380862194</text:p>
          </table:table-cell>
          <table:table-cell office:value-type="float" office:value="0.0046466531291733">
            <text:p>0.0046466531291733</text:p>
          </table:table-cell>
          <table:table-cell office:value-type="float" office:value="0.134153304505844">
            <text:p>0.13415330450584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354937415">
            <text:p>1338.6354937415</text:p>
          </table:table-cell>
          <table:table-cell office:value-type="float" office:value="42309.0847611909">
            <text:p>42309.0847611909</text:p>
          </table:table-cell>
          <table:table-cell office:value-type="float" office:value="4193.0">
            <text:p>4193.0</text:p>
          </table:table-cell>
          <table:table-cell office:value-type="float" office:value="51.7235841974876">
            <text:p>51.7235841974876</text:p>
          </table:table-cell>
          <table:table-cell office:value-type="string" office:value="">
            <text:p/>
          </table:table-cell>
          <table:table-cell office:value-type="float" office:value="11064.1807265715">
            <text:p>11064.1807265715</text:p>
          </table:table-cell>
          <table:table-cell office:value-type="float" office:value="563.679319721227">
            <text:p>563.679319721227</text:p>
          </table:table-cell>
          <table:table-cell office:value-type="float" office:value="0.0383531822256371">
            <text:p>0.0383531822256371</text:p>
          </table:table-cell>
          <table:table-cell office:value-type="float" office:value="0.120988216554224">
            <text:p>0.12098821655422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1875755239">
            <text:p>1337.61875755239</text:p>
          </table:table-cell>
          <table:table-cell office:value-type="float" office:value="42293.1826889711">
            <text:p>42293.1826889711</text:p>
          </table:table-cell>
          <table:table-cell office:value-type="float" office:value="5358.0">
            <text:p>5358.0</text:p>
          </table:table-cell>
          <table:table-cell office:value-type="float" office:value="66.0605188972752">
            <text:p>66.0605188972752</text:p>
          </table:table-cell>
          <table:table-cell office:value-type="string" office:value="">
            <text:p/>
          </table:table-cell>
          <table:table-cell office:value-type="float" office:value="11619.613604501">
            <text:p>11619.613604501</text:p>
          </table:table-cell>
          <table:table-cell office:value-type="float" office:value="660.66336504163">
            <text:p>660.66336504163</text:p>
          </table:table-cell>
          <table:table-cell office:value-type="float" office:value="0.0490093847758081">
            <text:p>0.0490093847758081</text:p>
          </table:table-cell>
          <table:table-cell office:value-type="float" office:value="0.115117318275907">
            <text:p>0.11511731827590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61292472207">
            <text:p>1336.61292472207</text:p>
          </table:table-cell>
          <table:table-cell office:value-type="float" office:value="42277.4451764709">
            <text:p>42277.4451764709</text:p>
          </table:table-cell>
          <table:table-cell office:value-type="float" office:value="8113.0">
            <text:p>8113.0</text:p>
          </table:table-cell>
          <table:table-cell office:value-type="float" office:value="99.9492376675007">
            <text:p>99.9492376675007</text:p>
          </table:table-cell>
          <table:table-cell office:value-type="string" office:value="">
            <text:p/>
          </table:table-cell>
          <table:table-cell office:value-type="float" office:value="11853.9113549287">
            <text:p>11853.9113549287</text:p>
          </table:table-cell>
          <table:table-cell office:value-type="float" office:value="1011.99314319875">
            <text:p>1011.99314319875</text:p>
          </table:table-cell>
          <table:table-cell office:value-type="float" office:value="0.0742092457420925">
            <text:p>0.0742092457420925</text:p>
          </table:table-cell>
          <table:table-cell office:value-type="float" office:value="0.112757121653885">
            <text:p>0.1127571216538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3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56458873059">
            <text:p>1355.56458873059</text:p>
          </table:table-cell>
          <table:table-cell office:value-type="float" office:value="42572.9755071104">
            <text:p>42572.9755071104</text:p>
          </table:table-cell>
          <table:table-cell office:value-type="float" office:value="9741.0">
            <text:p>9741.0</text:p>
          </table:table-cell>
          <table:table-cell office:value-type="float" office:value="121.783964478225">
            <text:p>121.783964478225</text:p>
          </table:table-cell>
          <table:table-cell office:value-type="string" office:value="">
            <text:p/>
          </table:table-cell>
          <table:table-cell office:value-type="float" office:value="11798.6316266805">
            <text:p>11798.6316266805</text:p>
          </table:table-cell>
          <table:table-cell office:value-type="float" office:value="1222.33350267432">
            <text:p>1222.33350267432</text:p>
          </table:table-cell>
          <table:table-cell office:value-type="float" office:value="0.0891004884473959">
            <text:p>0.0891004884473959</text:p>
          </table:table-cell>
          <table:table-cell office:value-type="float" office:value="0.114891678257436">
            <text:p>0.11489167825743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56603646047">
            <text:p>1356.56603646047</text:p>
          </table:table-cell>
          <table:table-cell office:value-type="float" office:value="42588.5340993127">
            <text:p>42588.5340993127</text:p>
          </table:table-cell>
          <table:table-cell office:value-type="float" office:value="4409.0">
            <text:p>4409.0</text:p>
          </table:table-cell>
          <table:table-cell office:value-type="float" office:value="55.1436045715787">
            <text:p>55.1436045715787</text:p>
          </table:table-cell>
          <table:table-cell office:value-type="string" office:value="">
            <text:p/>
          </table:table-cell>
          <table:table-cell office:value-type="float" office:value="11699.892733497">
            <text:p>11699.892733497</text:p>
          </table:table-cell>
          <table:table-cell office:value-type="float" office:value="572.851568157477">
            <text:p>572.851568157477</text:p>
          </table:table-cell>
          <table:table-cell office:value-type="float" office:value="0.0403289245010336">
            <text:p>0.0403289245010336</text:p>
          </table:table-cell>
          <table:table-cell office:value-type="float" office:value="0.115946878092018">
            <text:p>0.1159468780920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56735436234">
            <text:p>1357.56735436234</text:p>
          </table:table-cell>
          <table:table-cell office:value-type="float" office:value="42604.0849104038">
            <text:p>42604.0849104038</text:p>
          </table:table-cell>
          <table:table-cell office:value-type="float" office:value="1036.0">
            <text:p>1036.0</text:p>
          </table:table-cell>
          <table:table-cell office:value-type="float" office:value="12.9626056255939">
            <text:p>12.9626056255939</text:p>
          </table:table-cell>
          <table:table-cell office:value-type="string" office:value="">
            <text:p/>
          </table:table-cell>
          <table:table-cell office:value-type="float" office:value="10322.291856806">
            <text:p>10322.291856806</text:p>
          </table:table-cell>
          <table:table-cell office:value-type="float" office:value="143.052996045331">
            <text:p>143.052996045331</text:p>
          </table:table-cell>
          <table:table-cell office:value-type="float" office:value="0.00947624535792035">
            <text:p>0.00947624535792035</text:p>
          </table:table-cell>
          <table:table-cell office:value-type="float" office:value="0.131518016850805">
            <text:p>0.13151801685080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59747073031">
            <text:p>1358.59747073031</text:p>
          </table:table-cell>
          <table:table-cell office:value-type="float" office:value="42620.0769635469">
            <text:p>42620.0769635469</text:p>
          </table:table-cell>
          <table:table-cell office:value-type="float" office:value="5108.0">
            <text:p>5108.0</text:p>
          </table:table-cell>
          <table:table-cell office:value-type="float" office:value="63.9619711904607">
            <text:p>63.9619711904607</text:p>
          </table:table-cell>
          <table:table-cell office:value-type="string" office:value="">
            <text:p/>
          </table:table-cell>
          <table:table-cell office:value-type="float" office:value="11924.3928064333">
            <text:p>11924.3928064333</text:p>
          </table:table-cell>
          <table:table-cell office:value-type="float" office:value="634.919532875221">
            <text:p>634.919532875221</text:p>
          </table:table-cell>
          <table:table-cell office:value-type="float" office:value="0.0467226460311362">
            <text:p>0.0467226460311362</text:p>
          </table:table-cell>
          <table:table-cell office:value-type="float" office:value="0.113934310348895">
            <text:p>0.11393431034889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60705421683">
            <text:p>1359.60705421683</text:p>
          </table:table-cell>
          <table:table-cell office:value-type="float" office:value="42635.7443481439">
            <text:p>42635.7443481439</text:p>
          </table:table-cell>
          <table:table-cell office:value-type="float" office:value="3199.0">
            <text:p>3199.0</text:p>
          </table:table-cell>
          <table:table-cell office:value-type="float" office:value="40.1026825629732">
            <text:p>40.1026825629732</text:p>
          </table:table-cell>
          <table:table-cell office:value-type="string" office:value="">
            <text:p/>
          </table:table-cell>
          <table:table-cell office:value-type="float" office:value="12018.0858730855">
            <text:p>12018.0858730855</text:p>
          </table:table-cell>
          <table:table-cell office:value-type="float" office:value="418.692061843108">
            <text:p>418.692061843108</text:p>
          </table:table-cell>
          <table:table-cell office:value-type="float" office:value="0.0292611089768216">
            <text:p>0.0292611089768216</text:p>
          </table:table-cell>
          <table:table-cell office:value-type="float" office:value="0.113130083157557">
            <text:p>0.11313008315755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2672452217">
            <text:p>1360.62672452217</text:p>
          </table:table-cell>
          <table:table-cell office:value-type="float" office:value="42651.5623393041">
            <text:p>42651.5623393041</text:p>
          </table:table-cell>
          <table:table-cell office:value-type="float" office:value="3446.0">
            <text:p>3446.0</text:p>
          </table:table-cell>
          <table:table-cell office:value-type="float" office:value="43.2689732561042">
            <text:p>43.2689732561042</text:p>
          </table:table-cell>
          <table:table-cell office:value-type="string" office:value="">
            <text:p/>
          </table:table-cell>
          <table:table-cell office:value-type="float" office:value="10626.8562520382">
            <text:p>10626.8562520382</text:p>
          </table:table-cell>
          <table:table-cell office:value-type="float" office:value="456.947128153745">
            <text:p>456.947128153745</text:p>
          </table:table-cell>
          <table:table-cell office:value-type="float" office:value="0.0315204068565574">
            <text:p>0.0315204068565574</text:p>
          </table:table-cell>
          <table:table-cell office:value-type="float" office:value="0.128036617062662">
            <text:p>0.12803661706266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3081988711">
            <text:p>1361.63081988711</text:p>
          </table:table-cell>
          <table:table-cell office:value-type="float" office:value="42667.1329042275">
            <text:p>42667.1329042275</text:p>
          </table:table-cell>
          <table:table-cell office:value-type="float" office:value="24698.0">
            <text:p>24698.0</text:p>
          </table:table-cell>
          <table:table-cell office:value-type="float" office:value="310.438081073145">
            <text:p>310.438081073145</text:p>
          </table:table-cell>
          <table:table-cell office:value-type="string" office:value="">
            <text:p/>
          </table:table-cell>
          <table:table-cell office:value-type="float" office:value="11430.5036679837">
            <text:p>11430.5036679837</text:p>
          </table:table-cell>
          <table:table-cell office:value-type="float" office:value="3178.17991352687">
            <text:p>3178.17991352687</text:p>
          </table:table-cell>
          <table:table-cell office:value-type="float" office:value="0.225911494063626">
            <text:p>0.225911494063626</text:p>
          </table:table-cell>
          <table:table-cell office:value-type="float" office:value="0.119122556576485">
            <text:p>0.11912255657648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3624422345">
            <text:p>1362.63624422345</text:p>
          </table:table-cell>
          <table:table-cell office:value-type="float" office:value="42682.7183027748">
            <text:p>42682.7183027748</text:p>
          </table:table-cell>
          <table:table-cell office:value-type="float" office:value="11663.0">
            <text:p>11663.0</text:p>
          </table:table-cell>
          <table:table-cell office:value-type="float" office:value="146.675117514656">
            <text:p>146.675117514656</text:p>
          </table:table-cell>
          <table:table-cell office:value-type="string" office:value="">
            <text:p/>
          </table:table-cell>
          <table:table-cell office:value-type="float" office:value="11366.9664394126">
            <text:p>11366.9664394126</text:p>
          </table:table-cell>
          <table:table-cell office:value-type="float" office:value="1507.35334761928">
            <text:p>1507.35334761928</text:p>
          </table:table-cell>
          <table:table-cell office:value-type="float" office:value="0.106680935916433">
            <text:p>0.106680935916433</text:p>
          </table:table-cell>
          <table:table-cell office:value-type="float" office:value="0.119876859977239">
            <text:p>0.11987685997723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3317242522">
            <text:p>1363.63317242522</text:p>
          </table:table-cell>
          <table:table-cell office:value-type="float" office:value="42698.1663007845">
            <text:p>42698.1663007845</text:p>
          </table:table-cell>
          <table:table-cell office:value-type="float" office:value="2599.0">
            <text:p>2599.0</text:p>
          </table:table-cell>
          <table:table-cell office:value-type="float" office:value="32.3036139634094">
            <text:p>32.3036139634094</text:p>
          </table:table-cell>
          <table:table-cell office:value-type="string" office:value="">
            <text:p/>
          </table:table-cell>
          <table:table-cell office:value-type="float" office:value="11247.8689620755">
            <text:p>11247.8689620755</text:p>
          </table:table-cell>
          <table:table-cell office:value-type="float" office:value="356.062597264994">
            <text:p>356.062597264994</text:p>
          </table:table-cell>
          <table:table-cell office:value-type="float" office:value="0.0237729359896091">
            <text:p>0.0237729359896091</text:p>
          </table:table-cell>
          <table:table-cell office:value-type="float" office:value="0.121234802523304">
            <text:p>0.1212348025233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3614086156">
            <text:p>1364.63614086156</text:p>
          </table:table-cell>
          <table:table-cell office:value-type="float" office:value="42713.7021753734">
            <text:p>42713.7021753734</text:p>
          </table:table-cell>
          <table:table-cell office:value-type="float" office:value="546.0">
            <text:p>546.0</text:p>
          </table:table-cell>
          <table:table-cell office:value-type="float" office:value="6.87635854823804">
            <text:p>6.87635854823804</text:p>
          </table:table-cell>
          <table:table-cell office:value-type="string" office:value="">
            <text:p/>
          </table:table-cell>
          <table:table-cell office:value-type="float" office:value="11449.6221129057">
            <text:p>11449.6221129057</text:p>
          </table:table-cell>
          <table:table-cell office:value-type="float" office:value="74.6416811324181">
            <text:p>74.6416811324181</text:p>
          </table:table-cell>
          <table:table-cell office:value-type="float" office:value="0.00499423741836343">
            <text:p>0.00499423741836343</text:p>
          </table:table-cell>
          <table:table-cell office:value-type="float" office:value="0.119186129236823">
            <text:p>0.11918612923682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56441537805">
            <text:p>1354.56441537805</text:p>
          </table:table-cell>
          <table:table-cell office:value-type="float" office:value="42557.430953164">
            <text:p>42557.430953164</text:p>
          </table:table-cell>
          <table:table-cell office:value-type="float" office:value="1385.0">
            <text:p>1385.0</text:p>
          </table:table-cell>
          <table:table-cell office:value-type="float" office:value="17.3073689502888">
            <text:p>17.3073689502888</text:p>
          </table:table-cell>
          <table:table-cell office:value-type="string" office:value="">
            <text:p/>
          </table:table-cell>
          <table:table-cell office:value-type="float" office:value="11313.5416782584">
            <text:p>11313.5416782584</text:p>
          </table:table-cell>
          <table:table-cell office:value-type="float" office:value="181.320765573408">
            <text:p>181.320765573408</text:p>
          </table:table-cell>
          <table:table-cell office:value-type="float" office:value="0.0126685326454823">
            <text:p>0.0126685326454823</text:p>
          </table:table-cell>
          <table:table-cell office:value-type="float" office:value="0.119729475870599">
            <text:p>0.11972947587059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768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777.329169993822">
            <text:p>777.329169993822</text:p>
          </table:table-cell>
          <table:table-cell office:value-type="float" office:value="32340.8659192037">
            <text:p>32340.8659192037</text:p>
          </table:table-cell>
          <table:table-cell office:value-type="float" office:value="92408.0">
            <text:p>92408.0</text:p>
          </table:table-cell>
          <table:table-cell office:value-type="float" office:value="843.568171137193">
            <text:p>843.568171137193</text:p>
          </table:table-cell>
          <table:table-cell office:value-type="string" office:value="">
            <text:p/>
          </table:table-cell>
          <table:table-cell office:value-type="float" office:value="8246.79570989239">
            <text:p>8246.79570989239</text:p>
          </table:table-cell>
          <table:table-cell office:value-type="float" office:value="9460.63897476729">
            <text:p>9460.63897476729</text:p>
          </table:table-cell>
          <table:table-cell office:value-type="float" office:value="1.0">
            <text:p>1.0</text:p>
          </table:table-cell>
          <table:table-cell office:value-type="float" office:value="0.0942583273963464">
            <text:p>0.094258327396346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8.336442243588">
            <text:p>778.336442243588</text:p>
          </table:table-cell>
          <table:table-cell office:value-type="float" office:value="32361.5532340185">
            <text:p>32361.5532340185</text:p>
          </table:table-cell>
          <table:table-cell office:value-type="float" office:value="26123.0">
            <text:p>26123.0</text:p>
          </table:table-cell>
          <table:table-cell office:value-type="float" office:value="238.505546254658">
            <text:p>238.505546254658</text:p>
          </table:table-cell>
          <table:table-cell office:value-type="string" office:value="">
            <text:p/>
          </table:table-cell>
          <table:table-cell office:value-type="float" office:value="8399.85953163304">
            <text:p>8399.85953163304</text:p>
          </table:table-cell>
          <table:table-cell office:value-type="float" office:value="2699.86818534116">
            <text:p>2699.86818534116</text:p>
          </table:table-cell>
          <table:table-cell office:value-type="float" office:value="0.282691974720803">
            <text:p>0.282691974720803</text:p>
          </table:table-cell>
          <table:table-cell office:value-type="float" office:value="0.0926606497778266">
            <text:p>0.0926606497778266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9.336549297219">
            <text:p>779.336549297219</text:p>
          </table:table-cell>
          <table:table-cell office:value-type="float" office:value="32382.0800911359">
            <text:p>32382.0800911359</text:p>
          </table:table-cell>
          <table:table-cell office:value-type="float" office:value="6636.0">
            <text:p>6636.0</text:p>
          </table:table-cell>
          <table:table-cell office:value-type="float" office:value="60.6309285616017">
            <text:p>60.6309285616017</text:p>
          </table:table-cell>
          <table:table-cell office:value-type="string" office:value="">
            <text:p/>
          </table:table-cell>
          <table:table-cell office:value-type="float" office:value="8004.56283844778">
            <text:p>8004.56283844778</text:p>
          </table:table-cell>
          <table:table-cell office:value-type="float" office:value="704.851063495885">
            <text:p>704.851063495885</text:p>
          </table:table-cell>
          <table:table-cell office:value-type="float" office:value="0.0718119643320925">
            <text:p>0.0718119643320925</text:p>
          </table:table-cell>
          <table:table-cell office:value-type="float" office:value="0.0973615380410138">
            <text:p>0.09736153804101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80.334019413306">
            <text:p>780.334019413306</text:p>
          </table:table-cell>
          <table:table-cell office:value-type="float" office:value="32402.539652132">
            <text:p>32402.539652132</text:p>
          </table:table-cell>
          <table:table-cell office:value-type="float" office:value="1284.0">
            <text:p>1284.0</text:p>
          </table:table-cell>
          <table:table-cell office:value-type="float" office:value="11.6773695014483">
            <text:p>11.6773695014483</text:p>
          </table:table-cell>
          <table:table-cell office:value-type="string" office:value="">
            <text:p/>
          </table:table-cell>
          <table:table-cell office:value-type="float" office:value="8564.09515208492">
            <text:p>8564.09515208492</text:p>
          </table:table-cell>
          <table:table-cell office:value-type="float" office:value="145.542871918127">
            <text:p>145.542871918127</text:p>
          </table:table-cell>
          <table:table-cell office:value-type="float" office:value="0.0138949008743832">
            <text:p>0.0138949008743832</text:p>
          </table:table-cell>
          <table:table-cell office:value-type="float" office:value="0.0911169254376318">
            <text:p>0.091116925437631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6.335119083138">
            <text:p>776.335119083138</text:p>
          </table:table-cell>
          <table:table-cell office:value-type="float" office:value="32320.4369393965">
            <text:p>32320.4369393965</text:p>
          </table:table-cell>
          <table:table-cell office:value-type="float" office:value="7693.0">
            <text:p>7693.0</text:p>
          </table:table-cell>
          <table:table-cell office:value-type="float" office:value="70.2087981062126">
            <text:p>70.2087981062126</text:p>
          </table:table-cell>
          <table:table-cell office:value-type="string" office:value="">
            <text:p/>
          </table:table-cell>
          <table:table-cell office:value-type="float" office:value="7837.84913122902">
            <text:p>7837.84913122902</text:p>
          </table:table-cell>
          <table:table-cell office:value-type="float" office:value="832.759341750051">
            <text:p>832.759341750051</text:p>
          </table:table-cell>
          <table:table-cell office:value-type="float" office:value="0.0832503679335122">
            <text:p>0.0832503679335122</text:p>
          </table:table-cell>
          <table:table-cell office:value-type="float" office:value="0.0990495104058482">
            <text:p>0.099049510405848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775.331064108299">
            <text:p>775.331064108299</text:p>
          </table:table-cell>
          <table:table-cell office:value-type="float" office:value="32299.7890220767">
            <text:p>32299.7890220767</text:p>
          </table:table-cell>
          <table:table-cell office:value-type="float" office:value="828.0">
            <text:p>828.0</text:p>
          </table:table-cell>
          <table:table-cell office:value-type="float" office:value="7.55492646959709">
            <text:p>7.55492646959709</text:p>
          </table:table-cell>
          <table:table-cell office:value-type="string" office:value="">
            <text:p/>
          </table:table-cell>
          <table:table-cell office:value-type="float" office:value="6773.62218731655">
            <text:p>6773.62218731655</text:p>
          </table:table-cell>
          <table:table-cell office:value-type="float" office:value="111.090262432209">
            <text:p>111.090262432209</text:p>
          </table:table-cell>
          <table:table-cell office:value-type="float" office:value="0.008960263180677">
            <text:p>0.008960263180677</text:p>
          </table:table-cell>
          <table:table-cell office:value-type="float" office:value="0.114463287539138">
            <text:p>0.11446328753913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1325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39.66559708396">
            <text:p>1339.66559708396</text:p>
          </table:table-cell>
          <table:table-cell office:value-type="float" office:value="42325.1897172144">
            <text:p>42325.1897172144</text:p>
          </table:table-cell>
          <table:table-cell office:value-type="float" office:value="18005.75">
            <text:p>18005.75</text:p>
          </table:table-cell>
          <table:table-cell office:value-type="float" office:value="237.7446332069">
            <text:p>237.7446332069</text:p>
          </table:table-cell>
          <table:table-cell office:value-type="string" office:value="">
            <text:p/>
          </table:table-cell>
          <table:table-cell office:value-type="float" office:value="11802.6073783725">
            <text:p>11802.6073783725</text:p>
          </table:table-cell>
          <table:table-cell office:value-type="float" office:value="2287.15026346502">
            <text:p>2287.15026346502</text:p>
          </table:table-cell>
          <table:table-cell office:value-type="float" office:value="0.194850554064583">
            <text:p>0.194850554064583</text:p>
          </table:table-cell>
          <table:table-cell office:value-type="float" office:value="0.113505902055067">
            <text:p>0.11350590205506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0.66821186782">
            <text:p>1340.66821186782</text:p>
          </table:table-cell>
          <table:table-cell office:value-type="float" office:value="42340.8589392211">
            <text:p>42340.8589392211</text:p>
          </table:table-cell>
          <table:table-cell office:value-type="float" office:value="8930.75">
            <text:p>8930.75</text:p>
          </table:table-cell>
          <table:table-cell office:value-type="float" office:value="117.966152518243">
            <text:p>117.966152518243</text:p>
          </table:table-cell>
          <table:table-cell office:value-type="string" office:value="">
            <text:p/>
          </table:table-cell>
          <table:table-cell office:value-type="float" office:value="12165.0698902588">
            <text:p>12165.0698902588</text:p>
          </table:table-cell>
          <table:table-cell office:value-type="float" office:value="1117.01738994649">
            <text:p>1117.01738994649</text:p>
          </table:table-cell>
          <table:table-cell office:value-type="float" office:value="0.0966447710154965">
            <text:p>0.0966447710154965</text:p>
          </table:table-cell>
          <table:table-cell office:value-type="float" office:value="0.110206371517961">
            <text:p>0.11020637151796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1.66920020037">
            <text:p>1341.66920020037</text:p>
          </table:table-cell>
          <table:table-cell office:value-type="float" office:value="42356.4968748253">
            <text:p>42356.4968748253</text:p>
          </table:table-cell>
          <table:table-cell office:value-type="float" office:value="2157.75">
            <text:p>2157.75</text:p>
          </table:table-cell>
          <table:table-cell office:value-type="float" office:value="28.5162749925409">
            <text:p>28.5162749925409</text:p>
          </table:table-cell>
          <table:table-cell office:value-type="string" office:value="">
            <text:p/>
          </table:table-cell>
          <table:table-cell office:value-type="float" office:value="12399.1386301373">
            <text:p>12399.1386301373</text:p>
          </table:table-cell>
          <table:table-cell office:value-type="float" office:value="266.958419501776">
            <text:p>266.958419501776</text:p>
          </table:table-cell>
          <table:table-cell office:value-type="float" office:value="0.0233502510605142">
            <text:p>0.0233502510605142</text:p>
          </table:table-cell>
          <table:table-cell office:value-type="float" office:value="0.108206645656765">
            <text:p>0.10820664565676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42.66966860741">
            <text:p>1342.66966860741</text:p>
          </table:table-cell>
          <table:table-cell office:value-type="float" office:value="42372.1208361553">
            <text:p>42372.1208361553</text:p>
          </table:table-cell>
          <table:table-cell office:value-type="float" office:value="412.75">
            <text:p>412.75</text:p>
          </table:table-cell>
          <table:table-cell office:value-type="float" office:value="5.45982668922247">
            <text:p>5.45982668922247</text:p>
          </table:table-cell>
          <table:table-cell office:value-type="string" office:value="">
            <text:p/>
          </table:table-cell>
          <table:table-cell office:value-type="float" office:value="17221.2339678901">
            <text:p>17221.2339678901</text:p>
          </table:table-cell>
          <table:table-cell office:value-type="float" office:value="33.8834306064891">
            <text:p>33.8834306064891</text:p>
          </table:table-cell>
          <table:table-cell office:value-type="float" office:value="0.00446660462297637">
            <text:p>0.00446660462297637</text:p>
          </table:table-cell>
          <table:table-cell office:value-type="float" office:value="0.0779659385100331">
            <text:p>0.077965938510033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8.66409178641">
            <text:p>1338.66409178641</text:p>
          </table:table-cell>
          <table:table-cell office:value-type="float" office:value="42309.5319558709">
            <text:p>42309.5319558709</text:p>
          </table:table-cell>
          <table:table-cell office:value-type="float" office:value="3580.75">
            <text:p>3580.75</text:p>
          </table:table-cell>
          <table:table-cell office:value-type="float" office:value="47.259059175075">
            <text:p>47.259059175075</text:p>
          </table:table-cell>
          <table:table-cell office:value-type="string" office:value="">
            <text:p/>
          </table:table-cell>
          <table:table-cell office:value-type="float" office:value="10766.7791740639">
            <text:p>10766.7791740639</text:p>
          </table:table-cell>
          <table:table-cell office:value-type="float" office:value="487.976501161164">
            <text:p>487.976501161164</text:p>
          </table:table-cell>
          <table:table-cell office:value-type="float" office:value="0.0387493507055666">
            <text:p>0.0387493507055666</text:p>
          </table:table-cell>
          <table:table-cell office:value-type="float" office:value="0.124332826943373">
            <text:p>0.12433282694337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7.64054638244">
            <text:p>1337.64054638244</text:p>
          </table:table-cell>
          <table:table-cell office:value-type="float" office:value="42293.5235367096">
            <text:p>42293.5235367096</text:p>
          </table:table-cell>
          <table:table-cell office:value-type="float" office:value="4588.75">
            <text:p>4588.75</text:p>
          </table:table-cell>
          <table:table-cell office:value-type="float" office:value="60.5308923057112">
            <text:p>60.5308923057112</text:p>
          </table:table-cell>
          <table:table-cell office:value-type="string" office:value="">
            <text:p/>
          </table:table-cell>
          <table:table-cell office:value-type="float" office:value="10990.147878969">
            <text:p>10990.147878969</text:p>
          </table:table-cell>
          <table:table-cell office:value-type="float" office:value="646.873180801341">
            <text:p>646.873180801341</text:p>
          </table:table-cell>
          <table:table-cell office:value-type="float" office:value="0.0496574971863908">
            <text:p>0.0496574971863908</text:p>
          </table:table-cell>
          <table:table-cell office:value-type="float" office:value="0.121712697691919">
            <text:p>0.121712697691919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36.63390146569">
            <text:p>1336.63390146569</text:p>
          </table:table-cell>
          <table:table-cell office:value-type="float" office:value="42277.7734445514">
            <text:p>42277.7734445514</text:p>
          </table:table-cell>
          <table:table-cell office:value-type="float" office:value="7303.75">
            <text:p>7303.75</text:p>
          </table:table-cell>
          <table:table-cell office:value-type="float" office:value="95.306227073641">
            <text:p>95.306227073641</text:p>
          </table:table-cell>
          <table:table-cell office:value-type="string" office:value="">
            <text:p/>
          </table:table-cell>
          <table:table-cell office:value-type="float" office:value="11215.2499486137">
            <text:p>11215.2499486137</text:p>
          </table:table-cell>
          <table:table-cell office:value-type="float" office:value="976.83415696603">
            <text:p>976.83415696603</text:p>
          </table:table-cell>
          <table:table-cell office:value-type="float" office:value="0.079038070296944">
            <text:p>0.079038070296944</text:p>
          </table:table-cell>
          <table:table-cell office:value-type="float" office:value="0.119180036788293">
            <text:p>0.11918003678829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  <table:table table:name="('K14', '1336')">
        <table:table-row>
          <table:table-cell table:style-name="pd1" office:value-type="string" office:value="m/z">
            <text:p>m/z</text:p>
          </table:table-cell>
          <table:table-cell table:style-name="pd1" office:value-type="string" office:value="time">
            <text:p>time</text:p>
          </table:table-cell>
          <table:table-cell table:style-name="pd1" office:value-type="string" office:value="Intens.">
            <text:p>Intens.</text:p>
          </table:table-cell>
          <table:table-cell table:style-name="pd1" office:value-type="string" office:value="SN">
            <text:p>SN</text:p>
          </table:table-cell>
          <table:table-cell table:style-name="pd1" office:value-type="string" office:value="Quality Fac.">
            <text:p>Quality Fac.</text:p>
          </table:table-cell>
          <table:table-cell table:style-name="pd1" office:value-type="string" office:value="Res.">
            <text:p>Res.</text:p>
          </table:table-cell>
          <table:table-cell table:style-name="pd1" office:value-type="string" office:value="Area">
            <text:p>Area</text:p>
          </table:table-cell>
          <table:table-cell table:style-name="pd1" office:value-type="string" office:value="Rel. Intens.">
            <text:p>Rel. Intens.</text:p>
          </table:table-cell>
          <table:table-cell table:style-name="pd1" office:value-type="string" office:value="FWHM">
            <text:p>FWHM</text:p>
          </table:table-cell>
          <table:table-cell table:style-name="pd1" office:value-type="string" office:value="Chi^2">
            <text:p>Chi^2</text:p>
          </table:table-cell>
          <table:table-cell table:style-name="pd1" office:value-type="string" office:value="Bk. Peak">
            <text:p>Bk. Peak</text:p>
          </table:table-cell>
        </table:table-row>
        <table:table-row>
          <table:table-cell office:value-type="float" office:value="1355.58610100884">
            <text:p>1355.58610100884</text:p>
          </table:table-cell>
          <table:table-cell office:value-type="float" office:value="42573.3097846551">
            <text:p>42573.3097846551</text:p>
          </table:table-cell>
          <table:table-cell office:value-type="float" office:value="8833.75">
            <text:p>8833.75</text:p>
          </table:table-cell>
          <table:table-cell office:value-type="float" office:value="118.045919061825">
            <text:p>118.045919061825</text:p>
          </table:table-cell>
          <table:table-cell office:value-type="string" office:value="">
            <text:p/>
          </table:table-cell>
          <table:table-cell office:value-type="float" office:value="11608.2855214461">
            <text:p>11608.2855214461</text:p>
          </table:table-cell>
          <table:table-cell office:value-type="float" office:value="1169.90963308727">
            <text:p>1169.90963308727</text:p>
          </table:table-cell>
          <table:table-cell office:value-type="float" office:value="0.095595078348195">
            <text:p>0.095595078348195</text:p>
          </table:table-cell>
          <table:table-cell office:value-type="float" office:value="0.11677746024634">
            <text:p>0.116777460246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6.58495669294">
            <text:p>1356.58495669294</text:p>
          </table:table-cell>
          <table:table-cell office:value-type="float" office:value="42588.827990429">
            <text:p>42588.827990429</text:p>
          </table:table-cell>
          <table:table-cell office:value-type="float" office:value="3841.75">
            <text:p>3841.75</text:p>
          </table:table-cell>
          <table:table-cell office:value-type="float" office:value="51.3691565509425">
            <text:p>51.3691565509425</text:p>
          </table:table-cell>
          <table:table-cell office:value-type="string" office:value="">
            <text:p/>
          </table:table-cell>
          <table:table-cell office:value-type="float" office:value="11269.9546371356">
            <text:p>11269.9546371356</text:p>
          </table:table-cell>
          <table:table-cell office:value-type="float" office:value="519.127995878081">
            <text:p>519.127995878081</text:p>
          </table:table-cell>
          <table:table-cell office:value-type="float" office:value="0.04157378149078">
            <text:p>0.04157378149078</text:p>
          </table:table-cell>
          <table:table-cell office:value-type="float" office:value="0.12037182050608">
            <text:p>0.12037182050608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7.58662976041">
            <text:p>1357.58662976041</text:p>
          </table:table-cell>
          <table:table-cell office:value-type="float" office:value="42604.3842074576">
            <text:p>42604.3842074576</text:p>
          </table:table-cell>
          <table:table-cell office:value-type="float" office:value="892.75">
            <text:p>892.75</text:p>
          </table:table-cell>
          <table:table-cell office:value-type="float" office:value="11.9433036874622">
            <text:p>11.9433036874622</text:p>
          </table:table-cell>
          <table:table-cell office:value-type="string" office:value="">
            <text:p/>
          </table:table-cell>
          <table:table-cell office:value-type="float" office:value="10463.611430413">
            <text:p>10463.611430413</text:p>
          </table:table-cell>
          <table:table-cell office:value-type="float" office:value="126.608045101294">
            <text:p>126.608045101294</text:p>
          </table:table-cell>
          <table:table-cell office:value-type="float" office:value="0.0096609600900355">
            <text:p>0.0096609600900355</text:p>
          </table:table-cell>
          <table:table-cell office:value-type="float" office:value="0.129743601316704">
            <text:p>0.1297436013167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8.61870149188">
            <text:p>1358.61870149188</text:p>
          </table:table-cell>
          <table:table-cell office:value-type="float" office:value="42620.4064967077">
            <text:p>42620.4064967077</text:p>
          </table:table-cell>
          <table:table-cell office:value-type="float" office:value="3772.75">
            <text:p>3772.75</text:p>
          </table:table-cell>
          <table:table-cell office:value-type="float" office:value="50.5153657269004">
            <text:p>50.5153657269004</text:p>
          </table:table-cell>
          <table:table-cell office:value-type="string" office:value="">
            <text:p/>
          </table:table-cell>
          <table:table-cell office:value-type="float" office:value="11784.295379696">
            <text:p>11784.295379696</text:p>
          </table:table-cell>
          <table:table-cell office:value-type="float" office:value="412.813345535696">
            <text:p>412.813345535696</text:p>
          </table:table-cell>
          <table:table-cell office:value-type="float" office:value="0.0408270928923903">
            <text:p>0.0408270928923903</text:p>
          </table:table-cell>
          <table:table-cell office:value-type="float" office:value="0.115290618379504">
            <text:p>0.11529061837950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9.62498807203">
            <text:p>1359.62498807203</text:p>
          </table:table-cell>
          <table:table-cell office:value-type="float" office:value="42636.0226047692">
            <text:p>42636.0226047692</text:p>
          </table:table-cell>
          <table:table-cell office:value-type="float" office:value="2250.75">
            <text:p>2250.75</text:p>
          </table:table-cell>
          <table:table-cell office:value-type="float" office:value="30.1637713734362">
            <text:p>30.1637713734362</text:p>
          </table:table-cell>
          <table:table-cell office:value-type="string" office:value="">
            <text:p/>
          </table:table-cell>
          <table:table-cell office:value-type="float" office:value="9566.34949615575">
            <text:p>9566.34949615575</text:p>
          </table:table-cell>
          <table:table-cell office:value-type="float" office:value="334.680798299046">
            <text:p>334.680798299046</text:p>
          </table:table-cell>
          <table:table-cell office:value-type="float" office:value="0.0243566574322569">
            <text:p>0.0243566574322569</text:p>
          </table:table-cell>
          <table:table-cell office:value-type="float" office:value="0.142125790890077">
            <text:p>0.142125790890077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0.64360086387">
            <text:p>1360.64360086387</text:p>
          </table:table-cell>
          <table:table-cell office:value-type="float" office:value="42651.8240893661">
            <text:p>42651.8240893661</text:p>
          </table:table-cell>
          <table:table-cell office:value-type="float" office:value="2353.75">
            <text:p>2353.75</text:p>
          </table:table-cell>
          <table:table-cell office:value-type="float" office:value="31.5774943765622">
            <text:p>31.5774943765622</text:p>
          </table:table-cell>
          <table:table-cell office:value-type="string" office:value="">
            <text:p/>
          </table:table-cell>
          <table:table-cell office:value-type="float" office:value="10029.8354128697">
            <text:p>10029.8354128697</text:p>
          </table:table-cell>
          <table:table-cell office:value-type="float" office:value="339.994898104225">
            <text:p>339.994898104225</text:p>
          </table:table-cell>
          <table:table-cell office:value-type="float" office:value="0.0254712795428967">
            <text:p>0.0254712795428967</text:p>
          </table:table-cell>
          <table:table-cell office:value-type="float" office:value="0.135659614026963">
            <text:p>0.135659614026963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1.64810289467">
            <text:p>1361.64810289467</text:p>
          </table:table-cell>
          <table:table-cell office:value-type="float" office:value="42667.4008623527">
            <text:p>42667.4008623527</text:p>
          </table:table-cell>
          <table:table-cell office:value-type="float" office:value="15766.75">
            <text:p>15766.75</text:p>
          </table:table-cell>
          <table:table-cell office:value-type="float" office:value="211.670639377897">
            <text:p>211.670639377897</text:p>
          </table:table-cell>
          <table:table-cell office:value-type="string" office:value="">
            <text:p/>
          </table:table-cell>
          <table:table-cell office:value-type="float" office:value="11521.8919894139">
            <text:p>11521.8919894139</text:p>
          </table:table-cell>
          <table:table-cell office:value-type="float" office:value="2068.50516559695">
            <text:p>2068.50516559695</text:p>
          </table:table-cell>
          <table:table-cell office:value-type="float" office:value="0.17062105012553">
            <text:p>0.17062105012553</text:p>
          </table:table-cell>
          <table:table-cell office:value-type="float" office:value="0.118179210857534">
            <text:p>0.118179210857534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2.65146881557">
            <text:p>1362.65146881557</text:p>
          </table:table-cell>
          <table:table-cell office:value-type="float" office:value="42682.9542595802">
            <text:p>42682.9542595802</text:p>
          </table:table-cell>
          <table:table-cell office:value-type="float" office:value="7331.75">
            <text:p>7331.75</text:p>
          </table:table-cell>
          <table:table-cell office:value-type="float" office:value="98.5074269430058">
            <text:p>98.5074269430058</text:p>
          </table:table-cell>
          <table:table-cell office:value-type="string" office:value="">
            <text:p/>
          </table:table-cell>
          <table:table-cell office:value-type="float" office:value="11254.8497747855">
            <text:p>11254.8497747855</text:p>
          </table:table-cell>
          <table:table-cell office:value-type="float" office:value="997.569311988011">
            <text:p>997.569311988011</text:p>
          </table:table-cell>
          <table:table-cell office:value-type="float" office:value="0.0793410743658558">
            <text:p>0.0793410743658558</text:p>
          </table:table-cell>
          <table:table-cell office:value-type="float" office:value="0.12107238178055">
            <text:p>0.1210723817805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3.65068089917">
            <text:p>1363.65068089917</text:p>
          </table:table-cell>
          <table:table-cell office:value-type="float" office:value="42698.4375543753">
            <text:p>42698.4375543753</text:p>
          </table:table-cell>
          <table:table-cell office:value-type="float" office:value="1644.75">
            <text:p>1644.75</text:p>
          </table:table-cell>
          <table:table-cell office:value-type="float" office:value="22.113102146024">
            <text:p>22.113102146024</text:p>
          </table:table-cell>
          <table:table-cell office:value-type="string" office:value="">
            <text:p/>
          </table:table-cell>
          <table:table-cell office:value-type="float" office:value="11313.2601950185">
            <text:p>11313.2601950185</text:p>
          </table:table-cell>
          <table:table-cell office:value-type="float" office:value="222.411474938341">
            <text:p>222.411474938341</text:p>
          </table:table-cell>
          <table:table-cell office:value-type="float" office:value="0.0177987836550948">
            <text:p>0.0177987836550948</text:p>
          </table:table-cell>
          <table:table-cell office:value-type="float" office:value="0.120535606659132">
            <text:p>0.120535606659132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64.65629489296">
            <text:p>1364.65629489296</text:p>
          </table:table-cell>
          <table:table-cell office:value-type="float" office:value="42714.0143004169">
            <text:p>42714.0143004169</text:p>
          </table:table-cell>
          <table:table-cell office:value-type="float" office:value="325.75">
            <text:p>325.75</text:p>
          </table:table-cell>
          <table:table-cell office:value-type="float" office:value="4.38421019798045">
            <text:p>4.38421019798045</text:p>
          </table:table-cell>
          <table:table-cell office:value-type="string" office:value="">
            <text:p/>
          </table:table-cell>
          <table:table-cell office:value-type="float" office:value="11399.5678692979">
            <text:p>11399.5678692979</text:p>
          </table:table-cell>
          <table:table-cell office:value-type="float" office:value="39.7157261496843">
            <text:p>39.7157261496843</text:p>
          </table:table-cell>
          <table:table-cell office:value-type="float" office:value="0.0035251276945719">
            <text:p>0.0035251276945719</text:p>
          </table:table-cell>
          <table:table-cell office:value-type="float" office:value="0.119711230332541">
            <text:p>0.119711230332541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  <table:table-row>
          <table:table-cell office:value-type="float" office:value="1354.58427257564">
            <text:p>1354.58427257564</text:p>
          </table:table-cell>
          <table:table-cell office:value-type="float" office:value="42557.7396269981">
            <text:p>42557.7396269981</text:p>
          </table:table-cell>
          <table:table-cell office:value-type="float" office:value="1214.75">
            <text:p>1214.75</text:p>
          </table:table-cell>
          <table:table-cell office:value-type="float" office:value="15.381687521927">
            <text:p>15.381687521927</text:p>
          </table:table-cell>
          <table:table-cell office:value-type="string" office:value="">
            <text:p/>
          </table:table-cell>
          <table:table-cell office:value-type="float" office:value="10670.3887776374">
            <text:p>10670.3887776374</text:p>
          </table:table-cell>
          <table:table-cell office:value-type="float" office:value="179.362291428983">
            <text:p>179.362291428983</text:p>
          </table:table-cell>
          <table:table-cell office:value-type="float" office:value="0.013145506882521">
            <text:p>0.013145506882521</text:p>
          </table:table-cell>
          <table:table-cell office:value-type="float" office:value="0.126947977323425">
            <text:p>0.126947977323425</text:p>
          </table:table-cell>
          <table:table-cell office:value-type="string" office:value="">
            <text:p/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